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-kabel" table:style-name="ta1">
        <table:shapes>
          <draw:frame draw:z-index="0" draw:style-name="gr1" draw:text-style-name="P1" svg:width="15.999cm" svg:height="8.999cm" svg:x="37.009cm" svg:y="33.133cm">
            <draw:object draw:notify-on-update-of-ranges="'Pomiar-kabel'.B104:'Pomiar-kabel'.Q104 'Pomiar-kabel'.A102:'Pomiar-kabel'.A102 'Pomiar-kabel'.B102:'Pomiar-kabel'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265cm" svg:height="11.958cm" svg:x="35.817cm" svg:y="43.189cm">
            <draw:object draw:notify-on-update-of-ranges="'Pomiar-kabel'.B104:'Pomiar-kabel'.B104 'Pomiar-kabel'.B104:'Pomiar-kabel'.Q104 'Pomiar-kabel'.A103:'Pomiar-kabel'.A103 'Pomiar-kabel'.B103:'Pomiar-kabel'.Q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4" table:number-columns-repeated="16367" table:default-cell-style-name="ce1"/>
        <table:table-row table:style-name="ro1">
          <table:table-cell/>
          <table:table-cell office:value-type="string" calcext:value-type="string">
            <text:p>We-wy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we-wy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we-wy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we-wy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we-wy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we-wy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we-wy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we-wy</text:p>
          </table:table-cell>
          <table:table-cell office:value-type="float" office:value="0.128" calcext:value-type="float">
            <text:p>0,12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02643661499" calcext:value-type="float">
            <text:p>-43,900</text:p>
          </table:table-cell>
          <table:table-cell office:value-type="float" office:value="-43.9025852203369" calcext:value-type="float">
            <text:p>-43,903</text:p>
          </table:table-cell>
          <table:table-cell office:value-type="float" office:value="-43.9076798057556" calcext:value-type="float">
            <text:p>-43,908</text:p>
          </table:table-cell>
          <table:table-cell office:value-type="float" office:value="-43.9086375694275" calcext:value-type="float">
            <text:p>-43,909</text:p>
          </table:table-cell>
          <table:table-cell office:value-type="float" office:value="-43.909788444519" calcext:value-type="float">
            <text:p>-43,910</text:p>
          </table:table-cell>
          <table:table-cell office:value-type="float" office:value="-43.9095659141541" calcext:value-type="float">
            <text:p>-43,910</text:p>
          </table:table-cell>
          <table:table-cell office:value-type="float" office:value="-43.9085274200439" calcext:value-type="float">
            <text:p>-43,909</text:p>
          </table:table-cell>
          <table:table-cell office:value-type="float" office:value="-43.9081096076965" calcext:value-type="float">
            <text:p>-43,908</text:p>
          </table:table-cell>
          <table:table-cell office:value-type="float" office:value="-43.9074642677307" calcext:value-type="float">
            <text:p>-43,907</text:p>
          </table:table-cell>
          <table:table-cell office:value-type="float" office:value="-43.9071729354858" calcext:value-type="float">
            <text:p>-43,907</text:p>
          </table:table-cell>
          <table:table-cell office:value-type="float" office:value="-43.9064874916077" calcext:value-type="float">
            <text:p>-43,906</text:p>
          </table:table-cell>
          <table:table-cell office:value-type="float" office:value="-43.9063166885376" calcext:value-type="float">
            <text:p>-43,906</text:p>
          </table:table-cell>
          <table:table-cell office:value-type="float" office:value="-43.9078769378662" calcext:value-type="float">
            <text:p>-43,908</text:p>
          </table:table-cell>
          <table:table-cell office:value-type="float" office:value="-43.9076597595215" calcext:value-type="float">
            <text:p>-43,908</text:p>
          </table:table-cell>
          <table:table-cell office:value-type="float" office:value="-43.8951971588135" calcext:value-type="float">
            <text:p>-43,895</text:p>
          </table:table-cell>
          <table:table-cell office:value-type="float" office:value="-43.8948597679138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14595756531" calcext:value-type="float">
            <text:p>-43,901</text:p>
          </table:table-cell>
          <table:table-cell office:value-type="float" office:value="-43.9033421974182" calcext:value-type="float">
            <text:p>-43,903</text:p>
          </table:table-cell>
          <table:table-cell office:value-type="float" office:value="-43.9080400733948" calcext:value-type="float">
            <text:p>-43,908</text:p>
          </table:table-cell>
          <table:table-cell office:value-type="float" office:value="-43.9083988952637" calcext:value-type="float">
            <text:p>-43,908</text:p>
          </table:table-cell>
          <table:table-cell office:value-type="float" office:value="-43.9089906578064" calcext:value-type="float">
            <text:p>-43,909</text:p>
          </table:table-cell>
          <table:table-cell office:value-type="float" office:value="-43.9094576530457" calcext:value-type="float">
            <text:p>-43,909</text:p>
          </table:table-cell>
          <table:table-cell office:value-type="float" office:value="-43.9079659080505" calcext:value-type="float">
            <text:p>-43,908</text:p>
          </table:table-cell>
          <table:table-cell office:value-type="float" office:value="-43.9082308387756" calcext:value-type="float">
            <text:p>-43,908</text:p>
          </table:table-cell>
          <table:table-cell office:value-type="float" office:value="-43.9068253250122" calcext:value-type="float">
            <text:p>-43,907</text:p>
          </table:table-cell>
          <table:table-cell office:value-type="float" office:value="-43.9067031211853" calcext:value-type="float">
            <text:p>-43,907</text:p>
          </table:table-cell>
          <table:table-cell office:value-type="float" office:value="-43.9062893371582" calcext:value-type="float">
            <text:p>-43,906</text:p>
          </table:table-cell>
          <table:table-cell office:value-type="float" office:value="-43.905970954895" calcext:value-type="float">
            <text:p>-43,906</text:p>
          </table:table-cell>
          <table:table-cell office:value-type="float" office:value="-43.9075080032349" calcext:value-type="float">
            <text:p>-43,908</text:p>
          </table:table-cell>
          <table:table-cell office:value-type="float" office:value="-43.9074599838257" calcext:value-type="float">
            <text:p>-43,907</text:p>
          </table:table-cell>
          <table:table-cell office:value-type="float" office:value="-43.8967336196899" calcext:value-type="float">
            <text:p>-43,897</text:p>
          </table:table-cell>
          <table:table-cell office:value-type="float" office:value="-43.896797962188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16549758911" calcext:value-type="float">
            <text:p>-43,902</text:p>
          </table:table-cell>
          <table:table-cell office:value-type="float" office:value="-43.901944858551" calcext:value-type="float">
            <text:p>-43,902</text:p>
          </table:table-cell>
          <table:table-cell office:value-type="float" office:value="-43.9071593132019" calcext:value-type="float">
            <text:p>-43,907</text:p>
          </table:table-cell>
          <table:table-cell office:value-type="float" office:value="-43.9076112594605" calcext:value-type="float">
            <text:p>-43,908</text:p>
          </table:table-cell>
          <table:table-cell office:value-type="float" office:value="-43.9090671234131" calcext:value-type="float">
            <text:p>-43,909</text:p>
          </table:table-cell>
          <table:table-cell office:value-type="float" office:value="-43.908787109375" calcext:value-type="float">
            <text:p>-43,909</text:p>
          </table:table-cell>
          <table:table-cell office:value-type="float" office:value="-43.9085923805237" calcext:value-type="float">
            <text:p>-43,909</text:p>
          </table:table-cell>
          <table:table-cell office:value-type="float" office:value="-43.907628200531" calcext:value-type="float">
            <text:p>-43,908</text:p>
          </table:table-cell>
          <table:table-cell office:value-type="float" office:value="-43.9060765647888" calcext:value-type="float">
            <text:p>-43,906</text:p>
          </table:table-cell>
          <table:table-cell office:value-type="float" office:value="-43.9061226730347" calcext:value-type="float">
            <text:p>-43,906</text:p>
          </table:table-cell>
          <table:table-cell office:value-type="float" office:value="-43.9058227233887" calcext:value-type="float">
            <text:p>-43,906</text:p>
          </table:table-cell>
          <table:table-cell office:value-type="float" office:value="-43.905763092041" calcext:value-type="float">
            <text:p>-43,906</text:p>
          </table:table-cell>
          <table:table-cell office:value-type="float" office:value="-43.9072946586609" calcext:value-type="float">
            <text:p>-43,907</text:p>
          </table:table-cell>
          <table:table-cell office:value-type="float" office:value="-43.9069484062195" calcext:value-type="float">
            <text:p>-43,907</text:p>
          </table:table-cell>
          <table:table-cell office:value-type="float" office:value="-43.8965735702515" calcext:value-type="float">
            <text:p>-43,897</text:p>
          </table:table-cell>
          <table:table-cell office:value-type="float" office:value="-43.89640666580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40366745" calcext:value-type="float">
            <text:p>-43,903</text:p>
          </table:table-cell>
          <table:table-cell office:value-type="float" office:value="-43.9041081047058" calcext:value-type="float">
            <text:p>-43,904</text:p>
          </table:table-cell>
          <table:table-cell office:value-type="float" office:value="-43.9064679450989" calcext:value-type="float">
            <text:p>-43,906</text:p>
          </table:table-cell>
          <table:table-cell office:value-type="float" office:value="-43.9058801956177" calcext:value-type="float">
            <text:p>-43,906</text:p>
          </table:table-cell>
          <table:table-cell office:value-type="float" office:value="-43.9084559020996" calcext:value-type="float">
            <text:p>-43,908</text:p>
          </table:table-cell>
          <table:table-cell office:value-type="float" office:value="-43.9071813468933" calcext:value-type="float">
            <text:p>-43,907</text:p>
          </table:table-cell>
          <table:table-cell office:value-type="float" office:value="-43.9077136077881" calcext:value-type="float">
            <text:p>-43,908</text:p>
          </table:table-cell>
          <table:table-cell office:value-type="float" office:value="-43.9078652000427" calcext:value-type="float">
            <text:p>-43,908</text:p>
          </table:table-cell>
          <table:table-cell office:value-type="float" office:value="-43.9061857910156" calcext:value-type="float">
            <text:p>-43,906</text:p>
          </table:table-cell>
          <table:table-cell office:value-type="float" office:value="-43.9060051651001" calcext:value-type="float">
            <text:p>-43,906</text:p>
          </table:table-cell>
          <table:table-cell office:value-type="float" office:value="-43.9051419448853" calcext:value-type="float">
            <text:p>-43,905</text:p>
          </table:table-cell>
          <table:table-cell office:value-type="float" office:value="-43.9050203399658" calcext:value-type="float">
            <text:p>-43,905</text:p>
          </table:table-cell>
          <table:table-cell office:value-type="float" office:value="-43.9069763069153" calcext:value-type="float">
            <text:p>-43,907</text:p>
          </table:table-cell>
          <table:table-cell office:value-type="float" office:value="-43.9067966308594" calcext:value-type="float">
            <text:p>-43,907</text:p>
          </table:table-cell>
          <table:table-cell office:value-type="float" office:value="-43.8960010108948" calcext:value-type="float">
            <text:p>-43,896</text:p>
          </table:table-cell>
          <table:table-cell office:value-type="float" office:value="-43.897738433837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1089477539" calcext:value-type="float">
            <text:p>-43,903</text:p>
          </table:table-cell>
          <table:table-cell office:value-type="float" office:value="-43.9038140869141" calcext:value-type="float">
            <text:p>-43,904</text:p>
          </table:table-cell>
          <table:table-cell office:value-type="float" office:value="-43.9070087280273" calcext:value-type="float">
            <text:p>-43,907</text:p>
          </table:table-cell>
          <table:table-cell office:value-type="float" office:value="-43.9066603088379" calcext:value-type="float">
            <text:p>-43,907</text:p>
          </table:table-cell>
          <table:table-cell office:value-type="float" office:value="-43.9081897010803" calcext:value-type="float">
            <text:p>-43,908</text:p>
          </table:table-cell>
          <table:table-cell office:value-type="float" office:value="-43.9081485481262" calcext:value-type="float">
            <text:p>-43,908</text:p>
          </table:table-cell>
          <table:table-cell office:value-type="float" office:value="-43.907453086853" calcext:value-type="float">
            <text:p>-43,907</text:p>
          </table:table-cell>
          <table:table-cell office:value-type="float" office:value="-43.9071966781616" calcext:value-type="float">
            <text:p>-43,907</text:p>
          </table:table-cell>
          <table:table-cell office:value-type="float" office:value="-43.9055949935913" calcext:value-type="float">
            <text:p>-43,906</text:p>
          </table:table-cell>
          <table:table-cell office:value-type="float" office:value="-43.9061213378906" calcext:value-type="float">
            <text:p>-43,906</text:p>
          </table:table-cell>
          <table:table-cell office:value-type="float" office:value="-43.9050797996521" calcext:value-type="float">
            <text:p>-43,905</text:p>
          </table:table-cell>
          <table:table-cell office:value-type="float" office:value="-43.9053097076416" calcext:value-type="float">
            <text:p>-43,905</text:p>
          </table:table-cell>
          <table:table-cell office:value-type="float" office:value="-43.9063910446167" calcext:value-type="float">
            <text:p>-43,906</text:p>
          </table:table-cell>
          <table:table-cell office:value-type="float" office:value="-43.9062602767944" calcext:value-type="float">
            <text:p>-43,906</text:p>
          </table:table-cell>
          <table:table-cell office:value-type="float" office:value="-43.897749546051" calcext:value-type="float">
            <text:p>-43,898</text:p>
          </table:table-cell>
          <table:table-cell office:value-type="float" office:value="-43.8976998977661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4081344605" calcext:value-type="float">
            <text:p>-43,903</text:p>
          </table:table-cell>
          <table:table-cell office:value-type="float" office:value="-43.9033911247253" calcext:value-type="float">
            <text:p>-43,903</text:p>
          </table:table-cell>
          <table:table-cell office:value-type="float" office:value="-43.9067991676331" calcext:value-type="float">
            <text:p>-43,907</text:p>
          </table:table-cell>
          <table:table-cell office:value-type="float" office:value="-43.9063021087647" calcext:value-type="float">
            <text:p>-43,906</text:p>
          </table:table-cell>
          <table:table-cell office:value-type="float" office:value="-43.9087440376282" calcext:value-type="float">
            <text:p>-43,909</text:p>
          </table:table-cell>
          <table:table-cell office:value-type="float" office:value="-43.9076952819824" calcext:value-type="float">
            <text:p>-43,908</text:p>
          </table:table-cell>
          <table:table-cell office:value-type="float" office:value="-43.9071092147827" calcext:value-type="float">
            <text:p>-43,907</text:p>
          </table:table-cell>
          <table:table-cell office:value-type="float" office:value="-43.9064393424988" calcext:value-type="float">
            <text:p>-43,906</text:p>
          </table:table-cell>
          <table:table-cell office:value-type="float" office:value="-43.9058434104919" calcext:value-type="float">
            <text:p>-43,906</text:p>
          </table:table-cell>
          <table:table-cell office:value-type="float" office:value="-43.9057329788208" calcext:value-type="float">
            <text:p>-43,906</text:p>
          </table:table-cell>
          <table:table-cell office:value-type="float" office:value="-43.9047825660706" calcext:value-type="float">
            <text:p>-43,905</text:p>
          </table:table-cell>
          <table:table-cell office:value-type="float" office:value="-43.905007976532" calcext:value-type="float">
            <text:p>-43,905</text:p>
          </table:table-cell>
          <table:table-cell office:value-type="float" office:value="-43.9058841590881" calcext:value-type="float">
            <text:p>-43,906</text:p>
          </table:table-cell>
          <table:table-cell office:value-type="float" office:value="-43.9060116691589" calcext:value-type="float">
            <text:p>-43,906</text:p>
          </table:table-cell>
          <table:table-cell office:value-type="float" office:value="-43.8976810112" calcext:value-type="float">
            <text:p>-43,898</text:p>
          </table:table-cell>
          <table:table-cell office:value-type="float" office:value="-43.897378936767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27433738709" calcext:value-type="float">
            <text:p>-43,903</text:p>
          </table:table-cell>
          <table:table-cell office:value-type="float" office:value="-43.9031690216064" calcext:value-type="float">
            <text:p>-43,903</text:p>
          </table:table-cell>
          <table:table-cell office:value-type="float" office:value="-43.9066642990112" calcext:value-type="float">
            <text:p>-43,907</text:p>
          </table:table-cell>
          <table:table-cell office:value-type="float" office:value="-43.9057675018311" calcext:value-type="float">
            <text:p>-43,906</text:p>
          </table:table-cell>
          <table:table-cell office:value-type="float" office:value="-43.9083094787598" calcext:value-type="float">
            <text:p>-43,908</text:p>
          </table:table-cell>
          <table:table-cell office:value-type="float" office:value="-43.9078949356079" calcext:value-type="float">
            <text:p>-43,908</text:p>
          </table:table-cell>
          <table:table-cell office:value-type="float" office:value="-43.90716929245" calcext:value-type="float">
            <text:p>-43,907</text:p>
          </table:table-cell>
          <table:table-cell office:value-type="float" office:value="-43.9068899879456" calcext:value-type="float">
            <text:p>-43,907</text:p>
          </table:table-cell>
          <table:table-cell office:value-type="float" office:value="-43.9053175354004" calcext:value-type="float">
            <text:p>-43,905</text:p>
          </table:table-cell>
          <table:table-cell office:value-type="float" office:value="-43.9054007301331" calcext:value-type="float">
            <text:p>-43,905</text:p>
          </table:table-cell>
          <table:table-cell office:value-type="float" office:value="-43.9055956687927" calcext:value-type="float">
            <text:p>-43,906</text:p>
          </table:table-cell>
          <table:table-cell office:value-type="float" office:value="-43.9046900253296" calcext:value-type="float">
            <text:p>-43,905</text:p>
          </table:table-cell>
          <table:table-cell office:value-type="float" office:value="-43.9059227142334" calcext:value-type="float">
            <text:p>-43,906</text:p>
          </table:table-cell>
          <table:table-cell office:value-type="float" office:value="-43.9057262039185" calcext:value-type="float">
            <text:p>-43,906</text:p>
          </table:table-cell>
          <table:table-cell office:value-type="float" office:value="-43.897231010437" calcext:value-type="float">
            <text:p>-43,897</text:p>
          </table:table-cell>
          <table:table-cell office:value-type="float" office:value="-43.897254135131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1311645508" calcext:value-type="float">
            <text:p>-43,903</text:p>
          </table:table-cell>
          <table:table-cell office:value-type="float" office:value="-43.9058039131165" calcext:value-type="float">
            <text:p>-43,906</text:p>
          </table:table-cell>
          <table:table-cell office:value-type="float" office:value="-43.9063368148804" calcext:value-type="float">
            <text:p>-43,906</text:p>
          </table:table-cell>
          <table:table-cell office:value-type="float" office:value="-43.9065810241699" calcext:value-type="float">
            <text:p>-43,907</text:p>
          </table:table-cell>
          <table:table-cell office:value-type="float" office:value="-43.9062968597412" calcext:value-type="float">
            <text:p>-43,906</text:p>
          </table:table-cell>
          <table:table-cell office:value-type="float" office:value="-43.9072972259522" calcext:value-type="float">
            <text:p>-43,907</text:p>
          </table:table-cell>
          <table:table-cell office:value-type="float" office:value="-43.9064772644043" calcext:value-type="float">
            <text:p>-43,906</text:p>
          </table:table-cell>
          <table:table-cell office:value-type="float" office:value="-43.9065235977173" calcext:value-type="float">
            <text:p>-43,907</text:p>
          </table:table-cell>
          <table:table-cell office:value-type="float" office:value="-43.9055723114014" calcext:value-type="float">
            <text:p>-43,906</text:p>
          </table:table-cell>
          <table:table-cell office:value-type="float" office:value="-43.9053937187195" calcext:value-type="float">
            <text:p>-43,905</text:p>
          </table:table-cell>
          <table:table-cell office:value-type="float" office:value="-43.9048072471619" calcext:value-type="float">
            <text:p>-43,905</text:p>
          </table:table-cell>
          <table:table-cell office:value-type="float" office:value="-43.9045939331055" calcext:value-type="float">
            <text:p>-43,905</text:p>
          </table:table-cell>
          <table:table-cell office:value-type="float" office:value="-43.9059755744934" calcext:value-type="float">
            <text:p>-43,906</text:p>
          </table:table-cell>
          <table:table-cell office:value-type="float" office:value="-43.9058831748962" calcext:value-type="float">
            <text:p>-43,906</text:p>
          </table:table-cell>
          <table:table-cell office:value-type="float" office:value="-43.898819065094" calcext:value-type="float">
            <text:p>-43,899</text:p>
          </table:table-cell>
          <table:table-cell office:value-type="float" office:value="-43.8989251747131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224891663" calcext:value-type="float">
            <text:p>-43,905</text:p>
          </table:table-cell>
          <table:table-cell office:value-type="float" office:value="-43.9044644927979" calcext:value-type="float">
            <text:p>-43,904</text:p>
          </table:table-cell>
          <table:table-cell office:value-type="float" office:value="-43.907497543335" calcext:value-type="float">
            <text:p>-43,907</text:p>
          </table:table-cell>
          <table:table-cell office:value-type="float" office:value="-43.9061449127197" calcext:value-type="float">
            <text:p>-43,906</text:p>
          </table:table-cell>
          <table:table-cell office:value-type="float" office:value="-43.9078252372742" calcext:value-type="float">
            <text:p>-43,908</text:p>
          </table:table-cell>
          <table:table-cell office:value-type="float" office:value="-43.907672492981" calcext:value-type="float">
            <text:p>-43,908</text:p>
          </table:table-cell>
          <table:table-cell office:value-type="float" office:value="-43.9063964347839" calcext:value-type="float">
            <text:p>-43,906</text:p>
          </table:table-cell>
          <table:table-cell office:value-type="float" office:value="-43.9063824501038" calcext:value-type="float">
            <text:p>-43,906</text:p>
          </table:table-cell>
          <table:table-cell office:value-type="float" office:value="-43.9052972755432" calcext:value-type="float">
            <text:p>-43,905</text:p>
          </table:table-cell>
          <table:table-cell office:value-type="float" office:value="-43.9052107696533" calcext:value-type="float">
            <text:p>-43,905</text:p>
          </table:table-cell>
          <table:table-cell office:value-type="float" office:value="-43.9042594070435" calcext:value-type="float">
            <text:p>-43,904</text:p>
          </table:table-cell>
          <table:table-cell office:value-type="float" office:value="-43.9044891815186" calcext:value-type="float">
            <text:p>-43,904</text:p>
          </table:table-cell>
          <table:table-cell office:value-type="float" office:value="-43.9057282371521" calcext:value-type="float">
            <text:p>-43,906</text:p>
          </table:table-cell>
          <table:table-cell office:value-type="float" office:value="-43.9056536254883" calcext:value-type="float">
            <text:p>-43,906</text:p>
          </table:table-cell>
          <table:table-cell office:value-type="float" office:value="-43.8984761505127" calcext:value-type="float">
            <text:p>-43,898</text:p>
          </table:table-cell>
          <table:table-cell office:value-type="float" office:value="-43.8985589370728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965591431" calcext:value-type="float">
            <text:p>-43,904</text:p>
          </table:table-cell>
          <table:table-cell office:value-type="float" office:value="-43.9046477050781" calcext:value-type="float">
            <text:p>-43,905</text:p>
          </table:table-cell>
          <table:table-cell office:value-type="float" office:value="-43.9063334274292" calcext:value-type="float">
            <text:p>-43,906</text:p>
          </table:table-cell>
          <table:table-cell office:value-type="float" office:value="-43.9049814834595" calcext:value-type="float">
            <text:p>-43,905</text:p>
          </table:table-cell>
          <table:table-cell office:value-type="float" office:value="-43.9076273918152" calcext:value-type="float">
            <text:p>-43,908</text:p>
          </table:table-cell>
          <table:table-cell office:value-type="float" office:value="-43.9076322898865" calcext:value-type="float">
            <text:p>-43,908</text:p>
          </table:table-cell>
          <table:table-cell office:value-type="float" office:value="-43.9071412811279" calcext:value-type="float">
            <text:p>-43,907</text:p>
          </table:table-cell>
          <table:table-cell office:value-type="float" office:value="-43.9060157928467" calcext:value-type="float">
            <text:p>-43,906</text:p>
          </table:table-cell>
          <table:table-cell office:value-type="float" office:value="-43.9050454025269" calcext:value-type="float">
            <text:p>-43,905</text:p>
          </table:table-cell>
          <table:table-cell office:value-type="float" office:value="-43.9047597579956" calcext:value-type="float">
            <text:p>-43,905</text:p>
          </table:table-cell>
          <table:table-cell office:value-type="float" office:value="-43.9045046958923" calcext:value-type="float">
            <text:p>-43,905</text:p>
          </table:table-cell>
          <table:table-cell office:value-type="float" office:value="-43.9043271903992" calcext:value-type="float">
            <text:p>-43,904</text:p>
          </table:table-cell>
          <table:table-cell office:value-type="float" office:value="-43.9057338981628" calcext:value-type="float">
            <text:p>-43,906</text:p>
          </table:table-cell>
          <table:table-cell office:value-type="float" office:value="-43.9058024673462" calcext:value-type="float">
            <text:p>-43,906</text:p>
          </table:table-cell>
          <table:table-cell office:value-type="float" office:value="-43.898389415741" calcext:value-type="float">
            <text:p>-43,898</text:p>
          </table:table-cell>
          <table:table-cell office:value-type="float" office:value="-43.898187641143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7203712463" calcext:value-type="float">
            <text:p>-43,904</text:p>
          </table:table-cell>
          <table:table-cell office:value-type="float" office:value="-43.9047247924805" calcext:value-type="float">
            <text:p>-43,905</text:p>
          </table:table-cell>
          <table:table-cell office:value-type="float" office:value="-43.9067313957214" calcext:value-type="float">
            <text:p>-43,907</text:p>
          </table:table-cell>
          <table:table-cell office:value-type="float" office:value="-43.9057627716065" calcext:value-type="float">
            <text:p>-43,906</text:p>
          </table:table-cell>
          <table:table-cell office:value-type="float" office:value="-43.9072195167542" calcext:value-type="float">
            <text:p>-43,907</text:p>
          </table:table-cell>
          <table:table-cell office:value-type="float" office:value="-43.9084307861328" calcext:value-type="float">
            <text:p>-43,908</text:p>
          </table:table-cell>
          <table:table-cell office:value-type="float" office:value="-43.9060595474243" calcext:value-type="float">
            <text:p>-43,906</text:p>
          </table:table-cell>
          <table:table-cell office:value-type="float" office:value="-43.9065992240906" calcext:value-type="float">
            <text:p>-43,907</text:p>
          </table:table-cell>
          <table:table-cell office:value-type="float" office:value="-43.9045609512329" calcext:value-type="float">
            <text:p>-43,905</text:p>
          </table:table-cell>
          <table:table-cell office:value-type="float" office:value="-43.9048535804749" calcext:value-type="float">
            <text:p>-43,905</text:p>
          </table:table-cell>
          <table:table-cell office:value-type="float" office:value="-43.9043604049683" calcext:value-type="float">
            <text:p>-43,904</text:p>
          </table:table-cell>
          <table:table-cell office:value-type="float" office:value="-43.9046114730835" calcext:value-type="float">
            <text:p>-43,905</text:p>
          </table:table-cell>
          <table:table-cell office:value-type="float" office:value="-43.9053626594544" calcext:value-type="float">
            <text:p>-43,905</text:p>
          </table:table-cell>
          <table:table-cell office:value-type="float" office:value="-43.9053120689392" calcext:value-type="float">
            <text:p>-43,905</text:p>
          </table:table-cell>
          <table:table-cell office:value-type="float" office:value="-43.8981813354492" calcext:value-type="float">
            <text:p>-43,898</text:p>
          </table:table-cell>
          <table:table-cell office:value-type="float" office:value="-43.8981703033447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646034241" calcext:value-type="float">
            <text:p>-43,905</text:p>
          </table:table-cell>
          <table:table-cell office:value-type="float" office:value="-43.9059529151917" calcext:value-type="float">
            <text:p>-43,906</text:p>
          </table:table-cell>
          <table:table-cell office:value-type="float" office:value="-43.905646320343" calcext:value-type="float">
            <text:p>-43,906</text:p>
          </table:table-cell>
          <table:table-cell office:value-type="float" office:value="-43.9064834518433" calcext:value-type="float">
            <text:p>-43,906</text:p>
          </table:table-cell>
          <table:table-cell office:value-type="float" office:value="-43.9071325149536" calcext:value-type="float">
            <text:p>-43,907</text:p>
          </table:table-cell>
          <table:table-cell office:value-type="float" office:value="-43.9067377891541" calcext:value-type="float">
            <text:p>-43,907</text:p>
          </table:table-cell>
          <table:table-cell office:value-type="float" office:value="-43.9069196243286" calcext:value-type="float">
            <text:p>-43,907</text:p>
          </table:table-cell>
          <table:table-cell office:value-type="float" office:value="-43.9058761863709" calcext:value-type="float">
            <text:p>-43,906</text:p>
          </table:table-cell>
          <table:table-cell office:value-type="float" office:value="-43.905152759552" calcext:value-type="float">
            <text:p>-43,905</text:p>
          </table:table-cell>
          <table:table-cell office:value-type="float" office:value="-43.9049542121887" calcext:value-type="float">
            <text:p>-43,905</text:p>
          </table:table-cell>
          <table:table-cell office:value-type="float" office:value="-43.904098690033" calcext:value-type="float">
            <text:p>-43,904</text:p>
          </table:table-cell>
          <table:table-cell office:value-type="float" office:value="-43.9041623764038" calcext:value-type="float">
            <text:p>-43,904</text:p>
          </table:table-cell>
          <table:table-cell office:value-type="float" office:value="-43.9052086029053" calcext:value-type="float">
            <text:p>-43,905</text:p>
          </table:table-cell>
          <table:table-cell office:value-type="float" office:value="-43.9052204093933" calcext:value-type="float">
            <text:p>-43,905</text:p>
          </table:table-cell>
          <table:table-cell office:value-type="float" office:value="-43.8979391822815" calcext:value-type="float">
            <text:p>-43,898</text:p>
          </table:table-cell>
          <table:table-cell office:value-type="float" office:value="-43.8976876869202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6897239685" calcext:value-type="float">
            <text:p>-43,904</text:p>
          </table:table-cell>
          <table:table-cell office:value-type="float" office:value="-43.9051425971985" calcext:value-type="float">
            <text:p>-43,905</text:p>
          </table:table-cell>
          <table:table-cell office:value-type="float" office:value="-43.9059542388916" calcext:value-type="float">
            <text:p>-43,906</text:p>
          </table:table-cell>
          <table:table-cell office:value-type="float" office:value="-43.9056940345764" calcext:value-type="float">
            <text:p>-43,906</text:p>
          </table:table-cell>
          <table:table-cell office:value-type="float" office:value="-43.9063198394775" calcext:value-type="float">
            <text:p>-43,906</text:p>
          </table:table-cell>
          <table:table-cell office:value-type="float" office:value="-43.9068201599121" calcext:value-type="float">
            <text:p>-43,907</text:p>
          </table:table-cell>
          <table:table-cell office:value-type="float" office:value="-43.9061226921082" calcext:value-type="float">
            <text:p>-43,906</text:p>
          </table:table-cell>
          <table:table-cell office:value-type="float" office:value="-43.906605430603" calcext:value-type="float">
            <text:p>-43,907</text:p>
          </table:table-cell>
          <table:table-cell office:value-type="float" office:value="-43.9049980392456" calcext:value-type="float">
            <text:p>-43,905</text:p>
          </table:table-cell>
          <table:table-cell office:value-type="float" office:value="-43.9054795799255" calcext:value-type="float">
            <text:p>-43,905</text:p>
          </table:table-cell>
          <table:table-cell office:value-type="float" office:value="-43.9043303489685" calcext:value-type="float">
            <text:p>-43,904</text:p>
          </table:table-cell>
          <table:table-cell office:value-type="float" office:value="-43.9042478141785" calcext:value-type="float">
            <text:p>-43,904</text:p>
          </table:table-cell>
          <table:table-cell office:value-type="float" office:value="-43.9051352958679" calcext:value-type="float">
            <text:p>-43,905</text:p>
          </table:table-cell>
          <table:table-cell office:value-type="float" office:value="-43.9049226989746" calcext:value-type="float">
            <text:p>-43,905</text:p>
          </table:table-cell>
          <table:table-cell office:value-type="float" office:value="-43.8977136383057" calcext:value-type="float">
            <text:p>-43,898</text:p>
          </table:table-cell>
          <table:table-cell office:value-type="float" office:value="-43.8977711982727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5078392029" calcext:value-type="float">
            <text:p>-43,906</text:p>
          </table:table-cell>
          <table:table-cell office:value-type="float" office:value="-43.9047045707703" calcext:value-type="float">
            <text:p>-43,905</text:p>
          </table:table-cell>
          <table:table-cell office:value-type="float" office:value="-43.9073308525085" calcext:value-type="float">
            <text:p>-43,907</text:p>
          </table:table-cell>
          <table:table-cell office:value-type="float" office:value="-43.9060701980591" calcext:value-type="float">
            <text:p>-43,906</text:p>
          </table:table-cell>
          <table:table-cell office:value-type="float" office:value="-43.9069405632019" calcext:value-type="float">
            <text:p>-43,907</text:p>
          </table:table-cell>
          <table:table-cell office:value-type="float" office:value="-43.9056425514221" calcext:value-type="float">
            <text:p>-43,906</text:p>
          </table:table-cell>
          <table:table-cell office:value-type="float" office:value="-43.9059250106812" calcext:value-type="float">
            <text:p>-43,906</text:p>
          </table:table-cell>
          <table:table-cell office:value-type="float" office:value="-43.9065096054077" calcext:value-type="float">
            <text:p>-43,907</text:p>
          </table:table-cell>
          <table:table-cell office:value-type="float" office:value="-43.9049952316284" calcext:value-type="float">
            <text:p>-43,905</text:p>
          </table:table-cell>
          <table:table-cell office:value-type="float" office:value="-43.9044886207581" calcext:value-type="float">
            <text:p>-43,904</text:p>
          </table:table-cell>
          <table:table-cell office:value-type="float" office:value="-43.9039768791199" calcext:value-type="float">
            <text:p>-43,904</text:p>
          </table:table-cell>
          <table:table-cell office:value-type="float" office:value="-43.9040060844421" calcext:value-type="float">
            <text:p>-43,904</text:p>
          </table:table-cell>
          <table:table-cell office:value-type="float" office:value="-43.9050232849121" calcext:value-type="float">
            <text:p>-43,905</text:p>
          </table:table-cell>
          <table:table-cell office:value-type="float" office:value="-43.9049138870239" calcext:value-type="float">
            <text:p>-43,905</text:p>
          </table:table-cell>
          <table:table-cell office:value-type="float" office:value="-43.8977933082581" calcext:value-type="float">
            <text:p>-43,898</text:p>
          </table:table-cell>
          <table:table-cell office:value-type="float" office:value="-43.89758942794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7412567139" calcext:value-type="float">
            <text:p>-43,904</text:p>
          </table:table-cell>
          <table:table-cell office:value-type="float" office:value="-43.9029195022583" calcext:value-type="float">
            <text:p>-43,903</text:p>
          </table:table-cell>
          <table:table-cell office:value-type="float" office:value="-43.906173915863" calcext:value-type="float">
            <text:p>-43,906</text:p>
          </table:table-cell>
          <table:table-cell office:value-type="float" office:value="-43.9055308494568" calcext:value-type="float">
            <text:p>-43,906</text:p>
          </table:table-cell>
          <table:table-cell office:value-type="float" office:value="-43.9065447349548" calcext:value-type="float">
            <text:p>-43,907</text:p>
          </table:table-cell>
          <table:table-cell office:value-type="float" office:value="-43.9064590606689" calcext:value-type="float">
            <text:p>-43,906</text:p>
          </table:table-cell>
          <table:table-cell office:value-type="float" office:value="-43.9063529052734" calcext:value-type="float">
            <text:p>-43,906</text:p>
          </table:table-cell>
          <table:table-cell office:value-type="float" office:value="-43.9062639808655" calcext:value-type="float">
            <text:p>-43,906</text:p>
          </table:table-cell>
          <table:table-cell office:value-type="float" office:value="-43.9046386260986" calcext:value-type="float">
            <text:p>-43,905</text:p>
          </table:table-cell>
          <table:table-cell office:value-type="float" office:value="-43.9048469429016" calcext:value-type="float">
            <text:p>-43,905</text:p>
          </table:table-cell>
          <table:table-cell office:value-type="float" office:value="-43.9041622238159" calcext:value-type="float">
            <text:p>-43,904</text:p>
          </table:table-cell>
          <table:table-cell office:value-type="float" office:value="-43.9042153129578" calcext:value-type="float">
            <text:p>-43,904</text:p>
          </table:table-cell>
          <table:table-cell office:value-type="float" office:value="-43.9050025749207" calcext:value-type="float">
            <text:p>-43,905</text:p>
          </table:table-cell>
          <table:table-cell office:value-type="float" office:value="-43.9047996368408" calcext:value-type="float">
            <text:p>-43,905</text:p>
          </table:table-cell>
          <table:table-cell office:value-type="float" office:value="-43.897810459137" calcext:value-type="float">
            <text:p>-43,898</text:p>
          </table:table-cell>
          <table:table-cell office:value-type="float" office:value="-43.8990141487122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2241249084" calcext:value-type="float">
            <text:p>-43,904</text:p>
          </table:table-cell>
          <table:table-cell office:value-type="float" office:value="-43.906580657959" calcext:value-type="float">
            <text:p>-43,907</text:p>
          </table:table-cell>
          <table:table-cell office:value-type="float" office:value="-43.9059008560181" calcext:value-type="float">
            <text:p>-43,906</text:p>
          </table:table-cell>
          <table:table-cell office:value-type="float" office:value="-43.9040829162598" calcext:value-type="float">
            <text:p>-43,904</text:p>
          </table:table-cell>
          <table:table-cell office:value-type="float" office:value="-43.9066105880737" calcext:value-type="float">
            <text:p>-43,907</text:p>
          </table:table-cell>
          <table:table-cell office:value-type="float" office:value="-43.9073018951416" calcext:value-type="float">
            <text:p>-43,907</text:p>
          </table:table-cell>
          <table:table-cell office:value-type="float" office:value="-43.9053169975281" calcext:value-type="float">
            <text:p>-43,905</text:p>
          </table:table-cell>
          <table:table-cell office:value-type="float" office:value="-43.9058985404968" calcext:value-type="float">
            <text:p>-43,906</text:p>
          </table:table-cell>
          <table:table-cell office:value-type="float" office:value="-43.9046760063171" calcext:value-type="float">
            <text:p>-43,905</text:p>
          </table:table-cell>
          <table:table-cell office:value-type="float" office:value="-43.9043782043457" calcext:value-type="float">
            <text:p>-43,904</text:p>
          </table:table-cell>
          <table:table-cell office:value-type="float" office:value="-43.9038065490723" calcext:value-type="float">
            <text:p>-43,904</text:p>
          </table:table-cell>
          <table:table-cell office:value-type="float" office:value="-43.9035918617249" calcext:value-type="float">
            <text:p>-43,904</text:p>
          </table:table-cell>
          <table:table-cell office:value-type="float" office:value="-43.9047184944153" calcext:value-type="float">
            <text:p>-43,905</text:p>
          </table:table-cell>
          <table:table-cell office:value-type="float" office:value="-43.9047809562683" calcext:value-type="float">
            <text:p>-43,905</text:p>
          </table:table-cell>
          <table:table-cell office:value-type="float" office:value="-43.8989346046448" calcext:value-type="float">
            <text:p>-43,899</text:p>
          </table:table-cell>
          <table:table-cell office:value-type="float" office:value="-43.8988038749695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11691284" calcext:value-type="float">
            <text:p>-43,906</text:p>
          </table:table-cell>
          <table:table-cell office:value-type="float" office:value="-43.9062598304749" calcext:value-type="float">
            <text:p>-43,906</text:p>
          </table:table-cell>
          <table:table-cell office:value-type="float" office:value="-43.904242565155" calcext:value-type="float">
            <text:p>-43,904</text:p>
          </table:table-cell>
          <table:table-cell office:value-type="float" office:value="-43.9062529296875" calcext:value-type="float">
            <text:p>-43,906</text:p>
          </table:table-cell>
          <table:table-cell office:value-type="float" office:value="-43.9070313568115" calcext:value-type="float">
            <text:p>-43,907</text:p>
          </table:table-cell>
          <table:table-cell office:value-type="float" office:value="-43.9071580505371" calcext:value-type="float">
            <text:p>-43,907</text:p>
          </table:table-cell>
          <table:table-cell office:value-type="float" office:value="-43.9060425300598" calcext:value-type="float">
            <text:p>-43,906</text:p>
          </table:table-cell>
          <table:table-cell office:value-type="float" office:value="-43.9062676963806" calcext:value-type="float">
            <text:p>-43,906</text:p>
          </table:table-cell>
          <table:table-cell office:value-type="float" office:value="-43.9044506950378" calcext:value-type="float">
            <text:p>-43,904</text:p>
          </table:table-cell>
          <table:table-cell office:value-type="float" office:value="-43.9045569953918" calcext:value-type="float">
            <text:p>-43,905</text:p>
          </table:table-cell>
          <table:table-cell office:value-type="float" office:value="-43.9036068572998" calcext:value-type="float">
            <text:p>-43,904</text:p>
          </table:table-cell>
          <table:table-cell office:value-type="float" office:value="-43.9040272407532" calcext:value-type="float">
            <text:p>-43,904</text:p>
          </table:table-cell>
          <table:table-cell office:value-type="float" office:value="-43.9045618782044" calcext:value-type="float">
            <text:p>-43,905</text:p>
          </table:table-cell>
          <table:table-cell office:value-type="float" office:value="-43.9043652229309" calcext:value-type="float">
            <text:p>-43,904</text:p>
          </table:table-cell>
          <table:table-cell office:value-type="float" office:value="-43.8989032669067" calcext:value-type="float">
            <text:p>-43,899</text:p>
          </table:table-cell>
          <table:table-cell office:value-type="float" office:value="-43.8985824775696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444015503" calcext:value-type="float">
            <text:p>-43,906</text:p>
          </table:table-cell>
          <table:table-cell office:value-type="float" office:value="-43.9066385536194" calcext:value-type="float">
            <text:p>-43,907</text:p>
          </table:table-cell>
          <table:table-cell office:value-type="float" office:value="-43.9046762619019" calcext:value-type="float">
            <text:p>-43,905</text:p>
          </table:table-cell>
          <table:table-cell office:value-type="float" office:value="-43.9053688621521" calcext:value-type="float">
            <text:p>-43,905</text:p>
          </table:table-cell>
          <table:table-cell office:value-type="float" office:value="-43.907826374054" calcext:value-type="float">
            <text:p>-43,908</text:p>
          </table:table-cell>
          <table:table-cell office:value-type="float" office:value="-43.9070545768738" calcext:value-type="float">
            <text:p>-43,907</text:p>
          </table:table-cell>
          <table:table-cell office:value-type="float" office:value="-43.9054293403626" calcext:value-type="float">
            <text:p>-43,905</text:p>
          </table:table-cell>
          <table:table-cell office:value-type="float" office:value="-43.9067592582703" calcext:value-type="float">
            <text:p>-43,907</text:p>
          </table:table-cell>
          <table:table-cell office:value-type="float" office:value="-43.9044045143127" calcext:value-type="float">
            <text:p>-43,904</text:p>
          </table:table-cell>
          <table:table-cell office:value-type="float" office:value="-43.9040887413025" calcext:value-type="float">
            <text:p>-43,904</text:p>
          </table:table-cell>
          <table:table-cell office:value-type="float" office:value="-43.9038191413879" calcext:value-type="float">
            <text:p>-43,904</text:p>
          </table:table-cell>
          <table:table-cell office:value-type="float" office:value="-43.903968536377" calcext:value-type="float">
            <text:p>-43,904</text:p>
          </table:table-cell>
          <table:table-cell office:value-type="float" office:value="-43.9047170104981" calcext:value-type="float">
            <text:p>-43,905</text:p>
          </table:table-cell>
          <table:table-cell office:value-type="float" office:value="-43.9046411132813" calcext:value-type="float">
            <text:p>-43,905</text:p>
          </table:table-cell>
          <table:table-cell office:value-type="float" office:value="-43.8984429397583" calcext:value-type="float">
            <text:p>-43,898</text:p>
          </table:table-cell>
          <table:table-cell office:value-type="float" office:value="-43.898486518859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160507202" calcext:value-type="float">
            <text:p>-43,905</text:p>
          </table:table-cell>
          <table:table-cell office:value-type="float" office:value="-43.9065147705078" calcext:value-type="float">
            <text:p>-43,907</text:p>
          </table:table-cell>
          <table:table-cell office:value-type="float" office:value="-43.9048353347778" calcext:value-type="float">
            <text:p>-43,905</text:p>
          </table:table-cell>
          <table:table-cell office:value-type="float" office:value="-43.9055774459839" calcext:value-type="float">
            <text:p>-43,906</text:p>
          </table:table-cell>
          <table:table-cell office:value-type="float" office:value="-43.9066302223206" calcext:value-type="float">
            <text:p>-43,907</text:p>
          </table:table-cell>
          <table:table-cell office:value-type="float" office:value="-43.9066622123718" calcext:value-type="float">
            <text:p>-43,907</text:p>
          </table:table-cell>
          <table:table-cell office:value-type="float" office:value="-43.9058080940247" calcext:value-type="float">
            <text:p>-43,906</text:p>
          </table:table-cell>
          <table:table-cell office:value-type="float" office:value="-43.9056920318604" calcext:value-type="float">
            <text:p>-43,906</text:p>
          </table:table-cell>
          <table:table-cell office:value-type="float" office:value="-43.9037280769348" calcext:value-type="float">
            <text:p>-43,904</text:p>
          </table:table-cell>
          <table:table-cell office:value-type="float" office:value="-43.9039669456482" calcext:value-type="float">
            <text:p>-43,904</text:p>
          </table:table-cell>
          <table:table-cell office:value-type="float" office:value="-43.9036396636963" calcext:value-type="float">
            <text:p>-43,904</text:p>
          </table:table-cell>
          <table:table-cell office:value-type="float" office:value="-43.9037017097473" calcext:value-type="float">
            <text:p>-43,904</text:p>
          </table:table-cell>
          <table:table-cell office:value-type="float" office:value="-43.9043168106079" calcext:value-type="float">
            <text:p>-43,904</text:p>
          </table:table-cell>
          <table:table-cell office:value-type="float" office:value="-43.9046257629395" calcext:value-type="float">
            <text:p>-43,905</text:p>
          </table:table-cell>
          <table:table-cell office:value-type="float" office:value="-43.898596370697" calcext:value-type="float">
            <text:p>-43,899</text:p>
          </table:table-cell>
          <table:table-cell office:value-type="float" office:value="-43.8987172851563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371902466" calcext:value-type="float">
            <text:p>-43,906</text:p>
          </table:table-cell>
          <table:table-cell office:value-type="float" office:value="-43.9060301742554" calcext:value-type="float">
            <text:p>-43,906</text:p>
          </table:table-cell>
          <table:table-cell office:value-type="float" office:value="-43.9053277778625" calcext:value-type="float">
            <text:p>-43,905</text:p>
          </table:table-cell>
          <table:table-cell office:value-type="float" office:value="-43.904880191803" calcext:value-type="float">
            <text:p>-43,905</text:p>
          </table:table-cell>
          <table:table-cell office:value-type="float" office:value="-43.9061275138855" calcext:value-type="float">
            <text:p>-43,906</text:p>
          </table:table-cell>
          <table:table-cell office:value-type="float" office:value="-43.9068082466126" calcext:value-type="float">
            <text:p>-43,907</text:p>
          </table:table-cell>
          <table:table-cell office:value-type="float" office:value="-43.9049818496704" calcext:value-type="float">
            <text:p>-43,905</text:p>
          </table:table-cell>
          <table:table-cell office:value-type="float" office:value="-43.9062314682007" calcext:value-type="float">
            <text:p>-43,906</text:p>
          </table:table-cell>
          <table:table-cell office:value-type="float" office:value="-43.9040099525452" calcext:value-type="float">
            <text:p>-43,904</text:p>
          </table:table-cell>
          <table:table-cell office:value-type="float" office:value="-43.9039459877014" calcext:value-type="float">
            <text:p>-43,904</text:p>
          </table:table-cell>
          <table:table-cell office:value-type="float" office:value="-43.903466999054" calcext:value-type="float">
            <text:p>-43,903</text:p>
          </table:table-cell>
          <table:table-cell office:value-type="float" office:value="-43.9028174362183" calcext:value-type="float">
            <text:p>-43,903</text:p>
          </table:table-cell>
          <table:table-cell office:value-type="float" office:value="-43.9044571762085" calcext:value-type="float">
            <text:p>-43,904</text:p>
          </table:table-cell>
          <table:table-cell office:value-type="float" office:value="-43.9043400230408" calcext:value-type="float">
            <text:p>-43,904</text:p>
          </table:table-cell>
          <table:table-cell office:value-type="float" office:value="-43.8982838401794" calcext:value-type="float">
            <text:p>-43,898</text:p>
          </table:table-cell>
          <table:table-cell office:value-type="float" office:value="-43.8985556602478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102684021" calcext:value-type="float">
            <text:p>-43,906</text:p>
          </table:table-cell>
          <table:table-cell office:value-type="float" office:value="-43.9056491699219" calcext:value-type="float">
            <text:p>-43,906</text:p>
          </table:table-cell>
          <table:table-cell office:value-type="float" office:value="-43.9050345420837" calcext:value-type="float">
            <text:p>-43,905</text:p>
          </table:table-cell>
          <table:table-cell office:value-type="float" office:value="-43.9050293731689" calcext:value-type="float">
            <text:p>-43,905</text:p>
          </table:table-cell>
          <table:table-cell office:value-type="float" office:value="-43.9058846626282" calcext:value-type="float">
            <text:p>-43,906</text:p>
          </table:table-cell>
          <table:table-cell office:value-type="float" office:value="-43.9070293502808" calcext:value-type="float">
            <text:p>-43,907</text:p>
          </table:table-cell>
          <table:table-cell office:value-type="float" office:value="-43.9054272232056" calcext:value-type="float">
            <text:p>-43,905</text:p>
          </table:table-cell>
          <table:table-cell office:value-type="float" office:value="-43.9051409683228" calcext:value-type="float">
            <text:p>-43,905</text:p>
          </table:table-cell>
          <table:table-cell office:value-type="float" office:value="-43.9043975296021" calcext:value-type="float">
            <text:p>-43,904</text:p>
          </table:table-cell>
          <table:table-cell office:value-type="float" office:value="-43.9038425521851" calcext:value-type="float">
            <text:p>-43,904</text:p>
          </table:table-cell>
          <table:table-cell office:value-type="float" office:value="-43.9030226860046" calcext:value-type="float">
            <text:p>-43,903</text:p>
          </table:table-cell>
          <table:table-cell office:value-type="float" office:value="-43.9031802711487" calcext:value-type="float">
            <text:p>-43,903</text:p>
          </table:table-cell>
          <table:table-cell office:value-type="float" office:value="-43.9041082305908" calcext:value-type="float">
            <text:p>-43,904</text:p>
          </table:table-cell>
          <table:table-cell office:value-type="float" office:value="-43.9044497795105" calcext:value-type="float">
            <text:p>-43,904</text:p>
          </table:table-cell>
          <table:table-cell office:value-type="float" office:value="-43.898111164093" calcext:value-type="float">
            <text:p>-43,898</text:p>
          </table:table-cell>
          <table:table-cell office:value-type="float" office:value="-43.8983157463074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628562927" calcext:value-type="float">
            <text:p>-43,906</text:p>
          </table:table-cell>
          <table:table-cell office:value-type="float" office:value="-43.9064725265503" calcext:value-type="float">
            <text:p>-43,906</text:p>
          </table:table-cell>
          <table:table-cell office:value-type="float" office:value="-43.9044894866943" calcext:value-type="float">
            <text:p>-43,904</text:p>
          </table:table-cell>
          <table:table-cell office:value-type="float" office:value="-43.9058152389526" calcext:value-type="float">
            <text:p>-43,906</text:p>
          </table:table-cell>
          <table:table-cell office:value-type="float" office:value="-43.9063348045349" calcext:value-type="float">
            <text:p>-43,906</text:p>
          </table:table-cell>
          <table:table-cell office:value-type="float" office:value="-43.9068778915405" calcext:value-type="float">
            <text:p>-43,907</text:p>
          </table:table-cell>
          <table:table-cell office:value-type="float" office:value="-43.9056200523376" calcext:value-type="float">
            <text:p>-43,906</text:p>
          </table:table-cell>
          <table:table-cell office:value-type="float" office:value="-43.9052774620056" calcext:value-type="float">
            <text:p>-43,905</text:p>
          </table:table-cell>
          <table:table-cell office:value-type="float" office:value="-43.9042678833008" calcext:value-type="float">
            <text:p>-43,904</text:p>
          </table:table-cell>
          <table:table-cell office:value-type="float" office:value="-43.9040012054443" calcext:value-type="float">
            <text:p>-43,904</text:p>
          </table:table-cell>
          <table:table-cell office:value-type="float" office:value="-43.9031671218872" calcext:value-type="float">
            <text:p>-43,903</text:p>
          </table:table-cell>
          <table:table-cell office:value-type="float" office:value="-43.9034801445007" calcext:value-type="float">
            <text:p>-43,903</text:p>
          </table:table-cell>
          <table:table-cell office:value-type="float" office:value="-43.9043669891357" calcext:value-type="float">
            <text:p>-43,904</text:p>
          </table:table-cell>
          <table:table-cell office:value-type="float" office:value="-43.9040811653137" calcext:value-type="float">
            <text:p>-43,904</text:p>
          </table:table-cell>
          <table:table-cell office:value-type="float" office:value="-43.8982620658875" calcext:value-type="float">
            <text:p>-43,898</text:p>
          </table:table-cell>
          <table:table-cell office:value-type="float" office:value="-43.8979369888306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53881836" calcext:value-type="float">
            <text:p>-43,906</text:p>
          </table:table-cell>
          <table:table-cell office:value-type="float" office:value="-43.9057521514893" calcext:value-type="float">
            <text:p>-43,906</text:p>
          </table:table-cell>
          <table:table-cell office:value-type="float" office:value="-43.9044676017761" calcext:value-type="float">
            <text:p>-43,904</text:p>
          </table:table-cell>
          <table:table-cell office:value-type="float" office:value="-43.9056424179077" calcext:value-type="float">
            <text:p>-43,906</text:p>
          </table:table-cell>
          <table:table-cell office:value-type="float" office:value="-43.9067436103821" calcext:value-type="float">
            <text:p>-43,907</text:p>
          </table:table-cell>
          <table:table-cell office:value-type="float" office:value="-43.9064294471741" calcext:value-type="float">
            <text:p>-43,906</text:p>
          </table:table-cell>
          <table:table-cell office:value-type="float" office:value="-43.9055621337891" calcext:value-type="float">
            <text:p>-43,906</text:p>
          </table:table-cell>
          <table:table-cell office:value-type="float" office:value="-43.9054780006409" calcext:value-type="float">
            <text:p>-43,905</text:p>
          </table:table-cell>
          <table:table-cell office:value-type="float" office:value="-43.9036715164185" calcext:value-type="float">
            <text:p>-43,904</text:p>
          </table:table-cell>
          <table:table-cell office:value-type="float" office:value="-43.904442150116" calcext:value-type="float">
            <text:p>-43,904</text:p>
          </table:table-cell>
          <table:table-cell office:value-type="float" office:value="-43.9033379249573" calcext:value-type="float">
            <text:p>-43,903</text:p>
          </table:table-cell>
          <table:table-cell office:value-type="float" office:value="-43.9034662895203" calcext:value-type="float">
            <text:p>-43,903</text:p>
          </table:table-cell>
          <table:table-cell office:value-type="float" office:value="-43.9045379867554" calcext:value-type="float">
            <text:p>-43,905</text:p>
          </table:table-cell>
          <table:table-cell office:value-type="float" office:value="-43.9044705352783" calcext:value-type="float">
            <text:p>-43,904</text:p>
          </table:table-cell>
          <table:table-cell office:value-type="float" office:value="-43.8981217651367" calcext:value-type="float">
            <text:p>-43,898</text:p>
          </table:table-cell>
          <table:table-cell office:value-type="float" office:value="-43.8979910011292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139610291" calcext:value-type="float">
            <text:p>-43,905</text:p>
          </table:table-cell>
          <table:table-cell office:value-type="float" office:value="-43.9040773963928" calcext:value-type="float">
            <text:p>-43,904</text:p>
          </table:table-cell>
          <table:table-cell office:value-type="float" office:value="-43.9044593658447" calcext:value-type="float">
            <text:p>-43,904</text:p>
          </table:table-cell>
          <table:table-cell office:value-type="float" office:value="-43.9043064994812" calcext:value-type="float">
            <text:p>-43,904</text:p>
          </table:table-cell>
          <table:table-cell office:value-type="float" office:value="-43.9069853248596" calcext:value-type="float">
            <text:p>-43,907</text:p>
          </table:table-cell>
          <table:table-cell office:value-type="float" office:value="-43.9064795227051" calcext:value-type="float">
            <text:p>-43,906</text:p>
          </table:table-cell>
          <table:table-cell office:value-type="float" office:value="-43.9054130592346" calcext:value-type="float">
            <text:p>-43,905</text:p>
          </table:table-cell>
          <table:table-cell office:value-type="float" office:value="-43.9054696960449" calcext:value-type="float">
            <text:p>-43,905</text:p>
          </table:table-cell>
          <table:table-cell office:value-type="float" office:value="-43.903680431366" calcext:value-type="float">
            <text:p>-43,904</text:p>
          </table:table-cell>
          <table:table-cell office:value-type="float" office:value="-43.9038522529602" calcext:value-type="float">
            <text:p>-43,904</text:p>
          </table:table-cell>
          <table:table-cell office:value-type="float" office:value="-43.902746257782" calcext:value-type="float">
            <text:p>-43,903</text:p>
          </table:table-cell>
          <table:table-cell office:value-type="float" office:value="-43.9031132392883" calcext:value-type="float">
            <text:p>-43,903</text:p>
          </table:table-cell>
          <table:table-cell office:value-type="float" office:value="-43.9044438896179" calcext:value-type="float">
            <text:p>-43,904</text:p>
          </table:table-cell>
          <table:table-cell office:value-type="float" office:value="-43.9043305091858" calcext:value-type="float">
            <text:p>-43,904</text:p>
          </table:table-cell>
          <table:table-cell office:value-type="float" office:value="-43.8980314064026" calcext:value-type="float">
            <text:p>-43,898</text:p>
          </table:table-cell>
          <table:table-cell office:value-type="float" office:value="-43.898307239532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1637878418" calcext:value-type="float">
            <text:p>-43,906</text:p>
          </table:table-cell>
          <table:table-cell office:value-type="float" office:value="-43.9046752700806" calcext:value-type="float">
            <text:p>-43,905</text:p>
          </table:table-cell>
          <table:table-cell office:value-type="float" office:value="-43.9040634498596" calcext:value-type="float">
            <text:p>-43,904</text:p>
          </table:table-cell>
          <table:table-cell office:value-type="float" office:value="-43.9054849090576" calcext:value-type="float">
            <text:p>-43,905</text:p>
          </table:table-cell>
          <table:table-cell office:value-type="float" office:value="-43.9058999023438" calcext:value-type="float">
            <text:p>-43,906</text:p>
          </table:table-cell>
          <table:table-cell office:value-type="float" office:value="-43.905435798645" calcext:value-type="float">
            <text:p>-43,905</text:p>
          </table:table-cell>
          <table:table-cell office:value-type="float" office:value="-43.9055187034607" calcext:value-type="float">
            <text:p>-43,906</text:p>
          </table:table-cell>
          <table:table-cell office:value-type="float" office:value="-43.9051834793091" calcext:value-type="float">
            <text:p>-43,905</text:p>
          </table:table-cell>
          <table:table-cell office:value-type="float" office:value="-43.9037973251343" calcext:value-type="float">
            <text:p>-43,904</text:p>
          </table:table-cell>
          <table:table-cell office:value-type="float" office:value="-43.903555065155" calcext:value-type="float">
            <text:p>-43,904</text:p>
          </table:table-cell>
          <table:table-cell office:value-type="float" office:value="-43.9030466308594" calcext:value-type="float">
            <text:p>-43,903</text:p>
          </table:table-cell>
          <table:table-cell office:value-type="float" office:value="-43.9031380615234" calcext:value-type="float">
            <text:p>-43,903</text:p>
          </table:table-cell>
          <table:table-cell office:value-type="float" office:value="-43.9041617584229" calcext:value-type="float">
            <text:p>-43,904</text:p>
          </table:table-cell>
          <table:table-cell office:value-type="float" office:value="-43.9037974624634" calcext:value-type="float">
            <text:p>-43,904</text:p>
          </table:table-cell>
          <table:table-cell office:value-type="float" office:value="-43.8979591407776" calcext:value-type="float">
            <text:p>-43,898</text:p>
          </table:table-cell>
          <table:table-cell office:value-type="float" office:value="-43.897763271331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326751709" calcext:value-type="float">
            <text:p>-43,906</text:p>
          </table:table-cell>
          <table:table-cell office:value-type="float" office:value="-43.9061162910461" calcext:value-type="float">
            <text:p>-43,906</text:p>
          </table:table-cell>
          <table:table-cell office:value-type="float" office:value="-43.9048378410339" calcext:value-type="float">
            <text:p>-43,905</text:p>
          </table:table-cell>
          <table:table-cell office:value-type="float" office:value="-43.9038261833191" calcext:value-type="float">
            <text:p>-43,904</text:p>
          </table:table-cell>
          <table:table-cell office:value-type="float" office:value="-43.9059009933472" calcext:value-type="float">
            <text:p>-43,906</text:p>
          </table:table-cell>
          <table:table-cell office:value-type="float" office:value="-43.9071346969605" calcext:value-type="float">
            <text:p>-43,907</text:p>
          </table:table-cell>
          <table:table-cell office:value-type="float" office:value="-43.905327583313" calcext:value-type="float">
            <text:p>-43,905</text:p>
          </table:table-cell>
          <table:table-cell office:value-type="float" office:value="-43.9053267440796" calcext:value-type="float">
            <text:p>-43,905</text:p>
          </table:table-cell>
          <table:table-cell office:value-type="float" office:value="-43.9038690948486" calcext:value-type="float">
            <text:p>-43,904</text:p>
          </table:table-cell>
          <table:table-cell office:value-type="float" office:value="-43.9034897003174" calcext:value-type="float">
            <text:p>-43,903</text:p>
          </table:table-cell>
          <table:table-cell office:value-type="float" office:value="-43.9032187004089" calcext:value-type="float">
            <text:p>-43,903</text:p>
          </table:table-cell>
          <table:table-cell office:value-type="float" office:value="-43.9031039047241" calcext:value-type="float">
            <text:p>-43,903</text:p>
          </table:table-cell>
          <table:table-cell office:value-type="float" office:value="-43.9039918022156" calcext:value-type="float">
            <text:p>-43,904</text:p>
          </table:table-cell>
          <table:table-cell office:value-type="float" office:value="-43.9042382278442" calcext:value-type="float">
            <text:p>-43,904</text:p>
          </table:table-cell>
          <table:table-cell office:value-type="float" office:value="-43.897651184082" calcext:value-type="float">
            <text:p>-43,898</text:p>
          </table:table-cell>
          <table:table-cell office:value-type="float" office:value="-43.897564777374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348266602" calcext:value-type="float">
            <text:p>-43,905</text:p>
          </table:table-cell>
          <table:table-cell office:value-type="float" office:value="-43.905305103302" calcext:value-type="float">
            <text:p>-43,905</text:p>
          </table:table-cell>
          <table:table-cell office:value-type="float" office:value="-43.9045324211121" calcext:value-type="float">
            <text:p>-43,905</text:p>
          </table:table-cell>
          <table:table-cell office:value-type="float" office:value="-43.904947971344" calcext:value-type="float">
            <text:p>-43,905</text:p>
          </table:table-cell>
          <table:table-cell office:value-type="float" office:value="-43.9069946899414" calcext:value-type="float">
            <text:p>-43,907</text:p>
          </table:table-cell>
          <table:table-cell office:value-type="float" office:value="-43.906124042511" calcext:value-type="float">
            <text:p>-43,906</text:p>
          </table:table-cell>
          <table:table-cell office:value-type="float" office:value="-43.9052945747375" calcext:value-type="float">
            <text:p>-43,905</text:p>
          </table:table-cell>
          <table:table-cell office:value-type="float" office:value="-43.9046575546265" calcext:value-type="float">
            <text:p>-43,905</text:p>
          </table:table-cell>
          <table:table-cell office:value-type="float" office:value="-43.9033466796875" calcext:value-type="float">
            <text:p>-43,903</text:p>
          </table:table-cell>
          <table:table-cell office:value-type="float" office:value="-43.9032975540161" calcext:value-type="float">
            <text:p>-43,903</text:p>
          </table:table-cell>
          <table:table-cell office:value-type="float" office:value="-43.9030171127319" calcext:value-type="float">
            <text:p>-43,903</text:p>
          </table:table-cell>
          <table:table-cell office:value-type="float" office:value="-43.9027519302368" calcext:value-type="float">
            <text:p>-43,903</text:p>
          </table:table-cell>
          <table:table-cell office:value-type="float" office:value="-43.9042155456543" calcext:value-type="float">
            <text:p>-43,904</text:p>
          </table:table-cell>
          <table:table-cell office:value-type="float" office:value="-43.9041507415772" calcext:value-type="float">
            <text:p>-43,904</text:p>
          </table:table-cell>
          <table:table-cell office:value-type="float" office:value="-43.8977865524292" calcext:value-type="float">
            <text:p>-43,898</text:p>
          </table:table-cell>
          <table:table-cell office:value-type="float" office:value="-43.897784507751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331085205" calcext:value-type="float">
            <text:p>-43,905</text:p>
          </table:table-cell>
          <table:table-cell office:value-type="float" office:value="-43.9043673934937" calcext:value-type="float">
            <text:p>-43,904</text:p>
          </table:table-cell>
          <table:table-cell office:value-type="float" office:value="-43.9053296966553" calcext:value-type="float">
            <text:p>-43,905</text:p>
          </table:table-cell>
          <table:table-cell office:value-type="float" office:value="-43.9046202812195" calcext:value-type="float">
            <text:p>-43,905</text:p>
          </table:table-cell>
          <table:table-cell office:value-type="float" office:value="-43.9058477096558" calcext:value-type="float">
            <text:p>-43,906</text:p>
          </table:table-cell>
          <table:table-cell office:value-type="float" office:value="-43.9062886924744" calcext:value-type="float">
            <text:p>-43,906</text:p>
          </table:table-cell>
          <table:table-cell office:value-type="float" office:value="-43.9052439346314" calcext:value-type="float">
            <text:p>-43,905</text:p>
          </table:table-cell>
          <table:table-cell office:value-type="float" office:value="-43.9058872375488" calcext:value-type="float">
            <text:p>-43,906</text:p>
          </table:table-cell>
          <table:table-cell office:value-type="float" office:value="-43.9038917655945" calcext:value-type="float">
            <text:p>-43,904</text:p>
          </table:table-cell>
          <table:table-cell office:value-type="float" office:value="-43.9037581634521" calcext:value-type="float">
            <text:p>-43,904</text:p>
          </table:table-cell>
          <table:table-cell office:value-type="float" office:value="-43.9030662574768" calcext:value-type="float">
            <text:p>-43,903</text:p>
          </table:table-cell>
          <table:table-cell office:value-type="float" office:value="-43.902923248291" calcext:value-type="float">
            <text:p>-43,903</text:p>
          </table:table-cell>
          <table:table-cell office:value-type="float" office:value="-43.9039164428711" calcext:value-type="float">
            <text:p>-43,904</text:p>
          </table:table-cell>
          <table:table-cell office:value-type="float" office:value="-43.9037374687195" calcext:value-type="float">
            <text:p>-43,904</text:p>
          </table:table-cell>
          <table:table-cell office:value-type="float" office:value="-43.8977680892944" calcext:value-type="float">
            <text:p>-43,898</text:p>
          </table:table-cell>
          <table:table-cell office:value-type="float" office:value="-43.89758555984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09034729" calcext:value-type="float">
            <text:p>-43,906</text:p>
          </table:table-cell>
          <table:table-cell office:value-type="float" office:value="-43.9050684394836" calcext:value-type="float">
            <text:p>-43,905</text:p>
          </table:table-cell>
          <table:table-cell office:value-type="float" office:value="-43.9043264160156" calcext:value-type="float">
            <text:p>-43,904</text:p>
          </table:table-cell>
          <table:table-cell office:value-type="float" office:value="-43.9047503128052" calcext:value-type="float">
            <text:p>-43,905</text:p>
          </table:table-cell>
          <table:table-cell office:value-type="float" office:value="-43.9070391807556" calcext:value-type="float">
            <text:p>-43,907</text:p>
          </table:table-cell>
          <table:table-cell office:value-type="float" office:value="-43.9057247314453" calcext:value-type="float">
            <text:p>-43,906</text:p>
          </table:table-cell>
          <table:table-cell office:value-type="float" office:value="-43.9056707572937" calcext:value-type="float">
            <text:p>-43,906</text:p>
          </table:table-cell>
          <table:table-cell office:value-type="float" office:value="-43.9055858078003" calcext:value-type="float">
            <text:p>-43,906</text:p>
          </table:table-cell>
          <table:table-cell office:value-type="float" office:value="-43.9036333847046" calcext:value-type="float">
            <text:p>-43,904</text:p>
          </table:table-cell>
          <table:table-cell office:value-type="float" office:value="-43.904240852356" calcext:value-type="float">
            <text:p>-43,904</text:p>
          </table:table-cell>
          <table:table-cell office:value-type="float" office:value="-43.9025260887146" calcext:value-type="float">
            <text:p>-43,903</text:p>
          </table:table-cell>
          <table:table-cell office:value-type="float" office:value="-43.9028313598633" calcext:value-type="float">
            <text:p>-43,903</text:p>
          </table:table-cell>
          <table:table-cell office:value-type="float" office:value="-43.9039614868164" calcext:value-type="float">
            <text:p>-43,904</text:p>
          </table:table-cell>
          <table:table-cell office:value-type="float" office:value="-43.9040593299866" calcext:value-type="float">
            <text:p>-43,904</text:p>
          </table:table-cell>
          <table:table-cell office:value-type="float" office:value="-43.8977070541382" calcext:value-type="float">
            <text:p>-43,898</text:p>
          </table:table-cell>
          <table:table-cell office:value-type="float" office:value="-43.89766509628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351661682" calcext:value-type="float">
            <text:p>-43,905</text:p>
          </table:table-cell>
          <table:table-cell office:value-type="float" office:value="-43.9050819625855" calcext:value-type="float">
            <text:p>-43,905</text:p>
          </table:table-cell>
          <table:table-cell office:value-type="float" office:value="-43.905207195282" calcext:value-type="float">
            <text:p>-43,905</text:p>
          </table:table-cell>
          <table:table-cell office:value-type="float" office:value="-43.9035634422302" calcext:value-type="float">
            <text:p>-43,904</text:p>
          </table:table-cell>
          <table:table-cell office:value-type="float" office:value="-43.9057060127258" calcext:value-type="float">
            <text:p>-43,906</text:p>
          </table:table-cell>
          <table:table-cell office:value-type="float" office:value="-43.906946521759" calcext:value-type="float">
            <text:p>-43,907</text:p>
          </table:table-cell>
          <table:table-cell office:value-type="float" office:value="-43.9055517158508" calcext:value-type="float">
            <text:p>-43,906</text:p>
          </table:table-cell>
          <table:table-cell office:value-type="float" office:value="-43.9056064376831" calcext:value-type="float">
            <text:p>-43,906</text:p>
          </table:table-cell>
          <table:table-cell office:value-type="float" office:value="-43.90342811203" calcext:value-type="float">
            <text:p>-43,903</text:p>
          </table:table-cell>
          <table:table-cell office:value-type="float" office:value="-43.9036501541138" calcext:value-type="float">
            <text:p>-43,904</text:p>
          </table:table-cell>
          <table:table-cell office:value-type="float" office:value="-43.9024806213379" calcext:value-type="float">
            <text:p>-43,902</text:p>
          </table:table-cell>
          <table:table-cell office:value-type="float" office:value="-43.9026160926819" calcext:value-type="float">
            <text:p>-43,903</text:p>
          </table:table-cell>
          <table:table-cell office:value-type="float" office:value="-43.9039950141907" calcext:value-type="float">
            <text:p>-43,904</text:p>
          </table:table-cell>
          <table:table-cell office:value-type="float" office:value="-43.9040920104981" calcext:value-type="float">
            <text:p>-43,904</text:p>
          </table:table-cell>
          <table:table-cell office:value-type="float" office:value="-43.8973389472961" calcext:value-type="float">
            <text:p>-43,897</text:p>
          </table:table-cell>
          <table:table-cell office:value-type="float" office:value="-43.8974179382324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572982788" calcext:value-type="float">
            <text:p>-43,905</text:p>
          </table:table-cell>
          <table:table-cell office:value-type="float" office:value="-43.9052303543091" calcext:value-type="float">
            <text:p>-43,905</text:p>
          </table:table-cell>
          <table:table-cell office:value-type="float" office:value="-43.9045062561035" calcext:value-type="float">
            <text:p>-43,905</text:p>
          </table:table-cell>
          <table:table-cell office:value-type="float" office:value="-43.904717464447" calcext:value-type="float">
            <text:p>-43,905</text:p>
          </table:table-cell>
          <table:table-cell office:value-type="float" office:value="-43.9061865959168" calcext:value-type="float">
            <text:p>-43,906</text:p>
          </table:table-cell>
          <table:table-cell office:value-type="float" office:value="-43.9060870437622" calcext:value-type="float">
            <text:p>-43,906</text:p>
          </table:table-cell>
          <table:table-cell office:value-type="float" office:value="-43.905337474823" calcext:value-type="float">
            <text:p>-43,905</text:p>
          </table:table-cell>
          <table:table-cell office:value-type="float" office:value="-43.9055733337402" calcext:value-type="float">
            <text:p>-43,906</text:p>
          </table:table-cell>
          <table:table-cell office:value-type="float" office:value="-43.9036999282837" calcext:value-type="float">
            <text:p>-43,904</text:p>
          </table:table-cell>
          <table:table-cell office:value-type="float" office:value="-43.90336277771" calcext:value-type="float">
            <text:p>-43,903</text:p>
          </table:table-cell>
          <table:table-cell office:value-type="float" office:value="-43.902885017395" calcext:value-type="float">
            <text:p>-43,903</text:p>
          </table:table-cell>
          <table:table-cell office:value-type="float" office:value="-43.9028361549377" calcext:value-type="float">
            <text:p>-43,903</text:p>
          </table:table-cell>
          <table:table-cell office:value-type="float" office:value="-43.9040244102478" calcext:value-type="float">
            <text:p>-43,904</text:p>
          </table:table-cell>
          <table:table-cell office:value-type="float" office:value="-43.9038578681946" calcext:value-type="float">
            <text:p>-43,904</text:p>
          </table:table-cell>
          <table:table-cell office:value-type="float" office:value="-43.8976609992981" calcext:value-type="float">
            <text:p>-43,898</text:p>
          </table:table-cell>
          <table:table-cell office:value-type="float" office:value="-43.897632896423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53653717" calcext:value-type="float">
            <text:p>-43,905</text:p>
          </table:table-cell>
          <table:table-cell office:value-type="float" office:value="-43.9063743133545" calcext:value-type="float">
            <text:p>-43,906</text:p>
          </table:table-cell>
          <table:table-cell office:value-type="float" office:value="-43.9048092575073" calcext:value-type="float">
            <text:p>-43,905</text:p>
          </table:table-cell>
          <table:table-cell office:value-type="float" office:value="-43.9051355781555" calcext:value-type="float">
            <text:p>-43,905</text:p>
          </table:table-cell>
          <table:table-cell office:value-type="float" office:value="-43.9062948074341" calcext:value-type="float">
            <text:p>-43,906</text:p>
          </table:table-cell>
          <table:table-cell office:value-type="float" office:value="-43.9060658950806" calcext:value-type="float">
            <text:p>-43,906</text:p>
          </table:table-cell>
          <table:table-cell office:value-type="float" office:value="-43.905290977478" calcext:value-type="float">
            <text:p>-43,905</text:p>
          </table:table-cell>
          <table:table-cell office:value-type="float" office:value="-43.9048539543152" calcext:value-type="float">
            <text:p>-43,905</text:p>
          </table:table-cell>
          <table:table-cell office:value-type="float" office:value="-43.9037657623291" calcext:value-type="float">
            <text:p>-43,904</text:p>
          </table:table-cell>
          <table:table-cell office:value-type="float" office:value="-43.9029858970642" calcext:value-type="float">
            <text:p>-43,903</text:p>
          </table:table-cell>
          <table:table-cell office:value-type="float" office:value="-43.9030061531067" calcext:value-type="float">
            <text:p>-43,903</text:p>
          </table:table-cell>
          <table:table-cell office:value-type="float" office:value="-43.9030158500671" calcext:value-type="float">
            <text:p>-43,903</text:p>
          </table:table-cell>
          <table:table-cell office:value-type="float" office:value="-43.9035155258179" calcext:value-type="float">
            <text:p>-43,904</text:p>
          </table:table-cell>
          <table:table-cell office:value-type="float" office:value="-43.9037313117981" calcext:value-type="float">
            <text:p>-43,904</text:p>
          </table:table-cell>
          <table:table-cell office:value-type="float" office:value="-43.8974355697632" calcext:value-type="float">
            <text:p>-43,897</text:p>
          </table:table-cell>
          <table:table-cell office:value-type="float" office:value="-43.897500431060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894050598" calcext:value-type="float">
            <text:p>-43,906</text:p>
          </table:table-cell>
          <table:table-cell office:value-type="float" office:value="-43.9060972633362" calcext:value-type="float">
            <text:p>-43,906</text:p>
          </table:table-cell>
          <table:table-cell office:value-type="float" office:value="-43.9059174423218" calcext:value-type="float">
            <text:p>-43,906</text:p>
          </table:table-cell>
          <table:table-cell office:value-type="float" office:value="-43.9047494430542" calcext:value-type="float">
            <text:p>-43,905</text:p>
          </table:table-cell>
          <table:table-cell office:value-type="float" office:value="-43.9062858848572" calcext:value-type="float">
            <text:p>-43,906</text:p>
          </table:table-cell>
          <table:table-cell office:value-type="float" office:value="-43.9059268760681" calcext:value-type="float">
            <text:p>-43,906</text:p>
          </table:table-cell>
          <table:table-cell office:value-type="float" office:value="-43.9049470939636" calcext:value-type="float">
            <text:p>-43,905</text:p>
          </table:table-cell>
          <table:table-cell office:value-type="float" office:value="-43.9057961502075" calcext:value-type="float">
            <text:p>-43,906</text:p>
          </table:table-cell>
          <table:table-cell office:value-type="float" office:value="-43.9035238304138" calcext:value-type="float">
            <text:p>-43,904</text:p>
          </table:table-cell>
          <table:table-cell office:value-type="float" office:value="-43.9034913902283" calcext:value-type="float">
            <text:p>-43,903</text:p>
          </table:table-cell>
          <table:table-cell office:value-type="float" office:value="-43.9030114097595" calcext:value-type="float">
            <text:p>-43,903</text:p>
          </table:table-cell>
          <table:table-cell office:value-type="float" office:value="-43.9026046333313" calcext:value-type="float">
            <text:p>-43,903</text:p>
          </table:table-cell>
          <table:table-cell office:value-type="float" office:value="-43.9035466499329" calcext:value-type="float">
            <text:p>-43,904</text:p>
          </table:table-cell>
          <table:table-cell office:value-type="float" office:value="-43.9035911941528" calcext:value-type="float">
            <text:p>-43,904</text:p>
          </table:table-cell>
          <table:table-cell office:value-type="float" office:value="-43.8977551651001" calcext:value-type="float">
            <text:p>-43,898</text:p>
          </table:table-cell>
          <table:table-cell office:value-type="float" office:value="-43.897598136901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673233032" calcext:value-type="float">
            <text:p>-43,905</text:p>
          </table:table-cell>
          <table:table-cell office:value-type="float" office:value="-43.9063742370606" calcext:value-type="float">
            <text:p>-43,906</text:p>
          </table:table-cell>
          <table:table-cell office:value-type="float" office:value="-43.9046628952026" calcext:value-type="float">
            <text:p>-43,905</text:p>
          </table:table-cell>
          <table:table-cell office:value-type="float" office:value="-43.9053354225159" calcext:value-type="float">
            <text:p>-43,905</text:p>
          </table:table-cell>
          <table:table-cell office:value-type="float" office:value="-43.9049104614258" calcext:value-type="float">
            <text:p>-43,905</text:p>
          </table:table-cell>
          <table:table-cell office:value-type="float" office:value="-43.9060901527405" calcext:value-type="float">
            <text:p>-43,906</text:p>
          </table:table-cell>
          <table:table-cell office:value-type="float" office:value="-43.9050967559815" calcext:value-type="float">
            <text:p>-43,905</text:p>
          </table:table-cell>
          <table:table-cell office:value-type="float" office:value="-43.9049712982178" calcext:value-type="float">
            <text:p>-43,905</text:p>
          </table:table-cell>
          <table:table-cell office:value-type="float" office:value="-43.9031165046692" calcext:value-type="float">
            <text:p>-43,903</text:p>
          </table:table-cell>
          <table:table-cell office:value-type="float" office:value="-43.9031194877625" calcext:value-type="float">
            <text:p>-43,903</text:p>
          </table:table-cell>
          <table:table-cell office:value-type="float" office:value="-43.9029650650024" calcext:value-type="float">
            <text:p>-43,903</text:p>
          </table:table-cell>
          <table:table-cell office:value-type="float" office:value="-43.9026738700867" calcext:value-type="float">
            <text:p>-43,903</text:p>
          </table:table-cell>
          <table:table-cell office:value-type="float" office:value="-43.9038726005554" calcext:value-type="float">
            <text:p>-43,904</text:p>
          </table:table-cell>
          <table:table-cell office:value-type="float" office:value="-43.9038891105652" calcext:value-type="float">
            <text:p>-43,904</text:p>
          </table:table-cell>
          <table:table-cell office:value-type="float" office:value="-43.8973860321045" calcext:value-type="float">
            <text:p>-43,897</text:p>
          </table:table-cell>
          <table:table-cell office:value-type="float" office:value="-43.897373077392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4783973694" calcext:value-type="float">
            <text:p>-43,907</text:p>
          </table:table-cell>
          <table:table-cell office:value-type="float" office:value="-43.9067521400452" calcext:value-type="float">
            <text:p>-43,907</text:p>
          </table:table-cell>
          <table:table-cell office:value-type="float" office:value="-43.9048264579773" calcext:value-type="float">
            <text:p>-43,905</text:p>
          </table:table-cell>
          <table:table-cell office:value-type="float" office:value="-43.90432554245" calcext:value-type="float">
            <text:p>-43,904</text:p>
          </table:table-cell>
          <table:table-cell office:value-type="float" office:value="-43.9056205787659" calcext:value-type="float">
            <text:p>-43,906</text:p>
          </table:table-cell>
          <table:table-cell office:value-type="float" office:value="-43.9054129867554" calcext:value-type="float">
            <text:p>-43,905</text:p>
          </table:table-cell>
          <table:table-cell office:value-type="float" office:value="-43.9048772544861" calcext:value-type="float">
            <text:p>-43,905</text:p>
          </table:table-cell>
          <table:table-cell office:value-type="float" office:value="-43.9050414009094" calcext:value-type="float">
            <text:p>-43,905</text:p>
          </table:table-cell>
          <table:table-cell office:value-type="float" office:value="-43.9029659919739" calcext:value-type="float">
            <text:p>-43,903</text:p>
          </table:table-cell>
          <table:table-cell office:value-type="float" office:value="-43.9033770523071" calcext:value-type="float">
            <text:p>-43,903</text:p>
          </table:table-cell>
          <table:table-cell office:value-type="float" office:value="-43.9028242645264" calcext:value-type="float">
            <text:p>-43,903</text:p>
          </table:table-cell>
          <table:table-cell office:value-type="float" office:value="-43.9027665901184" calcext:value-type="float">
            <text:p>-43,903</text:p>
          </table:table-cell>
          <table:table-cell office:value-type="float" office:value="-43.9039499359131" calcext:value-type="float">
            <text:p>-43,904</text:p>
          </table:table-cell>
          <table:table-cell office:value-type="float" office:value="-43.9037275657654" calcext:value-type="float">
            <text:p>-43,904</text:p>
          </table:table-cell>
          <table:table-cell office:value-type="float" office:value="-43.8974191627502" calcext:value-type="float">
            <text:p>-43,897</text:p>
          </table:table-cell>
          <table:table-cell office:value-type="float" office:value="-43.8972603797913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56918335" calcext:value-type="float">
            <text:p>-43,906</text:p>
          </table:table-cell>
          <table:table-cell office:value-type="float" office:value="-43.9067231750488" calcext:value-type="float">
            <text:p>-43,907</text:p>
          </table:table-cell>
          <table:table-cell office:value-type="float" office:value="-43.9053221740723" calcext:value-type="float">
            <text:p>-43,905</text:p>
          </table:table-cell>
          <table:table-cell office:value-type="float" office:value="-43.9048360977173" calcext:value-type="float">
            <text:p>-43,905</text:p>
          </table:table-cell>
          <table:table-cell office:value-type="float" office:value="-43.9051765899658" calcext:value-type="float">
            <text:p>-43,905</text:p>
          </table:table-cell>
          <table:table-cell office:value-type="float" office:value="-43.9049861869812" calcext:value-type="float">
            <text:p>-43,905</text:p>
          </table:table-cell>
          <table:table-cell office:value-type="float" office:value="-43.9045792007446" calcext:value-type="float">
            <text:p>-43,905</text:p>
          </table:table-cell>
          <table:table-cell office:value-type="float" office:value="-43.9050613937378" calcext:value-type="float">
            <text:p>-43,905</text:p>
          </table:table-cell>
          <table:table-cell office:value-type="float" office:value="-43.9031796569824" calcext:value-type="float">
            <text:p>-43,903</text:p>
          </table:table-cell>
          <table:table-cell office:value-type="float" office:value="-43.903492679596" calcext:value-type="float">
            <text:p>-43,903</text:p>
          </table:table-cell>
          <table:table-cell office:value-type="float" office:value="-43.9025190963745" calcext:value-type="float">
            <text:p>-43,903</text:p>
          </table:table-cell>
          <table:table-cell office:value-type="float" office:value="-43.9025962333679" calcext:value-type="float">
            <text:p>-43,903</text:p>
          </table:table-cell>
          <table:table-cell office:value-type="float" office:value="-43.9037231788635" calcext:value-type="float">
            <text:p>-43,904</text:p>
          </table:table-cell>
          <table:table-cell office:value-type="float" office:value="-43.9035776329041" calcext:value-type="float">
            <text:p>-43,904</text:p>
          </table:table-cell>
          <table:table-cell office:value-type="float" office:value="-43.8975287857056" calcext:value-type="float">
            <text:p>-43,898</text:p>
          </table:table-cell>
          <table:table-cell office:value-type="float" office:value="-43.8975389289856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660133362" calcext:value-type="float">
            <text:p>-43,906</text:p>
          </table:table-cell>
          <table:table-cell office:value-type="float" office:value="-43.905571346283" calcext:value-type="float">
            <text:p>-43,906</text:p>
          </table:table-cell>
          <table:table-cell office:value-type="float" office:value="-43.9040587654114" calcext:value-type="float">
            <text:p>-43,904</text:p>
          </table:table-cell>
          <table:table-cell office:value-type="float" office:value="-43.9048680000305" calcext:value-type="float">
            <text:p>-43,905</text:p>
          </table:table-cell>
          <table:table-cell office:value-type="float" office:value="-43.9060094451904" calcext:value-type="float">
            <text:p>-43,906</text:p>
          </table:table-cell>
          <table:table-cell office:value-type="float" office:value="-43.9053131713867" calcext:value-type="float">
            <text:p>-43,905</text:p>
          </table:table-cell>
          <table:table-cell office:value-type="float" office:value="-43.9052330627441" calcext:value-type="float">
            <text:p>-43,905</text:p>
          </table:table-cell>
          <table:table-cell office:value-type="float" office:value="-43.9049305725098" calcext:value-type="float">
            <text:p>-43,905</text:p>
          </table:table-cell>
          <table:table-cell office:value-type="float" office:value="-43.9031985321045" calcext:value-type="float">
            <text:p>-43,903</text:p>
          </table:table-cell>
          <table:table-cell office:value-type="float" office:value="-43.9036849708557" calcext:value-type="float">
            <text:p>-43,904</text:p>
          </table:table-cell>
          <table:table-cell office:value-type="float" office:value="-43.9023924789429" calcext:value-type="float">
            <text:p>-43,902</text:p>
          </table:table-cell>
          <table:table-cell office:value-type="float" office:value="-43.9018485450745" calcext:value-type="float">
            <text:p>-43,902</text:p>
          </table:table-cell>
          <table:table-cell office:value-type="float" office:value="-43.9033156013489" calcext:value-type="float">
            <text:p>-43,903</text:p>
          </table:table-cell>
          <table:table-cell office:value-type="float" office:value="-43.9032081108093" calcext:value-type="float">
            <text:p>-43,903</text:p>
          </table:table-cell>
          <table:table-cell office:value-type="float" office:value="-43.8975200004578" calcext:value-type="float">
            <text:p>-43,898</text:p>
          </table:table-cell>
          <table:table-cell office:value-type="float" office:value="-43.897266353607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423118591" calcext:value-type="float">
            <text:p>-43,906</text:p>
          </table:table-cell>
          <table:table-cell office:value-type="float" office:value="-43.9067565116882" calcext:value-type="float">
            <text:p>-43,907</text:p>
          </table:table-cell>
          <table:table-cell office:value-type="float" office:value="-43.9043921737671" calcext:value-type="float">
            <text:p>-43,904</text:p>
          </table:table-cell>
          <table:table-cell office:value-type="float" office:value="-43.9042924385071" calcext:value-type="float">
            <text:p>-43,904</text:p>
          </table:table-cell>
          <table:table-cell office:value-type="float" office:value="-43.904437210083" calcext:value-type="float">
            <text:p>-43,904</text:p>
          </table:table-cell>
          <table:table-cell office:value-type="float" office:value="-43.9059687576294" calcext:value-type="float">
            <text:p>-43,906</text:p>
          </table:table-cell>
          <table:table-cell office:value-type="float" office:value="-43.9051520423889" calcext:value-type="float">
            <text:p>-43,905</text:p>
          </table:table-cell>
          <table:table-cell office:value-type="float" office:value="-43.9049767532349" calcext:value-type="float">
            <text:p>-43,905</text:p>
          </table:table-cell>
          <table:table-cell office:value-type="float" office:value="-43.9028816566467" calcext:value-type="float">
            <text:p>-43,903</text:p>
          </table:table-cell>
          <table:table-cell office:value-type="float" office:value="-43.9028783340454" calcext:value-type="float">
            <text:p>-43,903</text:p>
          </table:table-cell>
          <table:table-cell office:value-type="float" office:value="-43.9020935897827" calcext:value-type="float">
            <text:p>-43,902</text:p>
          </table:table-cell>
          <table:table-cell office:value-type="float" office:value="-43.902201663971" calcext:value-type="float">
            <text:p>-43,902</text:p>
          </table:table-cell>
          <table:table-cell office:value-type="float" office:value="-43.903229511261" calcext:value-type="float">
            <text:p>-43,903</text:p>
          </table:table-cell>
          <table:table-cell office:value-type="float" office:value="-43.9030584983826" calcext:value-type="float">
            <text:p>-43,903</text:p>
          </table:table-cell>
          <table:table-cell office:value-type="float" office:value="-43.8971629447937" calcext:value-type="float">
            <text:p>-43,897</text:p>
          </table:table-cell>
          <table:table-cell office:value-type="float" office:value="-43.897350582122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5609741211" calcext:value-type="float">
            <text:p>-43,905</text:p>
          </table:table-cell>
          <table:table-cell office:value-type="float" office:value="-43.9055973320007" calcext:value-type="float">
            <text:p>-43,906</text:p>
          </table:table-cell>
          <table:table-cell office:value-type="float" office:value="-43.9044677772522" calcext:value-type="float">
            <text:p>-43,904</text:p>
          </table:table-cell>
          <table:table-cell office:value-type="float" office:value="-43.9033366127014" calcext:value-type="float">
            <text:p>-43,903</text:p>
          </table:table-cell>
          <table:table-cell office:value-type="float" office:value="-43.9045751724243" calcext:value-type="float">
            <text:p>-43,905</text:p>
          </table:table-cell>
          <table:table-cell office:value-type="float" office:value="-43.9057994422913" calcext:value-type="float">
            <text:p>-43,906</text:p>
          </table:table-cell>
          <table:table-cell office:value-type="float" office:value="-43.9057689323425" calcext:value-type="float">
            <text:p>-43,906</text:p>
          </table:table-cell>
          <table:table-cell office:value-type="float" office:value="-43.9043956871033" calcext:value-type="float">
            <text:p>-43,904</text:p>
          </table:table-cell>
          <table:table-cell office:value-type="float" office:value="-43.9032145462036" calcext:value-type="float">
            <text:p>-43,903</text:p>
          </table:table-cell>
          <table:table-cell office:value-type="float" office:value="-43.9027179832459" calcext:value-type="float">
            <text:p>-43,903</text:p>
          </table:table-cell>
          <table:table-cell office:value-type="float" office:value="-43.902122379303" calcext:value-type="float">
            <text:p>-43,902</text:p>
          </table:table-cell>
          <table:table-cell office:value-type="float" office:value="-43.9026027984619" calcext:value-type="float">
            <text:p>-43,903</text:p>
          </table:table-cell>
          <table:table-cell office:value-type="float" office:value="-43.9035031318665" calcext:value-type="float">
            <text:p>-43,904</text:p>
          </table:table-cell>
          <table:table-cell office:value-type="float" office:value="-43.9035930976868" calcext:value-type="float">
            <text:p>-43,904</text:p>
          </table:table-cell>
          <table:table-cell office:value-type="float" office:value="-43.8971470031738" calcext:value-type="float">
            <text:p>-43,897</text:p>
          </table:table-cell>
          <table:table-cell office:value-type="float" office:value="-43.897297401428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4405288696" calcext:value-type="float">
            <text:p>-43,906</text:p>
          </table:table-cell>
          <table:table-cell office:value-type="float" office:value="-43.9060715866089" calcext:value-type="float">
            <text:p>-43,906</text:p>
          </table:table-cell>
          <table:table-cell office:value-type="float" office:value="-43.9048571891785" calcext:value-type="float">
            <text:p>-43,905</text:p>
          </table:table-cell>
          <table:table-cell office:value-type="float" office:value="-43.9037729606628" calcext:value-type="float">
            <text:p>-43,904</text:p>
          </table:table-cell>
          <table:table-cell office:value-type="float" office:value="-43.9054566078186" calcext:value-type="float">
            <text:p>-43,905</text:p>
          </table:table-cell>
          <table:table-cell office:value-type="float" office:value="-43.9063800163269" calcext:value-type="float">
            <text:p>-43,906</text:p>
          </table:table-cell>
          <table:table-cell office:value-type="float" office:value="-43.9046503677368" calcext:value-type="float">
            <text:p>-43,905</text:p>
          </table:table-cell>
          <table:table-cell office:value-type="float" office:value="-43.9050903511047" calcext:value-type="float">
            <text:p>-43,905</text:p>
          </table:table-cell>
          <table:table-cell office:value-type="float" office:value="-43.9031748886108" calcext:value-type="float">
            <text:p>-43,903</text:p>
          </table:table-cell>
          <table:table-cell office:value-type="float" office:value="-43.90315026474" calcext:value-type="float">
            <text:p>-43,903</text:p>
          </table:table-cell>
          <table:table-cell office:value-type="float" office:value="-43.9027811851502" calcext:value-type="float">
            <text:p>-43,903</text:p>
          </table:table-cell>
          <table:table-cell office:value-type="float" office:value="-43.9024379196167" calcext:value-type="float">
            <text:p>-43,902</text:p>
          </table:table-cell>
          <table:table-cell office:value-type="float" office:value="-43.9034139099121" calcext:value-type="float">
            <text:p>-43,903</text:p>
          </table:table-cell>
          <table:table-cell office:value-type="float" office:value="-43.9036545944214" calcext:value-type="float">
            <text:p>-43,904</text:p>
          </table:table-cell>
          <table:table-cell office:value-type="float" office:value="-43.8971621055603" calcext:value-type="float">
            <text:p>-43,897</text:p>
          </table:table-cell>
          <table:table-cell office:value-type="float" office:value="-43.897048099517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1972732544" calcext:value-type="float">
            <text:p>-43,907</text:p>
          </table:table-cell>
          <table:table-cell office:value-type="float" office:value="-43.905609375" calcext:value-type="float">
            <text:p>-43,906</text:p>
          </table:table-cell>
          <table:table-cell office:value-type="float" office:value="-43.903319442749" calcext:value-type="float">
            <text:p>-43,903</text:p>
          </table:table-cell>
          <table:table-cell office:value-type="float" office:value="-43.9038435668945" calcext:value-type="float">
            <text:p>-43,904</text:p>
          </table:table-cell>
          <table:table-cell office:value-type="float" office:value="-43.9046537895203" calcext:value-type="float">
            <text:p>-43,905</text:p>
          </table:table-cell>
          <table:table-cell office:value-type="float" office:value="-43.9053075637817" calcext:value-type="float">
            <text:p>-43,905</text:p>
          </table:table-cell>
          <table:table-cell office:value-type="float" office:value="-43.9050130996704" calcext:value-type="float">
            <text:p>-43,905</text:p>
          </table:table-cell>
          <table:table-cell office:value-type="float" office:value="-43.9043402137756" calcext:value-type="float">
            <text:p>-43,904</text:p>
          </table:table-cell>
          <table:table-cell office:value-type="float" office:value="-43.9029975547791" calcext:value-type="float">
            <text:p>-43,903</text:p>
          </table:table-cell>
          <table:table-cell office:value-type="float" office:value="-43.9030674972534" calcext:value-type="float">
            <text:p>-43,903</text:p>
          </table:table-cell>
          <table:table-cell office:value-type="float" office:value="-43.9026605377197" calcext:value-type="float">
            <text:p>-43,903</text:p>
          </table:table-cell>
          <table:table-cell office:value-type="float" office:value="-43.9024428215027" calcext:value-type="float">
            <text:p>-43,902</text:p>
          </table:table-cell>
          <table:table-cell office:value-type="float" office:value="-43.9033167381287" calcext:value-type="float">
            <text:p>-43,903</text:p>
          </table:table-cell>
          <table:table-cell office:value-type="float" office:value="-43.9031754112244" calcext:value-type="float">
            <text:p>-43,903</text:p>
          </table:table-cell>
          <table:table-cell office:value-type="float" office:value="-43.8969932098389" calcext:value-type="float">
            <text:p>-43,897</text:p>
          </table:table-cell>
          <table:table-cell office:value-type="float" office:value="-43.897219535827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217575073" calcext:value-type="float">
            <text:p>-43,906</text:p>
          </table:table-cell>
          <table:table-cell office:value-type="float" office:value="-43.905072467804" calcext:value-type="float">
            <text:p>-43,905</text:p>
          </table:table-cell>
          <table:table-cell office:value-type="float" office:value="-43.9037322311401" calcext:value-type="float">
            <text:p>-43,904</text:p>
          </table:table-cell>
          <table:table-cell office:value-type="float" office:value="-43.9039824333191" calcext:value-type="float">
            <text:p>-43,904</text:p>
          </table:table-cell>
          <table:table-cell office:value-type="float" office:value="-43.9057755813599" calcext:value-type="float">
            <text:p>-43,906</text:p>
          </table:table-cell>
          <table:table-cell office:value-type="float" office:value="-43.9056800346375" calcext:value-type="float">
            <text:p>-43,906</text:p>
          </table:table-cell>
          <table:table-cell office:value-type="float" office:value="-43.9053478317261" calcext:value-type="float">
            <text:p>-43,905</text:p>
          </table:table-cell>
          <table:table-cell office:value-type="float" office:value="-43.9040744667053" calcext:value-type="float">
            <text:p>-43,904</text:p>
          </table:table-cell>
          <table:table-cell office:value-type="float" office:value="-43.902941898346" calcext:value-type="float">
            <text:p>-43,903</text:p>
          </table:table-cell>
          <table:table-cell office:value-type="float" office:value="-43.9033592681885" calcext:value-type="float">
            <text:p>-43,903</text:p>
          </table:table-cell>
          <table:table-cell office:value-type="float" office:value="-43.9024201545715" calcext:value-type="float">
            <text:p>-43,902</text:p>
          </table:table-cell>
          <table:table-cell office:value-type="float" office:value="-43.9028792457581" calcext:value-type="float">
            <text:p>-43,903</text:p>
          </table:table-cell>
          <table:table-cell office:value-type="float" office:value="-43.9030428657532" calcext:value-type="float">
            <text:p>-43,903</text:p>
          </table:table-cell>
          <table:table-cell office:value-type="float" office:value="-43.9030989570618" calcext:value-type="float">
            <text:p>-43,903</text:p>
          </table:table-cell>
          <table:table-cell office:value-type="float" office:value="-43.8972252426147" calcext:value-type="float">
            <text:p>-43,897</text:p>
          </table:table-cell>
          <table:table-cell office:value-type="float" office:value="-43.897261886596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956047058" calcext:value-type="float">
            <text:p>-43,905</text:p>
          </table:table-cell>
          <table:table-cell office:value-type="float" office:value="-43.9061897697449" calcext:value-type="float">
            <text:p>-43,906</text:p>
          </table:table-cell>
          <table:table-cell office:value-type="float" office:value="-43.905466884613" calcext:value-type="float">
            <text:p>-43,905</text:p>
          </table:table-cell>
          <table:table-cell office:value-type="float" office:value="-43.9045093154907" calcext:value-type="float">
            <text:p>-43,905</text:p>
          </table:table-cell>
          <table:table-cell office:value-type="float" office:value="-43.9059898834229" calcext:value-type="float">
            <text:p>-43,906</text:p>
          </table:table-cell>
          <table:table-cell office:value-type="float" office:value="-43.9052492408752" calcext:value-type="float">
            <text:p>-43,905</text:p>
          </table:table-cell>
          <table:table-cell office:value-type="float" office:value="-43.9056099357605" calcext:value-type="float">
            <text:p>-43,906</text:p>
          </table:table-cell>
          <table:table-cell office:value-type="float" office:value="-43.9046016616821" calcext:value-type="float">
            <text:p>-43,905</text:p>
          </table:table-cell>
          <table:table-cell office:value-type="float" office:value="-43.9024216690064" calcext:value-type="float">
            <text:p>-43,902</text:p>
          </table:table-cell>
          <table:table-cell office:value-type="float" office:value="-43.9025418815613" calcext:value-type="float">
            <text:p>-43,903</text:p>
          </table:table-cell>
          <table:table-cell office:value-type="float" office:value="-43.90271459198" calcext:value-type="float">
            <text:p>-43,903</text:p>
          </table:table-cell>
          <table:table-cell office:value-type="float" office:value="-43.9021950187683" calcext:value-type="float">
            <text:p>-43,902</text:p>
          </table:table-cell>
          <table:table-cell office:value-type="float" office:value="-43.9032754058838" calcext:value-type="float">
            <text:p>-43,903</text:p>
          </table:table-cell>
          <table:table-cell office:value-type="float" office:value="-43.9030870895386" calcext:value-type="float">
            <text:p>-43,903</text:p>
          </table:table-cell>
          <table:table-cell office:value-type="float" office:value="-43.8973623847961" calcext:value-type="float">
            <text:p>-43,897</text:p>
          </table:table-cell>
          <table:table-cell office:value-type="float" office:value="-43.897197742462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466575623" calcext:value-type="float">
            <text:p>-43,905</text:p>
          </table:table-cell>
          <table:table-cell office:value-type="float" office:value="-43.9055536689758" calcext:value-type="float">
            <text:p>-43,906</text:p>
          </table:table-cell>
          <table:table-cell office:value-type="float" office:value="-43.9039189109802" calcext:value-type="float">
            <text:p>-43,904</text:p>
          </table:table-cell>
          <table:table-cell office:value-type="float" office:value="-43.9034723167419" calcext:value-type="float">
            <text:p>-43,903</text:p>
          </table:table-cell>
          <table:table-cell office:value-type="float" office:value="-43.9050404701233" calcext:value-type="float">
            <text:p>-43,905</text:p>
          </table:table-cell>
          <table:table-cell office:value-type="float" office:value="-43.9049736022949" calcext:value-type="float">
            <text:p>-43,905</text:p>
          </table:table-cell>
          <table:table-cell office:value-type="float" office:value="-43.9051468467712" calcext:value-type="float">
            <text:p>-43,905</text:p>
          </table:table-cell>
          <table:table-cell office:value-type="float" office:value="-43.9047403450012" calcext:value-type="float">
            <text:p>-43,905</text:p>
          </table:table-cell>
          <table:table-cell office:value-type="float" office:value="-43.9027941017151" calcext:value-type="float">
            <text:p>-43,903</text:p>
          </table:table-cell>
          <table:table-cell office:value-type="float" office:value="-43.9033224487305" calcext:value-type="float">
            <text:p>-43,903</text:p>
          </table:table-cell>
          <table:table-cell office:value-type="float" office:value="-43.9024050140381" calcext:value-type="float">
            <text:p>-43,902</text:p>
          </table:table-cell>
          <table:table-cell office:value-type="float" office:value="-43.902558757782" calcext:value-type="float">
            <text:p>-43,903</text:p>
          </table:table-cell>
          <table:table-cell office:value-type="float" office:value="-43.9028770294189" calcext:value-type="float">
            <text:p>-43,903</text:p>
          </table:table-cell>
          <table:table-cell office:value-type="float" office:value="-43.9032124557495" calcext:value-type="float">
            <text:p>-43,903</text:p>
          </table:table-cell>
          <table:table-cell office:value-type="float" office:value="-43.8972198524475" calcext:value-type="float">
            <text:p>-43,897</text:p>
          </table:table-cell>
          <table:table-cell office:value-type="float" office:value="-43.897174507141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794113159" calcext:value-type="float">
            <text:p>-43,905</text:p>
          </table:table-cell>
          <table:table-cell office:value-type="float" office:value="-43.9043296318054" calcext:value-type="float">
            <text:p>-43,904</text:p>
          </table:table-cell>
          <table:table-cell office:value-type="float" office:value="-43.9045049705505" calcext:value-type="float">
            <text:p>-43,905</text:p>
          </table:table-cell>
          <table:table-cell office:value-type="float" office:value="-43.9037752761841" calcext:value-type="float">
            <text:p>-43,904</text:p>
          </table:table-cell>
          <table:table-cell office:value-type="float" office:value="-43.9050260162354" calcext:value-type="float">
            <text:p>-43,905</text:p>
          </table:table-cell>
          <table:table-cell office:value-type="float" office:value="-43.9058169403076" calcext:value-type="float">
            <text:p>-43,906</text:p>
          </table:table-cell>
          <table:table-cell office:value-type="float" office:value="-43.9045920257568" calcext:value-type="float">
            <text:p>-43,905</text:p>
          </table:table-cell>
          <table:table-cell office:value-type="float" office:value="-43.9039303970337" calcext:value-type="float">
            <text:p>-43,904</text:p>
          </table:table-cell>
          <table:table-cell office:value-type="float" office:value="-43.9034136657715" calcext:value-type="float">
            <text:p>-43,903</text:p>
          </table:table-cell>
          <table:table-cell office:value-type="float" office:value="-43.9026845474243" calcext:value-type="float">
            <text:p>-43,903</text:p>
          </table:table-cell>
          <table:table-cell office:value-type="float" office:value="-43.9025597724915" calcext:value-type="float">
            <text:p>-43,903</text:p>
          </table:table-cell>
          <table:table-cell office:value-type="float" office:value="-43.9021535377502" calcext:value-type="float">
            <text:p>-43,902</text:p>
          </table:table-cell>
          <table:table-cell office:value-type="float" office:value="-43.9032029914856" calcext:value-type="float">
            <text:p>-43,903</text:p>
          </table:table-cell>
          <table:table-cell office:value-type="float" office:value="-43.9032014808655" calcext:value-type="float">
            <text:p>-43,903</text:p>
          </table:table-cell>
          <table:table-cell office:value-type="float" office:value="-43.8970778808594" calcext:value-type="float">
            <text:p>-43,897</text:p>
          </table:table-cell>
          <table:table-cell office:value-type="float" office:value="-43.896982284545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254051209" calcext:value-type="float">
            <text:p>-43,906</text:p>
          </table:table-cell>
          <table:table-cell office:value-type="float" office:value="-43.9057621994019" calcext:value-type="float">
            <text:p>-43,906</text:p>
          </table:table-cell>
          <table:table-cell office:value-type="float" office:value="-43.9027568321228" calcext:value-type="float">
            <text:p>-43,903</text:p>
          </table:table-cell>
          <table:table-cell office:value-type="float" office:value="-43.9041707458496" calcext:value-type="float">
            <text:p>-43,904</text:p>
          </table:table-cell>
          <table:table-cell office:value-type="float" office:value="-43.9055856513977" calcext:value-type="float">
            <text:p>-43,906</text:p>
          </table:table-cell>
          <table:table-cell office:value-type="float" office:value="-43.904851600647" calcext:value-type="float">
            <text:p>-43,905</text:p>
          </table:table-cell>
          <table:table-cell office:value-type="float" office:value="-43.9053137626648" calcext:value-type="float">
            <text:p>-43,905</text:p>
          </table:table-cell>
          <table:table-cell office:value-type="float" office:value="-43.9047544136047" calcext:value-type="float">
            <text:p>-43,905</text:p>
          </table:table-cell>
          <table:table-cell office:value-type="float" office:value="-43.9032016143799" calcext:value-type="float">
            <text:p>-43,903</text:p>
          </table:table-cell>
          <table:table-cell office:value-type="float" office:value="-43.902818157196" calcext:value-type="float">
            <text:p>-43,903</text:p>
          </table:table-cell>
          <table:table-cell office:value-type="float" office:value="-43.90233543396" calcext:value-type="float">
            <text:p>-43,902</text:p>
          </table:table-cell>
          <table:table-cell office:value-type="float" office:value="-43.9024783706665" calcext:value-type="float">
            <text:p>-43,902</text:p>
          </table:table-cell>
          <table:table-cell office:value-type="float" office:value="-43.9031336517334" calcext:value-type="float">
            <text:p>-43,903</text:p>
          </table:table-cell>
          <table:table-cell office:value-type="float" office:value="-43.9030096244812" calcext:value-type="float">
            <text:p>-43,903</text:p>
          </table:table-cell>
          <table:table-cell office:value-type="float" office:value="-43.8969894790649" calcext:value-type="float">
            <text:p>-43,897</text:p>
          </table:table-cell>
          <table:table-cell office:value-type="float" office:value="-43.896864719390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91217804" calcext:value-type="float">
            <text:p>-43,905</text:p>
          </table:table-cell>
          <table:table-cell office:value-type="float" office:value="-43.9053950843811" calcext:value-type="float">
            <text:p>-43,905</text:p>
          </table:table-cell>
          <table:table-cell office:value-type="float" office:value="-43.904484172821" calcext:value-type="float">
            <text:p>-43,904</text:p>
          </table:table-cell>
          <table:table-cell office:value-type="float" office:value="-43.9048739852905" calcext:value-type="float">
            <text:p>-43,905</text:p>
          </table:table-cell>
          <table:table-cell office:value-type="float" office:value="-43.9058708190918" calcext:value-type="float">
            <text:p>-43,906</text:p>
          </table:table-cell>
          <table:table-cell office:value-type="float" office:value="-43.9050077629089" calcext:value-type="float">
            <text:p>-43,905</text:p>
          </table:table-cell>
          <table:table-cell office:value-type="float" office:value="-43.9045618629456" calcext:value-type="float">
            <text:p>-43,905</text:p>
          </table:table-cell>
          <table:table-cell office:value-type="float" office:value="-43.9048750534058" calcext:value-type="float">
            <text:p>-43,905</text:p>
          </table:table-cell>
          <table:table-cell office:value-type="float" office:value="-43.903200504303" calcext:value-type="float">
            <text:p>-43,903</text:p>
          </table:table-cell>
          <table:table-cell office:value-type="float" office:value="-43.9032863960266" calcext:value-type="float">
            <text:p>-43,903</text:p>
          </table:table-cell>
          <table:table-cell office:value-type="float" office:value="-43.9025288467407" calcext:value-type="float">
            <text:p>-43,903</text:p>
          </table:table-cell>
          <table:table-cell office:value-type="float" office:value="-43.9021877212524" calcext:value-type="float">
            <text:p>-43,902</text:p>
          </table:table-cell>
          <table:table-cell office:value-type="float" office:value="-43.9032708244324" calcext:value-type="float">
            <text:p>-43,903</text:p>
          </table:table-cell>
          <table:table-cell office:value-type="float" office:value="-43.9029346008301" calcext:value-type="float">
            <text:p>-43,903</text:p>
          </table:table-cell>
          <table:table-cell office:value-type="float" office:value="-43.897030960083" calcext:value-type="float">
            <text:p>-43,897</text:p>
          </table:table-cell>
          <table:table-cell office:value-type="float" office:value="-43.896729225158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9245872498" calcext:value-type="float">
            <text:p>-43,907</text:p>
          </table:table-cell>
          <table:table-cell office:value-type="float" office:value="-43.9046700134277" calcext:value-type="float">
            <text:p>-43,905</text:p>
          </table:table-cell>
          <table:table-cell office:value-type="float" office:value="-43.9038775978088" calcext:value-type="float">
            <text:p>-43,904</text:p>
          </table:table-cell>
          <table:table-cell office:value-type="float" office:value="-43.9024815216065" calcext:value-type="float">
            <text:p>-43,902</text:p>
          </table:table-cell>
          <table:table-cell office:value-type="float" office:value="-43.90481457901" calcext:value-type="float">
            <text:p>-43,905</text:p>
          </table:table-cell>
          <table:table-cell office:value-type="float" office:value="-43.9046560592651" calcext:value-type="float">
            <text:p>-43,905</text:p>
          </table:table-cell>
          <table:table-cell office:value-type="float" office:value="-43.9045221099854" calcext:value-type="float">
            <text:p>-43,905</text:p>
          </table:table-cell>
          <table:table-cell office:value-type="float" office:value="-43.9049719429016" calcext:value-type="float">
            <text:p>-43,905</text:p>
          </table:table-cell>
          <table:table-cell office:value-type="float" office:value="-43.9027744979858" calcext:value-type="float">
            <text:p>-43,903</text:p>
          </table:table-cell>
          <table:table-cell office:value-type="float" office:value="-43.903053062439" calcext:value-type="float">
            <text:p>-43,903</text:p>
          </table:table-cell>
          <table:table-cell office:value-type="float" office:value="-43.9023917617798" calcext:value-type="float">
            <text:p>-43,902</text:p>
          </table:table-cell>
          <table:table-cell office:value-type="float" office:value="-43.9025626869202" calcext:value-type="float">
            <text:p>-43,903</text:p>
          </table:table-cell>
          <table:table-cell office:value-type="float" office:value="-43.903352645874" calcext:value-type="float">
            <text:p>-43,903</text:p>
          </table:table-cell>
          <table:table-cell office:value-type="float" office:value="-43.9029863777161" calcext:value-type="float">
            <text:p>-43,903</text:p>
          </table:table-cell>
          <table:table-cell office:value-type="float" office:value="-43.8968510780335" calcext:value-type="float">
            <text:p>-43,897</text:p>
          </table:table-cell>
          <table:table-cell office:value-type="float" office:value="-43.896917266845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2517127991" calcext:value-type="float">
            <text:p>-43,906</text:p>
          </table:table-cell>
          <table:table-cell office:value-type="float" office:value="-43.9044563407898" calcext:value-type="float">
            <text:p>-43,904</text:p>
          </table:table-cell>
          <table:table-cell office:value-type="float" office:value="-43.9041832351685" calcext:value-type="float">
            <text:p>-43,904</text:p>
          </table:table-cell>
          <table:table-cell office:value-type="float" office:value="-43.9038168067932" calcext:value-type="float">
            <text:p>-43,904</text:p>
          </table:table-cell>
          <table:table-cell office:value-type="float" office:value="-43.9051699256897" calcext:value-type="float">
            <text:p>-43,905</text:p>
          </table:table-cell>
          <table:table-cell office:value-type="float" office:value="-43.905296043396" calcext:value-type="float">
            <text:p>-43,905</text:p>
          </table:table-cell>
          <table:table-cell office:value-type="float" office:value="-43.9047138252258" calcext:value-type="float">
            <text:p>-43,905</text:p>
          </table:table-cell>
          <table:table-cell office:value-type="float" office:value="-43.9045187263489" calcext:value-type="float">
            <text:p>-43,905</text:p>
          </table:table-cell>
          <table:table-cell office:value-type="float" office:value="-43.902929309845" calcext:value-type="float">
            <text:p>-43,903</text:p>
          </table:table-cell>
          <table:table-cell office:value-type="float" office:value="-43.9028755302429" calcext:value-type="float">
            <text:p>-43,903</text:p>
          </table:table-cell>
          <table:table-cell office:value-type="float" office:value="-43.9024923400879" calcext:value-type="float">
            <text:p>-43,902</text:p>
          </table:table-cell>
          <table:table-cell office:value-type="float" office:value="-43.9019091682434" calcext:value-type="float">
            <text:p>-43,902</text:p>
          </table:table-cell>
          <table:table-cell office:value-type="float" office:value="-43.9030397758484" calcext:value-type="float">
            <text:p>-43,903</text:p>
          </table:table-cell>
          <table:table-cell office:value-type="float" office:value="-43.9030059242249" calcext:value-type="float">
            <text:p>-43,903</text:p>
          </table:table-cell>
          <table:table-cell office:value-type="float" office:value="-43.8967963371277" calcext:value-type="float">
            <text:p>-43,897</text:p>
          </table:table-cell>
          <table:table-cell office:value-type="float" office:value="-43.896880596160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563018799" calcext:value-type="float">
            <text:p>-43,905</text:p>
          </table:table-cell>
          <table:table-cell office:value-type="float" office:value="-43.9051924285889" calcext:value-type="float">
            <text:p>-43,905</text:p>
          </table:table-cell>
          <table:table-cell office:value-type="float" office:value="-43.902920124054" calcext:value-type="float">
            <text:p>-43,903</text:p>
          </table:table-cell>
          <table:table-cell office:value-type="float" office:value="-43.9041039390564" calcext:value-type="float">
            <text:p>-43,904</text:p>
          </table:table-cell>
          <table:table-cell office:value-type="float" office:value="-43.9051965332031" calcext:value-type="float">
            <text:p>-43,905</text:p>
          </table:table-cell>
          <table:table-cell office:value-type="float" office:value="-43.905364238739" calcext:value-type="float">
            <text:p>-43,905</text:p>
          </table:table-cell>
          <table:table-cell office:value-type="float" office:value="-43.9044327888489" calcext:value-type="float">
            <text:p>-43,904</text:p>
          </table:table-cell>
          <table:table-cell office:value-type="float" office:value="-43.9044515151978" calcext:value-type="float">
            <text:p>-43,904</text:p>
          </table:table-cell>
          <table:table-cell office:value-type="float" office:value="-43.9028049430847" calcext:value-type="float">
            <text:p>-43,903</text:p>
          </table:table-cell>
          <table:table-cell office:value-type="float" office:value="-43.9025823554993" calcext:value-type="float">
            <text:p>-43,903</text:p>
          </table:table-cell>
          <table:table-cell office:value-type="float" office:value="-43.9020330314636" calcext:value-type="float">
            <text:p>-43,902</text:p>
          </table:table-cell>
          <table:table-cell office:value-type="float" office:value="-43.902240070343" calcext:value-type="float">
            <text:p>-43,902</text:p>
          </table:table-cell>
          <table:table-cell office:value-type="float" office:value="-43.9027588615418" calcext:value-type="float">
            <text:p>-43,903</text:p>
          </table:table-cell>
          <table:table-cell office:value-type="float" office:value="-43.9030940628052" calcext:value-type="float">
            <text:p>-43,903</text:p>
          </table:table-cell>
          <table:table-cell office:value-type="float" office:value="-43.8968305778503" calcext:value-type="float">
            <text:p>-43,897</text:p>
          </table:table-cell>
          <table:table-cell office:value-type="float" office:value="-43.896721248626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044845581" calcext:value-type="float">
            <text:p>-43,906</text:p>
          </table:table-cell>
          <table:table-cell office:value-type="float" office:value="-43.9060590896606" calcext:value-type="float">
            <text:p>-43,906</text:p>
          </table:table-cell>
          <table:table-cell office:value-type="float" office:value="-43.9036923522949" calcext:value-type="float">
            <text:p>-43,904</text:p>
          </table:table-cell>
          <table:table-cell office:value-type="float" office:value="-43.9037305831909" calcext:value-type="float">
            <text:p>-43,904</text:p>
          </table:table-cell>
          <table:table-cell office:value-type="float" office:value="-43.9056338996887" calcext:value-type="float">
            <text:p>-43,906</text:p>
          </table:table-cell>
          <table:table-cell office:value-type="float" office:value="-43.9044181938171" calcext:value-type="float">
            <text:p>-43,904</text:p>
          </table:table-cell>
          <table:table-cell office:value-type="float" office:value="-43.90484715271" calcext:value-type="float">
            <text:p>-43,905</text:p>
          </table:table-cell>
          <table:table-cell office:value-type="float" office:value="-43.9045313606262" calcext:value-type="float">
            <text:p>-43,905</text:p>
          </table:table-cell>
          <table:table-cell office:value-type="float" office:value="-43.9028037490845" calcext:value-type="float">
            <text:p>-43,903</text:p>
          </table:table-cell>
          <table:table-cell office:value-type="float" office:value="-43.9022576828003" calcext:value-type="float">
            <text:p>-43,902</text:p>
          </table:table-cell>
          <table:table-cell office:value-type="float" office:value="-43.9021728134155" calcext:value-type="float">
            <text:p>-43,902</text:p>
          </table:table-cell>
          <table:table-cell office:value-type="float" office:value="-43.9019883575439" calcext:value-type="float">
            <text:p>-43,902</text:p>
          </table:table-cell>
          <table:table-cell office:value-type="float" office:value="-43.903034992218" calcext:value-type="float">
            <text:p>-43,903</text:p>
          </table:table-cell>
          <table:table-cell office:value-type="float" office:value="-43.9027488174439" calcext:value-type="float">
            <text:p>-43,903</text:p>
          </table:table-cell>
          <table:table-cell office:value-type="float" office:value="-43.8968365211487" calcext:value-type="float">
            <text:p>-43,897</text:p>
          </table:table-cell>
          <table:table-cell office:value-type="float" office:value="-43.896888847351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2576217651" calcext:value-type="float">
            <text:p>-43,907</text:p>
          </table:table-cell>
          <table:table-cell office:value-type="float" office:value="-43.9052884254456" calcext:value-type="float">
            <text:p>-43,905</text:p>
          </table:table-cell>
          <table:table-cell office:value-type="float" office:value="-43.9031212997437" calcext:value-type="float">
            <text:p>-43,903</text:p>
          </table:table-cell>
          <table:table-cell office:value-type="float" office:value="-43.9028761520386" calcext:value-type="float">
            <text:p>-43,903</text:p>
          </table:table-cell>
          <table:table-cell office:value-type="float" office:value="-43.9059756088257" calcext:value-type="float">
            <text:p>-43,906</text:p>
          </table:table-cell>
          <table:table-cell office:value-type="float" office:value="-43.9049214019775" calcext:value-type="float">
            <text:p>-43,905</text:p>
          </table:table-cell>
          <table:table-cell office:value-type="float" office:value="-43.904717048645" calcext:value-type="float">
            <text:p>-43,905</text:p>
          </table:table-cell>
          <table:table-cell office:value-type="float" office:value="-43.9039393959045" calcext:value-type="float">
            <text:p>-43,904</text:p>
          </table:table-cell>
          <table:table-cell office:value-type="float" office:value="-43.9029836235046" calcext:value-type="float">
            <text:p>-43,903</text:p>
          </table:table-cell>
          <table:table-cell office:value-type="float" office:value="-43.9031134109497" calcext:value-type="float">
            <text:p>-43,903</text:p>
          </table:table-cell>
          <table:table-cell office:value-type="float" office:value="-43.9024193153381" calcext:value-type="float">
            <text:p>-43,902</text:p>
          </table:table-cell>
          <table:table-cell office:value-type="float" office:value="-43.9020013122559" calcext:value-type="float">
            <text:p>-43,902</text:p>
          </table:table-cell>
          <table:table-cell office:value-type="float" office:value="-43.9027923469543" calcext:value-type="float">
            <text:p>-43,903</text:p>
          </table:table-cell>
          <table:table-cell office:value-type="float" office:value="-43.903095867157" calcext:value-type="float">
            <text:p>-43,903</text:p>
          </table:table-cell>
          <table:table-cell office:value-type="float" office:value="-43.8967591514587" calcext:value-type="float">
            <text:p>-43,897</text:p>
          </table:table-cell>
          <table:table-cell office:value-type="float" office:value="-43.896713459014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86895752" calcext:value-type="float">
            <text:p>-43,906</text:p>
          </table:table-cell>
          <table:table-cell office:value-type="float" office:value="-43.9062821464539" calcext:value-type="float">
            <text:p>-43,906</text:p>
          </table:table-cell>
          <table:table-cell office:value-type="float" office:value="-43.9019961662292" calcext:value-type="float">
            <text:p>-43,902</text:p>
          </table:table-cell>
          <table:table-cell office:value-type="float" office:value="-43.9036153144836" calcext:value-type="float">
            <text:p>-43,904</text:p>
          </table:table-cell>
          <table:table-cell office:value-type="float" office:value="-43.9047623786926" calcext:value-type="float">
            <text:p>-43,905</text:p>
          </table:table-cell>
          <table:table-cell office:value-type="float" office:value="-43.9048686714172" calcext:value-type="float">
            <text:p>-43,905</text:p>
          </table:table-cell>
          <table:table-cell office:value-type="float" office:value="-43.9041493492126" calcext:value-type="float">
            <text:p>-43,904</text:p>
          </table:table-cell>
          <table:table-cell office:value-type="float" office:value="-43.9045741920471" calcext:value-type="float">
            <text:p>-43,905</text:p>
          </table:table-cell>
          <table:table-cell office:value-type="float" office:value="-43.902252040863" calcext:value-type="float">
            <text:p>-43,902</text:p>
          </table:table-cell>
          <table:table-cell office:value-type="float" office:value="-43.9028887290955" calcext:value-type="float">
            <text:p>-43,903</text:p>
          </table:table-cell>
          <table:table-cell office:value-type="float" office:value="-43.9024395866394" calcext:value-type="float">
            <text:p>-43,902</text:p>
          </table:table-cell>
          <table:table-cell office:value-type="float" office:value="-43.9017491607666" calcext:value-type="float">
            <text:p>-43,902</text:p>
          </table:table-cell>
          <table:table-cell office:value-type="float" office:value="-43.9027606544495" calcext:value-type="float">
            <text:p>-43,903</text:p>
          </table:table-cell>
          <table:table-cell office:value-type="float" office:value="-43.9028127861023" calcext:value-type="float">
            <text:p>-43,903</text:p>
          </table:table-cell>
          <table:table-cell office:value-type="float" office:value="-43.896566078186" calcext:value-type="float">
            <text:p>-43,897</text:p>
          </table:table-cell>
          <table:table-cell office:value-type="float" office:value="-43.896627998352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767379761" calcext:value-type="float">
            <text:p>-43,905</text:p>
          </table:table-cell>
          <table:table-cell office:value-type="float" office:value="-43.9050240097046" calcext:value-type="float">
            <text:p>-43,905</text:p>
          </table:table-cell>
          <table:table-cell office:value-type="float" office:value="-43.9033626556397" calcext:value-type="float">
            <text:p>-43,903</text:p>
          </table:table-cell>
          <table:table-cell office:value-type="float" office:value="-43.9038049163818" calcext:value-type="float">
            <text:p>-43,904</text:p>
          </table:table-cell>
          <table:table-cell office:value-type="float" office:value="-43.905460308075" calcext:value-type="float">
            <text:p>-43,905</text:p>
          </table:table-cell>
          <table:table-cell office:value-type="float" office:value="-43.9045873527527" calcext:value-type="float">
            <text:p>-43,905</text:p>
          </table:table-cell>
          <table:table-cell office:value-type="float" office:value="-43.9048554649353" calcext:value-type="float">
            <text:p>-43,905</text:p>
          </table:table-cell>
          <table:table-cell office:value-type="float" office:value="-43.9045308113098" calcext:value-type="float">
            <text:p>-43,905</text:p>
          </table:table-cell>
          <table:table-cell office:value-type="float" office:value="-43.9029550132752" calcext:value-type="float">
            <text:p>-43,903</text:p>
          </table:table-cell>
          <table:table-cell office:value-type="float" office:value="-43.9027753944397" calcext:value-type="float">
            <text:p>-43,903</text:p>
          </table:table-cell>
          <table:table-cell office:value-type="float" office:value="-43.9022417984009" calcext:value-type="float">
            <text:p>-43,902</text:p>
          </table:table-cell>
          <table:table-cell office:value-type="float" office:value="-43.902509803772" calcext:value-type="float">
            <text:p>-43,903</text:p>
          </table:table-cell>
          <table:table-cell office:value-type="float" office:value="-43.9025563621521" calcext:value-type="float">
            <text:p>-43,903</text:p>
          </table:table-cell>
          <table:table-cell office:value-type="float" office:value="-43.9027060241699" calcext:value-type="float">
            <text:p>-43,903</text:p>
          </table:table-cell>
          <table:table-cell office:value-type="float" office:value="-43.8963970222473" calcext:value-type="float">
            <text:p>-43,896</text:p>
          </table:table-cell>
          <table:table-cell office:value-type="float" office:value="-43.896210372924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627975464" calcext:value-type="float">
            <text:p>-43,906</text:p>
          </table:table-cell>
          <table:table-cell office:value-type="float" office:value="-43.9049682044983" calcext:value-type="float">
            <text:p>-43,905</text:p>
          </table:table-cell>
          <table:table-cell office:value-type="float" office:value="-43.9041372070313" calcext:value-type="float">
            <text:p>-43,904</text:p>
          </table:table-cell>
          <table:table-cell office:value-type="float" office:value="-43.9027535514832" calcext:value-type="float">
            <text:p>-43,903</text:p>
          </table:table-cell>
          <table:table-cell office:value-type="float" office:value="-43.9054230918884" calcext:value-type="float">
            <text:p>-43,905</text:p>
          </table:table-cell>
          <table:table-cell office:value-type="float" office:value="-43.9047437744141" calcext:value-type="float">
            <text:p>-43,905</text:p>
          </table:table-cell>
          <table:table-cell office:value-type="float" office:value="-43.9036833267212" calcext:value-type="float">
            <text:p>-43,904</text:p>
          </table:table-cell>
          <table:table-cell office:value-type="float" office:value="-43.9046638946533" calcext:value-type="float">
            <text:p>-43,905</text:p>
          </table:table-cell>
          <table:table-cell office:value-type="float" office:value="-43.9022712898254" calcext:value-type="float">
            <text:p>-43,902</text:p>
          </table:table-cell>
          <table:table-cell office:value-type="float" office:value="-43.9028829650879" calcext:value-type="float">
            <text:p>-43,903</text:p>
          </table:table-cell>
          <table:table-cell office:value-type="float" office:value="-43.90259034729" calcext:value-type="float">
            <text:p>-43,903</text:p>
          </table:table-cell>
          <table:table-cell office:value-type="float" office:value="-43.9021063117981" calcext:value-type="float">
            <text:p>-43,902</text:p>
          </table:table-cell>
          <table:table-cell office:value-type="float" office:value="-43.9027287406921" calcext:value-type="float">
            <text:p>-43,903</text:p>
          </table:table-cell>
          <table:table-cell office:value-type="float" office:value="-43.9029781723023" calcext:value-type="float">
            <text:p>-43,903</text:p>
          </table:table-cell>
          <table:table-cell office:value-type="float" office:value="-43.8963071212769" calcext:value-type="float">
            <text:p>-43,896</text:p>
          </table:table-cell>
          <table:table-cell office:value-type="float" office:value="-43.896159519195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063224793" calcext:value-type="float">
            <text:p>-43,906</text:p>
          </table:table-cell>
          <table:table-cell office:value-type="float" office:value="-43.9068875656128" calcext:value-type="float">
            <text:p>-43,907</text:p>
          </table:table-cell>
          <table:table-cell office:value-type="float" office:value="-43.9042318649292" calcext:value-type="float">
            <text:p>-43,904</text:p>
          </table:table-cell>
          <table:table-cell office:value-type="float" office:value="-43.9023586425781" calcext:value-type="float">
            <text:p>-43,902</text:p>
          </table:table-cell>
          <table:table-cell office:value-type="float" office:value="-43.9044964294434" calcext:value-type="float">
            <text:p>-43,904</text:p>
          </table:table-cell>
          <table:table-cell office:value-type="float" office:value="-43.9046735305786" calcext:value-type="float">
            <text:p>-43,905</text:p>
          </table:table-cell>
          <table:table-cell office:value-type="float" office:value="-43.9044456100464" calcext:value-type="float">
            <text:p>-43,904</text:p>
          </table:table-cell>
          <table:table-cell office:value-type="float" office:value="-43.9045283241272" calcext:value-type="float">
            <text:p>-43,905</text:p>
          </table:table-cell>
          <table:table-cell office:value-type="float" office:value="-43.9026109008789" calcext:value-type="float">
            <text:p>-43,903</text:p>
          </table:table-cell>
          <table:table-cell office:value-type="float" office:value="-43.90291065979" calcext:value-type="float">
            <text:p>-43,903</text:p>
          </table:table-cell>
          <table:table-cell office:value-type="float" office:value="-43.9019202919006" calcext:value-type="float">
            <text:p>-43,902</text:p>
          </table:table-cell>
          <table:table-cell office:value-type="float" office:value="-43.902097946167" calcext:value-type="float">
            <text:p>-43,902</text:p>
          </table:table-cell>
          <table:table-cell office:value-type="float" office:value="-43.9028496284485" calcext:value-type="float">
            <text:p>-43,903</text:p>
          </table:table-cell>
          <table:table-cell office:value-type="float" office:value="-43.9027311019897" calcext:value-type="float">
            <text:p>-43,903</text:p>
          </table:table-cell>
          <table:table-cell office:value-type="float" office:value="-43.8962673606873" calcext:value-type="float">
            <text:p>-43,896</text:p>
          </table:table-cell>
          <table:table-cell office:value-type="float" office:value="-43.896103305816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481933594" calcext:value-type="float">
            <text:p>-43,905</text:p>
          </table:table-cell>
          <table:table-cell office:value-type="float" office:value="-43.9051274032593" calcext:value-type="float">
            <text:p>-43,905</text:p>
          </table:table-cell>
          <table:table-cell office:value-type="float" office:value="-43.9031322174072" calcext:value-type="float">
            <text:p>-43,903</text:p>
          </table:table-cell>
          <table:table-cell office:value-type="float" office:value="-43.902812084198" calcext:value-type="float">
            <text:p>-43,903</text:p>
          </table:table-cell>
          <table:table-cell office:value-type="float" office:value="-43.9049578590393" calcext:value-type="float">
            <text:p>-43,905</text:p>
          </table:table-cell>
          <table:table-cell office:value-type="float" office:value="-43.9047552070618" calcext:value-type="float">
            <text:p>-43,905</text:p>
          </table:table-cell>
          <table:table-cell office:value-type="float" office:value="-43.9046569671631" calcext:value-type="float">
            <text:p>-43,905</text:p>
          </table:table-cell>
          <table:table-cell office:value-type="float" office:value="-43.9046796798706" calcext:value-type="float">
            <text:p>-43,905</text:p>
          </table:table-cell>
          <table:table-cell office:value-type="float" office:value="-43.9025752296448" calcext:value-type="float">
            <text:p>-43,903</text:p>
          </table:table-cell>
          <table:table-cell office:value-type="float" office:value="-43.9024790649414" calcext:value-type="float">
            <text:p>-43,902</text:p>
          </table:table-cell>
          <table:table-cell office:value-type="float" office:value="-43.9017539749146" calcext:value-type="float">
            <text:p>-43,902</text:p>
          </table:table-cell>
          <table:table-cell office:value-type="float" office:value="-43.9017956695557" calcext:value-type="float">
            <text:p>-43,902</text:p>
          </table:table-cell>
          <table:table-cell office:value-type="float" office:value="-43.9029677963257" calcext:value-type="float">
            <text:p>-43,903</text:p>
          </table:table-cell>
          <table:table-cell office:value-type="float" office:value="-43.9030631370544" calcext:value-type="float">
            <text:p>-43,903</text:p>
          </table:table-cell>
          <table:table-cell office:value-type="float" office:value="-43.8960723838806" calcext:value-type="float">
            <text:p>-43,896</text:p>
          </table:table-cell>
          <table:table-cell office:value-type="float" office:value="-43.896109691619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86907196" calcext:value-type="float">
            <text:p>-43,905</text:p>
          </table:table-cell>
          <table:table-cell office:value-type="float" office:value="-43.9050704307556" calcext:value-type="float">
            <text:p>-43,905</text:p>
          </table:table-cell>
          <table:table-cell office:value-type="float" office:value="-43.9030437049866" calcext:value-type="float">
            <text:p>-43,903</text:p>
          </table:table-cell>
          <table:table-cell office:value-type="float" office:value="-43.903410774231" calcext:value-type="float">
            <text:p>-43,903</text:p>
          </table:table-cell>
          <table:table-cell office:value-type="float" office:value="-43.904911190033" calcext:value-type="float">
            <text:p>-43,905</text:p>
          </table:table-cell>
          <table:table-cell office:value-type="float" office:value="-43.9049297332764" calcext:value-type="float">
            <text:p>-43,905</text:p>
          </table:table-cell>
          <table:table-cell office:value-type="float" office:value="-43.9045181159973" calcext:value-type="float">
            <text:p>-43,905</text:p>
          </table:table-cell>
          <table:table-cell office:value-type="float" office:value="-43.9042892379761" calcext:value-type="float">
            <text:p>-43,904</text:p>
          </table:table-cell>
          <table:table-cell office:value-type="float" office:value="-43.9026714553833" calcext:value-type="float">
            <text:p>-43,903</text:p>
          </table:table-cell>
          <table:table-cell office:value-type="float" office:value="-43.902820728302" calcext:value-type="float">
            <text:p>-43,903</text:p>
          </table:table-cell>
          <table:table-cell office:value-type="float" office:value="-43.9020257987976" calcext:value-type="float">
            <text:p>-43,902</text:p>
          </table:table-cell>
          <table:table-cell office:value-type="float" office:value="-43.902272567749" calcext:value-type="float">
            <text:p>-43,902</text:p>
          </table:table-cell>
          <table:table-cell office:value-type="float" office:value="-43.9028628234863" calcext:value-type="float">
            <text:p>-43,903</text:p>
          </table:table-cell>
          <table:table-cell office:value-type="float" office:value="-43.9027754631043" calcext:value-type="float">
            <text:p>-43,903</text:p>
          </table:table-cell>
          <table:table-cell office:value-type="float" office:value="-43.8960084114075" calcext:value-type="float">
            <text:p>-43,896</text:p>
          </table:table-cell>
          <table:table-cell office:value-type="float" office:value="-43.896239105224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368240357" calcext:value-type="float">
            <text:p>-43,905</text:p>
          </table:table-cell>
          <table:table-cell office:value-type="float" office:value="-43.9075306434631" calcext:value-type="float">
            <text:p>-43,908</text:p>
          </table:table-cell>
          <table:table-cell office:value-type="float" office:value="-43.9030959358215" calcext:value-type="float">
            <text:p>-43,903</text:p>
          </table:table-cell>
          <table:table-cell office:value-type="float" office:value="-43.9029247512817" calcext:value-type="float">
            <text:p>-43,903</text:p>
          </table:table-cell>
          <table:table-cell office:value-type="float" office:value="-43.9052858047485" calcext:value-type="float">
            <text:p>-43,905</text:p>
          </table:table-cell>
          <table:table-cell office:value-type="float" office:value="-43.9055672912598" calcext:value-type="float">
            <text:p>-43,906</text:p>
          </table:table-cell>
          <table:table-cell office:value-type="float" office:value="-43.9043623352051" calcext:value-type="float">
            <text:p>-43,904</text:p>
          </table:table-cell>
          <table:table-cell office:value-type="float" office:value="-43.9044881973267" calcext:value-type="float">
            <text:p>-43,904</text:p>
          </table:table-cell>
          <table:table-cell office:value-type="float" office:value="-43.9023949966431" calcext:value-type="float">
            <text:p>-43,902</text:p>
          </table:table-cell>
          <table:table-cell office:value-type="float" office:value="-43.9029708786011" calcext:value-type="float">
            <text:p>-43,903</text:p>
          </table:table-cell>
          <table:table-cell office:value-type="float" office:value="-43.9021731109619" calcext:value-type="float">
            <text:p>-43,902</text:p>
          </table:table-cell>
          <table:table-cell office:value-type="float" office:value="-43.9020525550842" calcext:value-type="float">
            <text:p>-43,902</text:p>
          </table:table-cell>
          <table:table-cell office:value-type="float" office:value="-43.9027397003174" calcext:value-type="float">
            <text:p>-43,903</text:p>
          </table:table-cell>
          <table:table-cell office:value-type="float" office:value="-43.9026307258606" calcext:value-type="float">
            <text:p>-43,903</text:p>
          </table:table-cell>
          <table:table-cell office:value-type="float" office:value="-43.8961492996216" calcext:value-type="float">
            <text:p>-43,896</text:p>
          </table:table-cell>
          <table:table-cell office:value-type="float" office:value="-43.896192829132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109718323" calcext:value-type="float">
            <text:p>-43,905</text:p>
          </table:table-cell>
          <table:table-cell office:value-type="float" office:value="-43.9050300445557" calcext:value-type="float">
            <text:p>-43,905</text:p>
          </table:table-cell>
          <table:table-cell office:value-type="float" office:value="-43.9030384864807" calcext:value-type="float">
            <text:p>-43,903</text:p>
          </table:table-cell>
          <table:table-cell office:value-type="float" office:value="-43.9027551040649" calcext:value-type="float">
            <text:p>-43,903</text:p>
          </table:table-cell>
          <table:table-cell office:value-type="float" office:value="-43.9050134735107" calcext:value-type="float">
            <text:p>-43,905</text:p>
          </table:table-cell>
          <table:table-cell office:value-type="float" office:value="-43.9048156242371" calcext:value-type="float">
            <text:p>-43,905</text:p>
          </table:table-cell>
          <table:table-cell office:value-type="float" office:value="-43.9043738822937" calcext:value-type="float">
            <text:p>-43,904</text:p>
          </table:table-cell>
          <table:table-cell office:value-type="float" office:value="-43.9050196990967" calcext:value-type="float">
            <text:p>-43,905</text:p>
          </table:table-cell>
          <table:table-cell office:value-type="float" office:value="-43.9023146934509" calcext:value-type="float">
            <text:p>-43,902</text:p>
          </table:table-cell>
          <table:table-cell office:value-type="float" office:value="-43.9025517349243" calcext:value-type="float">
            <text:p>-43,903</text:p>
          </table:table-cell>
          <table:table-cell office:value-type="float" office:value="-43.9019484481812" calcext:value-type="float">
            <text:p>-43,902</text:p>
          </table:table-cell>
          <table:table-cell office:value-type="float" office:value="-43.902188167572" calcext:value-type="float">
            <text:p>-43,902</text:p>
          </table:table-cell>
          <table:table-cell office:value-type="float" office:value="-43.9025769462585" calcext:value-type="float">
            <text:p>-43,903</text:p>
          </table:table-cell>
          <table:table-cell office:value-type="float" office:value="-43.9028546638489" calcext:value-type="float">
            <text:p>-43,903</text:p>
          </table:table-cell>
          <table:table-cell office:value-type="float" office:value="-43.8957437820435" calcext:value-type="float">
            <text:p>-43,896</text:p>
          </table:table-cell>
          <table:table-cell office:value-type="float" office:value="-43.896017848968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832496643" calcext:value-type="float">
            <text:p>-43,905</text:p>
          </table:table-cell>
          <table:table-cell office:value-type="float" office:value="-43.9046081352234" calcext:value-type="float">
            <text:p>-43,905</text:p>
          </table:table-cell>
          <table:table-cell office:value-type="float" office:value="-43.9034866371155" calcext:value-type="float">
            <text:p>-43,903</text:p>
          </table:table-cell>
          <table:table-cell office:value-type="float" office:value="-43.9028369636536" calcext:value-type="float">
            <text:p>-43,903</text:p>
          </table:table-cell>
          <table:table-cell office:value-type="float" office:value="-43.9049039115906" calcext:value-type="float">
            <text:p>-43,905</text:p>
          </table:table-cell>
          <table:table-cell office:value-type="float" office:value="-43.904996799469" calcext:value-type="float">
            <text:p>-43,905</text:p>
          </table:table-cell>
          <table:table-cell office:value-type="float" office:value="-43.9048888282776" calcext:value-type="float">
            <text:p>-43,905</text:p>
          </table:table-cell>
          <table:table-cell office:value-type="float" office:value="-43.904331111908" calcext:value-type="float">
            <text:p>-43,904</text:p>
          </table:table-cell>
          <table:table-cell office:value-type="float" office:value="-43.9025750846863" calcext:value-type="float">
            <text:p>-43,903</text:p>
          </table:table-cell>
          <table:table-cell office:value-type="float" office:value="-43.902523815155" calcext:value-type="float">
            <text:p>-43,903</text:p>
          </table:table-cell>
          <table:table-cell office:value-type="float" office:value="-43.9020648002625" calcext:value-type="float">
            <text:p>-43,902</text:p>
          </table:table-cell>
          <table:table-cell office:value-type="float" office:value="-43.9016795883179" calcext:value-type="float">
            <text:p>-43,902</text:p>
          </table:table-cell>
          <table:table-cell office:value-type="float" office:value="-43.9026968345642" calcext:value-type="float">
            <text:p>-43,903</text:p>
          </table:table-cell>
          <table:table-cell office:value-type="float" office:value="-43.9030752220154" calcext:value-type="float">
            <text:p>-43,903</text:p>
          </table:table-cell>
          <table:table-cell office:value-type="float" office:value="-43.8961735420227" calcext:value-type="float">
            <text:p>-43,896</text:p>
          </table:table-cell>
          <table:table-cell office:value-type="float" office:value="-43.89578900527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60786438" calcext:value-type="float">
            <text:p>-43,906</text:p>
          </table:table-cell>
          <table:table-cell office:value-type="float" office:value="-43.9049530181885" calcext:value-type="float">
            <text:p>-43,905</text:p>
          </table:table-cell>
          <table:table-cell office:value-type="float" office:value="-43.9027654953003" calcext:value-type="float">
            <text:p>-43,903</text:p>
          </table:table-cell>
          <table:table-cell office:value-type="float" office:value="-43.9029678459168" calcext:value-type="float">
            <text:p>-43,903</text:p>
          </table:table-cell>
          <table:table-cell office:value-type="float" office:value="-43.9051577453613" calcext:value-type="float">
            <text:p>-43,905</text:p>
          </table:table-cell>
          <table:table-cell office:value-type="float" office:value="-43.9046784515381" calcext:value-type="float">
            <text:p>-43,905</text:p>
          </table:table-cell>
          <table:table-cell office:value-type="float" office:value="-43.904305809021" calcext:value-type="float">
            <text:p>-43,904</text:p>
          </table:table-cell>
          <table:table-cell office:value-type="float" office:value="-43.9043745880127" calcext:value-type="float">
            <text:p>-43,904</text:p>
          </table:table-cell>
          <table:table-cell office:value-type="float" office:value="-43.9026752510071" calcext:value-type="float">
            <text:p>-43,903</text:p>
          </table:table-cell>
          <table:table-cell office:value-type="float" office:value="-43.9023156433105" calcext:value-type="float">
            <text:p>-43,902</text:p>
          </table:table-cell>
          <table:table-cell office:value-type="float" office:value="-43.901678237915" calcext:value-type="float">
            <text:p>-43,902</text:p>
          </table:table-cell>
          <table:table-cell office:value-type="float" office:value="-43.9025008583069" calcext:value-type="float">
            <text:p>-43,903</text:p>
          </table:table-cell>
          <table:table-cell office:value-type="float" office:value="-43.9025388145447" calcext:value-type="float">
            <text:p>-43,903</text:p>
          </table:table-cell>
          <table:table-cell office:value-type="float" office:value="-43.9024811401367" calcext:value-type="float">
            <text:p>-43,902</text:p>
          </table:table-cell>
          <table:table-cell office:value-type="float" office:value="-43.895673915863" calcext:value-type="float">
            <text:p>-43,896</text:p>
          </table:table-cell>
          <table:table-cell office:value-type="float" office:value="-43.8958882942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2110672" calcext:value-type="float">
            <text:p>-43,905</text:p>
          </table:table-cell>
          <table:table-cell office:value-type="float" office:value="-43.904711894989" calcext:value-type="float">
            <text:p>-43,905</text:p>
          </table:table-cell>
          <table:table-cell office:value-type="float" office:value="-43.9028097724915" calcext:value-type="float">
            <text:p>-43,903</text:p>
          </table:table-cell>
          <table:table-cell office:value-type="float" office:value="-43.9033449821472" calcext:value-type="float">
            <text:p>-43,903</text:p>
          </table:table-cell>
          <table:table-cell office:value-type="float" office:value="-43.9038068351746" calcext:value-type="float">
            <text:p>-43,904</text:p>
          </table:table-cell>
          <table:table-cell office:value-type="float" office:value="-43.9041896591187" calcext:value-type="float">
            <text:p>-43,904</text:p>
          </table:table-cell>
          <table:table-cell office:value-type="float" office:value="-43.9045028152466" calcext:value-type="float">
            <text:p>-43,905</text:p>
          </table:table-cell>
          <table:table-cell office:value-type="float" office:value="-43.9040539512634" calcext:value-type="float">
            <text:p>-43,904</text:p>
          </table:table-cell>
          <table:table-cell office:value-type="float" office:value="-43.9020337333679" calcext:value-type="float">
            <text:p>-43,902</text:p>
          </table:table-cell>
          <table:table-cell office:value-type="float" office:value="-43.9020021781921" calcext:value-type="float">
            <text:p>-43,902</text:p>
          </table:table-cell>
          <table:table-cell office:value-type="float" office:value="-43.9018099403381" calcext:value-type="float">
            <text:p>-43,902</text:p>
          </table:table-cell>
          <table:table-cell office:value-type="float" office:value="-43.9013810577393" calcext:value-type="float">
            <text:p>-43,901</text:p>
          </table:table-cell>
          <table:table-cell office:value-type="float" office:value="-43.9027242240906" calcext:value-type="float">
            <text:p>-43,903</text:p>
          </table:table-cell>
          <table:table-cell office:value-type="float" office:value="-43.9025954780579" calcext:value-type="float">
            <text:p>-43,903</text:p>
          </table:table-cell>
          <table:table-cell office:value-type="float" office:value="-43.8954878807068" calcext:value-type="float">
            <text:p>-43,895</text:p>
          </table:table-cell>
          <table:table-cell office:value-type="float" office:value="-43.895268081665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36410523" calcext:value-type="float">
            <text:p>-43,906</text:p>
          </table:table-cell>
          <table:table-cell office:value-type="float" office:value="-43.9056388702393" calcext:value-type="float">
            <text:p>-43,906</text:p>
          </table:table-cell>
          <table:table-cell office:value-type="float" office:value="-43.9034105377197" calcext:value-type="float">
            <text:p>-43,903</text:p>
          </table:table-cell>
          <table:table-cell office:value-type="float" office:value="-43.9031592750549" calcext:value-type="float">
            <text:p>-43,903</text:p>
          </table:table-cell>
          <table:table-cell office:value-type="float" office:value="-43.9048369140625" calcext:value-type="float">
            <text:p>-43,905</text:p>
          </table:table-cell>
          <table:table-cell office:value-type="float" office:value="-43.9046746406555" calcext:value-type="float">
            <text:p>-43,905</text:p>
          </table:table-cell>
          <table:table-cell office:value-type="float" office:value="-43.9045193405151" calcext:value-type="float">
            <text:p>-43,905</text:p>
          </table:table-cell>
          <table:table-cell office:value-type="float" office:value="-43.9047228317261" calcext:value-type="float">
            <text:p>-43,905</text:p>
          </table:table-cell>
          <table:table-cell office:value-type="float" office:value="-43.9023343009949" calcext:value-type="float">
            <text:p>-43,902</text:p>
          </table:table-cell>
          <table:table-cell office:value-type="float" office:value="-43.9024578895569" calcext:value-type="float">
            <text:p>-43,902</text:p>
          </table:table-cell>
          <table:table-cell office:value-type="float" office:value="-43.9014984283447" calcext:value-type="float">
            <text:p>-43,901</text:p>
          </table:table-cell>
          <table:table-cell office:value-type="float" office:value="-43.9017907066345" calcext:value-type="float">
            <text:p>-43,902</text:p>
          </table:table-cell>
          <table:table-cell office:value-type="float" office:value="-43.902921257019" calcext:value-type="float">
            <text:p>-43,903</text:p>
          </table:table-cell>
          <table:table-cell office:value-type="float" office:value="-43.9026183662415" calcext:value-type="float">
            <text:p>-43,903</text:p>
          </table:table-cell>
          <table:table-cell office:value-type="float" office:value="-43.8954039878845" calcext:value-type="float">
            <text:p>-43,895</text:p>
          </table:table-cell>
          <table:table-cell office:value-type="float" office:value="-43.895619838714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576675415" calcext:value-type="float">
            <text:p>-43,905</text:p>
          </table:table-cell>
          <table:table-cell office:value-type="float" office:value="-43.905362071991" calcext:value-type="float">
            <text:p>-43,905</text:p>
          </table:table-cell>
          <table:table-cell office:value-type="float" office:value="-43.9035443191528" calcext:value-type="float">
            <text:p>-43,904</text:p>
          </table:table-cell>
          <table:table-cell office:value-type="float" office:value="-43.9032830963135" calcext:value-type="float">
            <text:p>-43,903</text:p>
          </table:table-cell>
          <table:table-cell office:value-type="float" office:value="-43.9052922554016" calcext:value-type="float">
            <text:p>-43,905</text:p>
          </table:table-cell>
          <table:table-cell office:value-type="float" office:value="-43.9046896286011" calcext:value-type="float">
            <text:p>-43,905</text:p>
          </table:table-cell>
          <table:table-cell office:value-type="float" office:value="-43.9041048583984" calcext:value-type="float">
            <text:p>-43,904</text:p>
          </table:table-cell>
          <table:table-cell office:value-type="float" office:value="-43.9040488624573" calcext:value-type="float">
            <text:p>-43,904</text:p>
          </table:table-cell>
          <table:table-cell office:value-type="float" office:value="-43.9029516220093" calcext:value-type="float">
            <text:p>-43,903</text:p>
          </table:table-cell>
          <table:table-cell office:value-type="float" office:value="-43.9019202232361" calcext:value-type="float">
            <text:p>-43,902</text:p>
          </table:table-cell>
          <table:table-cell office:value-type="float" office:value="-43.9018791656494" calcext:value-type="float">
            <text:p>-43,902</text:p>
          </table:table-cell>
          <table:table-cell office:value-type="float" office:value="-43.9020246429443" calcext:value-type="float">
            <text:p>-43,902</text:p>
          </table:table-cell>
          <table:table-cell office:value-type="float" office:value="-43.9026387367249" calcext:value-type="float">
            <text:p>-43,903</text:p>
          </table:table-cell>
          <table:table-cell office:value-type="float" office:value="-43.9028184089661" calcext:value-type="float">
            <text:p>-43,903</text:p>
          </table:table-cell>
          <table:table-cell office:value-type="float" office:value="-43.8956807556152" calcext:value-type="float">
            <text:p>-43,896</text:p>
          </table:table-cell>
          <table:table-cell office:value-type="float" office:value="-43.89573303604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854980469" calcext:value-type="float">
            <text:p>-43,905</text:p>
          </table:table-cell>
          <table:table-cell office:value-type="float" office:value="-43.9052823944092" calcext:value-type="float">
            <text:p>-43,905</text:p>
          </table:table-cell>
          <table:table-cell office:value-type="float" office:value="-43.9035796203613" calcext:value-type="float">
            <text:p>-43,904</text:p>
          </table:table-cell>
          <table:table-cell office:value-type="float" office:value="-43.9019902305603" calcext:value-type="float">
            <text:p>-43,902</text:p>
          </table:table-cell>
          <table:table-cell office:value-type="float" office:value="-43.9043864822388" calcext:value-type="float">
            <text:p>-43,904</text:p>
          </table:table-cell>
          <table:table-cell office:value-type="float" office:value="-43.9051639137268" calcext:value-type="float">
            <text:p>-43,905</text:p>
          </table:table-cell>
          <table:table-cell office:value-type="float" office:value="-43.9046216812134" calcext:value-type="float">
            <text:p>-43,905</text:p>
          </table:table-cell>
          <table:table-cell office:value-type="float" office:value="-43.9033988647461" calcext:value-type="float">
            <text:p>-43,903</text:p>
          </table:table-cell>
          <table:table-cell office:value-type="float" office:value="-43.9022194023132" calcext:value-type="float">
            <text:p>-43,902</text:p>
          </table:table-cell>
          <table:table-cell office:value-type="float" office:value="-43.9022816390991" calcext:value-type="float">
            <text:p>-43,902</text:p>
          </table:table-cell>
          <table:table-cell office:value-type="float" office:value="-43.9022123413086" calcext:value-type="float">
            <text:p>-43,902</text:p>
          </table:table-cell>
          <table:table-cell office:value-type="float" office:value="-43.9021219863892" calcext:value-type="float">
            <text:p>-43,902</text:p>
          </table:table-cell>
          <table:table-cell office:value-type="float" office:value="-43.9027321853638" calcext:value-type="float">
            <text:p>-43,903</text:p>
          </table:table-cell>
          <table:table-cell office:value-type="float" office:value="-43.9025778808594" calcext:value-type="float">
            <text:p>-43,903</text:p>
          </table:table-cell>
          <table:table-cell office:value-type="float" office:value="-43.8957249832153" calcext:value-type="float">
            <text:p>-43,896</text:p>
          </table:table-cell>
          <table:table-cell office:value-type="float" office:value="-43.895576564788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380058289" calcext:value-type="float">
            <text:p>-43,905</text:p>
          </table:table-cell>
          <table:table-cell office:value-type="float" office:value="-43.9052191848755" calcext:value-type="float">
            <text:p>-43,905</text:p>
          </table:table-cell>
          <table:table-cell office:value-type="float" office:value="-43.9032523536682" calcext:value-type="float">
            <text:p>-43,903</text:p>
          </table:table-cell>
          <table:table-cell office:value-type="float" office:value="-43.9033437614441" calcext:value-type="float">
            <text:p>-43,903</text:p>
          </table:table-cell>
          <table:table-cell office:value-type="float" office:value="-43.9044632492065" calcext:value-type="float">
            <text:p>-43,904</text:p>
          </table:table-cell>
          <table:table-cell office:value-type="float" office:value="-43.905772808075" calcext:value-type="float">
            <text:p>-43,906</text:p>
          </table:table-cell>
          <table:table-cell office:value-type="float" office:value="-43.9046671104431" calcext:value-type="float">
            <text:p>-43,905</text:p>
          </table:table-cell>
          <table:table-cell office:value-type="float" office:value="-43.903439125061" calcext:value-type="float">
            <text:p>-43,903</text:p>
          </table:table-cell>
          <table:table-cell office:value-type="float" office:value="-43.9021460227966" calcext:value-type="float">
            <text:p>-43,902</text:p>
          </table:table-cell>
          <table:table-cell office:value-type="float" office:value="-43.902246925354" calcext:value-type="float">
            <text:p>-43,902</text:p>
          </table:table-cell>
          <table:table-cell office:value-type="float" office:value="-43.9020150680542" calcext:value-type="float">
            <text:p>-43,902</text:p>
          </table:table-cell>
          <table:table-cell office:value-type="float" office:value="-43.9018128890991" calcext:value-type="float">
            <text:p>-43,902</text:p>
          </table:table-cell>
          <table:table-cell office:value-type="float" office:value="-43.9027617759705" calcext:value-type="float">
            <text:p>-43,903</text:p>
          </table:table-cell>
          <table:table-cell office:value-type="float" office:value="-43.9023722724915" calcext:value-type="float">
            <text:p>-43,902</text:p>
          </table:table-cell>
          <table:table-cell office:value-type="float" office:value="-43.8954586372375" calcext:value-type="float">
            <text:p>-43,895</text:p>
          </table:table-cell>
          <table:table-cell office:value-type="float" office:value="-43.895515155792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794204712" calcext:value-type="float">
            <text:p>-43,905</text:p>
          </table:table-cell>
          <table:table-cell office:value-type="float" office:value="-43.9050403022766" calcext:value-type="float">
            <text:p>-43,905</text:p>
          </table:table-cell>
          <table:table-cell office:value-type="float" office:value="-43.9027096824646" calcext:value-type="float">
            <text:p>-43,903</text:p>
          </table:table-cell>
          <table:table-cell office:value-type="float" office:value="-43.9031659889221" calcext:value-type="float">
            <text:p>-43,903</text:p>
          </table:table-cell>
          <table:table-cell office:value-type="float" office:value="-43.9046959991455" calcext:value-type="float">
            <text:p>-43,905</text:p>
          </table:table-cell>
          <table:table-cell office:value-type="float" office:value="-43.9044279594421" calcext:value-type="float">
            <text:p>-43,904</text:p>
          </table:table-cell>
          <table:table-cell office:value-type="float" office:value="-43.904460899353" calcext:value-type="float">
            <text:p>-43,904</text:p>
          </table:table-cell>
          <table:table-cell office:value-type="float" office:value="-43.9037574691772" calcext:value-type="float">
            <text:p>-43,904</text:p>
          </table:table-cell>
          <table:table-cell office:value-type="float" office:value="-43.9020040206909" calcext:value-type="float">
            <text:p>-43,902</text:p>
          </table:table-cell>
          <table:table-cell office:value-type="float" office:value="-43.9018207473755" calcext:value-type="float">
            <text:p>-43,902</text:p>
          </table:table-cell>
          <table:table-cell office:value-type="float" office:value="-43.9021851234436" calcext:value-type="float">
            <text:p>-43,902</text:p>
          </table:table-cell>
          <table:table-cell office:value-type="float" office:value="-43.9016312599182" calcext:value-type="float">
            <text:p>-43,902</text:p>
          </table:table-cell>
          <table:table-cell office:value-type="float" office:value="-43.9026607933044" calcext:value-type="float">
            <text:p>-43,903</text:p>
          </table:table-cell>
          <table:table-cell office:value-type="float" office:value="-43.9027690925598" calcext:value-type="float">
            <text:p>-43,903</text:p>
          </table:table-cell>
          <table:table-cell office:value-type="float" office:value="-43.8954076499939" calcext:value-type="float">
            <text:p>-43,895</text:p>
          </table:table-cell>
          <table:table-cell office:value-type="float" office:value="-43.895381980896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731506348" calcext:value-type="float">
            <text:p>-43,905</text:p>
          </table:table-cell>
          <table:table-cell office:value-type="float" office:value="-43.9042060432434" calcext:value-type="float">
            <text:p>-43,904</text:p>
          </table:table-cell>
          <table:table-cell office:value-type="float" office:value="-43.9041247444153" calcext:value-type="float">
            <text:p>-43,904</text:p>
          </table:table-cell>
          <table:table-cell office:value-type="float" office:value="-43.9038488502502" calcext:value-type="float">
            <text:p>-43,904</text:p>
          </table:table-cell>
          <table:table-cell office:value-type="float" office:value="-43.905219417572" calcext:value-type="float">
            <text:p>-43,905</text:p>
          </table:table-cell>
          <table:table-cell office:value-type="float" office:value="-43.9040981674194" calcext:value-type="float">
            <text:p>-43,904</text:p>
          </table:table-cell>
          <table:table-cell office:value-type="float" office:value="-43.9037576141357" calcext:value-type="float">
            <text:p>-43,904</text:p>
          </table:table-cell>
          <table:table-cell office:value-type="float" office:value="-43.9039563827515" calcext:value-type="float">
            <text:p>-43,904</text:p>
          </table:table-cell>
          <table:table-cell office:value-type="float" office:value="-43.9023544769287" calcext:value-type="float">
            <text:p>-43,902</text:p>
          </table:table-cell>
          <table:table-cell office:value-type="float" office:value="-43.9022519378662" calcext:value-type="float">
            <text:p>-43,902</text:p>
          </table:table-cell>
          <table:table-cell office:value-type="float" office:value="-43.902040096283" calcext:value-type="float">
            <text:p>-43,902</text:p>
          </table:table-cell>
          <table:table-cell office:value-type="float" office:value="-43.9016086502075" calcext:value-type="float">
            <text:p>-43,902</text:p>
          </table:table-cell>
          <table:table-cell office:value-type="float" office:value="-43.9028392982483" calcext:value-type="float">
            <text:p>-43,903</text:p>
          </table:table-cell>
          <table:table-cell office:value-type="float" office:value="-43.9027434120178" calcext:value-type="float">
            <text:p>-43,903</text:p>
          </table:table-cell>
          <table:table-cell office:value-type="float" office:value="-43.8956546554565" calcext:value-type="float">
            <text:p>-43,896</text:p>
          </table:table-cell>
          <table:table-cell office:value-type="float" office:value="-43.895529361724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021034241" calcext:value-type="float">
            <text:p>-43,905</text:p>
          </table:table-cell>
          <table:table-cell office:value-type="float" office:value="-43.9058651924133" calcext:value-type="float">
            <text:p>-43,906</text:p>
          </table:table-cell>
          <table:table-cell office:value-type="float" office:value="-43.9028278541565" calcext:value-type="float">
            <text:p>-43,903</text:p>
          </table:table-cell>
          <table:table-cell office:value-type="float" office:value="-43.9050032424927" calcext:value-type="float">
            <text:p>-43,905</text:p>
          </table:table-cell>
          <table:table-cell office:value-type="float" office:value="-43.9047142295837" calcext:value-type="float">
            <text:p>-43,905</text:p>
          </table:table-cell>
          <table:table-cell office:value-type="float" office:value="-43.9046556739807" calcext:value-type="float">
            <text:p>-43,905</text:p>
          </table:table-cell>
          <table:table-cell office:value-type="float" office:value="-43.9040604286194" calcext:value-type="float">
            <text:p>-43,904</text:p>
          </table:table-cell>
          <table:table-cell office:value-type="float" office:value="-43.9032819328308" calcext:value-type="float">
            <text:p>-43,903</text:p>
          </table:table-cell>
          <table:table-cell office:value-type="float" office:value="-43.9026530761719" calcext:value-type="float">
            <text:p>-43,903</text:p>
          </table:table-cell>
          <table:table-cell office:value-type="float" office:value="-43.9021830711365" calcext:value-type="float">
            <text:p>-43,902</text:p>
          </table:table-cell>
          <table:table-cell office:value-type="float" office:value="-43.9021051597595" calcext:value-type="float">
            <text:p>-43,902</text:p>
          </table:table-cell>
          <table:table-cell office:value-type="float" office:value="-43.9021566810608" calcext:value-type="float">
            <text:p>-43,902</text:p>
          </table:table-cell>
          <table:table-cell office:value-type="float" office:value="-43.9026431808472" calcext:value-type="float">
            <text:p>-43,903</text:p>
          </table:table-cell>
          <table:table-cell office:value-type="float" office:value="-43.9026383934021" calcext:value-type="float">
            <text:p>-43,903</text:p>
          </table:table-cell>
          <table:table-cell office:value-type="float" office:value="-43.8953636322022" calcext:value-type="float">
            <text:p>-43,895</text:p>
          </table:table-cell>
          <table:table-cell office:value-type="float" office:value="-43.8954987258911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621231079" calcext:value-type="float">
            <text:p>-43,906</text:p>
          </table:table-cell>
          <table:table-cell office:value-type="float" office:value="-43.9051093215942" calcext:value-type="float">
            <text:p>-43,905</text:p>
          </table:table-cell>
          <table:table-cell office:value-type="float" office:value="-43.9042700080872" calcext:value-type="float">
            <text:p>-43,904</text:p>
          </table:table-cell>
          <table:table-cell office:value-type="float" office:value="-43.9034092674255" calcext:value-type="float">
            <text:p>-43,903</text:p>
          </table:table-cell>
          <table:table-cell office:value-type="float" office:value="-43.904882358551" calcext:value-type="float">
            <text:p>-43,905</text:p>
          </table:table-cell>
          <table:table-cell office:value-type="float" office:value="-43.905173122406" calcext:value-type="float">
            <text:p>-43,905</text:p>
          </table:table-cell>
          <table:table-cell office:value-type="float" office:value="-43.9045406913757" calcext:value-type="float">
            <text:p>-43,905</text:p>
          </table:table-cell>
          <table:table-cell office:value-type="float" office:value="-43.9038065185547" calcext:value-type="float">
            <text:p>-43,904</text:p>
          </table:table-cell>
          <table:table-cell office:value-type="float" office:value="-43.9019513435364" calcext:value-type="float">
            <text:p>-43,902</text:p>
          </table:table-cell>
          <table:table-cell office:value-type="float" office:value="-43.9026069946289" calcext:value-type="float">
            <text:p>-43,903</text:p>
          </table:table-cell>
          <table:table-cell office:value-type="float" office:value="-43.9018789138794" calcext:value-type="float">
            <text:p>-43,902</text:p>
          </table:table-cell>
          <table:table-cell office:value-type="float" office:value="-43.9018752822876" calcext:value-type="float">
            <text:p>-43,902</text:p>
          </table:table-cell>
          <table:table-cell office:value-type="float" office:value="-43.9028374633789" calcext:value-type="float">
            <text:p>-43,903</text:p>
          </table:table-cell>
          <table:table-cell office:value-type="float" office:value="-43.902304599762" calcext:value-type="float">
            <text:p>-43,902</text:p>
          </table:table-cell>
          <table:table-cell office:value-type="float" office:value="-43.8960137252808" calcext:value-type="float">
            <text:p>-43,896</text:p>
          </table:table-cell>
          <table:table-cell office:value-type="float" office:value="-43.895591541290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8110656738" calcext:value-type="float">
            <text:p>-43,904</text:p>
          </table:table-cell>
          <table:table-cell office:value-type="float" office:value="-43.9046898422241" calcext:value-type="float">
            <text:p>-43,905</text:p>
          </table:table-cell>
          <table:table-cell office:value-type="float" office:value="-43.9026562156677" calcext:value-type="float">
            <text:p>-43,903</text:p>
          </table:table-cell>
          <table:table-cell office:value-type="float" office:value="-43.9039541130066" calcext:value-type="float">
            <text:p>-43,904</text:p>
          </table:table-cell>
          <table:table-cell office:value-type="float" office:value="-43.9048902778626" calcext:value-type="float">
            <text:p>-43,905</text:p>
          </table:table-cell>
          <table:table-cell office:value-type="float" office:value="-43.9056323204041" calcext:value-type="float">
            <text:p>-43,906</text:p>
          </table:table-cell>
          <table:table-cell office:value-type="float" office:value="-43.9041055259705" calcext:value-type="float">
            <text:p>-43,904</text:p>
          </table:table-cell>
          <table:table-cell office:value-type="float" office:value="-43.9034116249085" calcext:value-type="float">
            <text:p>-43,903</text:p>
          </table:table-cell>
          <table:table-cell office:value-type="float" office:value="-43.9021229248047" calcext:value-type="float">
            <text:p>-43,902</text:p>
          </table:table-cell>
          <table:table-cell office:value-type="float" office:value="-43.9021092414856" calcext:value-type="float">
            <text:p>-43,902</text:p>
          </table:table-cell>
          <table:table-cell office:value-type="float" office:value="-43.9022282714844" calcext:value-type="float">
            <text:p>-43,902</text:p>
          </table:table-cell>
          <table:table-cell office:value-type="float" office:value="-43.9017536010742" calcext:value-type="float">
            <text:p>-43,902</text:p>
          </table:table-cell>
          <table:table-cell office:value-type="float" office:value="-43.9025883979797" calcext:value-type="float">
            <text:p>-43,903</text:p>
          </table:table-cell>
          <table:table-cell office:value-type="float" office:value="-43.9027032699585" calcext:value-type="float">
            <text:p>-43,903</text:p>
          </table:table-cell>
          <table:table-cell office:value-type="float" office:value="-43.8960175056458" calcext:value-type="float">
            <text:p>-43,896</text:p>
          </table:table-cell>
          <table:table-cell office:value-type="float" office:value="-43.895727275848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8197631836" calcext:value-type="float">
            <text:p>-43,905</text:p>
          </table:table-cell>
          <table:table-cell office:value-type="float" office:value="-43.9046932983398" calcext:value-type="float">
            <text:p>-43,905</text:p>
          </table:table-cell>
          <table:table-cell office:value-type="float" office:value="-43.9034772949219" calcext:value-type="float">
            <text:p>-43,903</text:p>
          </table:table-cell>
          <table:table-cell office:value-type="float" office:value="-43.9025314826965" calcext:value-type="float">
            <text:p>-43,903</text:p>
          </table:table-cell>
          <table:table-cell office:value-type="float" office:value="-43.9049639892578" calcext:value-type="float">
            <text:p>-43,905</text:p>
          </table:table-cell>
          <table:table-cell office:value-type="float" office:value="-43.9044107017517" calcext:value-type="float">
            <text:p>-43,904</text:p>
          </table:table-cell>
          <table:table-cell office:value-type="float" office:value="-43.9033426246643" calcext:value-type="float">
            <text:p>-43,903</text:p>
          </table:table-cell>
          <table:table-cell office:value-type="float" office:value="-43.9043115386963" calcext:value-type="float">
            <text:p>-43,904</text:p>
          </table:table-cell>
          <table:table-cell office:value-type="float" office:value="-43.9021205711365" calcext:value-type="float">
            <text:p>-43,902</text:p>
          </table:table-cell>
          <table:table-cell office:value-type="float" office:value="-43.902296661377" calcext:value-type="float">
            <text:p>-43,902</text:p>
          </table:table-cell>
          <table:table-cell office:value-type="float" office:value="-43.9019387664795" calcext:value-type="float">
            <text:p>-43,902</text:p>
          </table:table-cell>
          <table:table-cell office:value-type="float" office:value="-43.9018614807129" calcext:value-type="float">
            <text:p>-43,902</text:p>
          </table:table-cell>
          <table:table-cell office:value-type="float" office:value="-43.9026397628784" calcext:value-type="float">
            <text:p>-43,903</text:p>
          </table:table-cell>
          <table:table-cell office:value-type="float" office:value="-43.9023695335388" calcext:value-type="float">
            <text:p>-43,902</text:p>
          </table:table-cell>
          <table:table-cell office:value-type="float" office:value="-43.8960782966614" calcext:value-type="float">
            <text:p>-43,896</text:p>
          </table:table-cell>
          <table:table-cell office:value-type="float" office:value="-43.89592263793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674247742" calcext:value-type="float">
            <text:p>-43,905</text:p>
          </table:table-cell>
          <table:table-cell office:value-type="float" office:value="-43.9050963401794" calcext:value-type="float">
            <text:p>-43,905</text:p>
          </table:table-cell>
          <table:table-cell office:value-type="float" office:value="-43.9035909996033" calcext:value-type="float">
            <text:p>-43,904</text:p>
          </table:table-cell>
          <table:table-cell office:value-type="float" office:value="-43.903882144928" calcext:value-type="float">
            <text:p>-43,904</text:p>
          </table:table-cell>
          <table:table-cell office:value-type="float" office:value="-43.9049995498657" calcext:value-type="float">
            <text:p>-43,905</text:p>
          </table:table-cell>
          <table:table-cell office:value-type="float" office:value="-43.9050128822327" calcext:value-type="float">
            <text:p>-43,905</text:p>
          </table:table-cell>
          <table:table-cell office:value-type="float" office:value="-43.9041138839722" calcext:value-type="float">
            <text:p>-43,904</text:p>
          </table:table-cell>
          <table:table-cell office:value-type="float" office:value="-43.9042533531189" calcext:value-type="float">
            <text:p>-43,904</text:p>
          </table:table-cell>
          <table:table-cell office:value-type="float" office:value="-43.9018433265686" calcext:value-type="float">
            <text:p>-43,902</text:p>
          </table:table-cell>
          <table:table-cell office:value-type="float" office:value="-43.9024853019714" calcext:value-type="float">
            <text:p>-43,902</text:p>
          </table:table-cell>
          <table:table-cell office:value-type="float" office:value="-43.9017807998657" calcext:value-type="float">
            <text:p>-43,902</text:p>
          </table:table-cell>
          <table:table-cell office:value-type="float" office:value="-43.9019431800842" calcext:value-type="float">
            <text:p>-43,902</text:p>
          </table:table-cell>
          <table:table-cell office:value-type="float" office:value="-43.9024351081848" calcext:value-type="float">
            <text:p>-43,902</text:p>
          </table:table-cell>
          <table:table-cell office:value-type="float" office:value="-43.9027610397339" calcext:value-type="float">
            <text:p>-43,903</text:p>
          </table:table-cell>
          <table:table-cell office:value-type="float" office:value="-43.8960621681213" calcext:value-type="float">
            <text:p>-43,896</text:p>
          </table:table-cell>
          <table:table-cell office:value-type="float" office:value="-43.896191036224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3043861389" calcext:value-type="float">
            <text:p>-43,904</text:p>
          </table:table-cell>
          <table:table-cell office:value-type="float" office:value="-43.9047437477112" calcext:value-type="float">
            <text:p>-43,905</text:p>
          </table:table-cell>
          <table:table-cell office:value-type="float" office:value="-43.9032620048523" calcext:value-type="float">
            <text:p>-43,903</text:p>
          </table:table-cell>
          <table:table-cell office:value-type="float" office:value="-43.9035367393494" calcext:value-type="float">
            <text:p>-43,904</text:p>
          </table:table-cell>
          <table:table-cell office:value-type="float" office:value="-43.9047340888977" calcext:value-type="float">
            <text:p>-43,905</text:p>
          </table:table-cell>
          <table:table-cell office:value-type="float" office:value="-43.9046560554504" calcext:value-type="float">
            <text:p>-43,905</text:p>
          </table:table-cell>
          <table:table-cell office:value-type="float" office:value="-43.9036148796082" calcext:value-type="float">
            <text:p>-43,904</text:p>
          </table:table-cell>
          <table:table-cell office:value-type="float" office:value="-43.9038313026428" calcext:value-type="float">
            <text:p>-43,904</text:p>
          </table:table-cell>
          <table:table-cell office:value-type="float" office:value="-43.9022673377991" calcext:value-type="float">
            <text:p>-43,902</text:p>
          </table:table-cell>
          <table:table-cell office:value-type="float" office:value="-43.9022608222961" calcext:value-type="float">
            <text:p>-43,902</text:p>
          </table:table-cell>
          <table:table-cell office:value-type="float" office:value="-43.9018527297974" calcext:value-type="float">
            <text:p>-43,902</text:p>
          </table:table-cell>
          <table:table-cell office:value-type="float" office:value="-43.9019693870544" calcext:value-type="float">
            <text:p>-43,902</text:p>
          </table:table-cell>
          <table:table-cell office:value-type="float" office:value="-43.9025744819641" calcext:value-type="float">
            <text:p>-43,903</text:p>
          </table:table-cell>
          <table:table-cell office:value-type="float" office:value="-43.9025383491516" calcext:value-type="float">
            <text:p>-43,903</text:p>
          </table:table-cell>
          <table:table-cell office:value-type="float" office:value="-43.8960714492798" calcext:value-type="float">
            <text:p>-43,896</text:p>
          </table:table-cell>
          <table:table-cell office:value-type="float" office:value="-43.896191631317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006393433" calcext:value-type="float">
            <text:p>-43,905</text:p>
          </table:table-cell>
          <table:table-cell office:value-type="float" office:value="-43.9046358108521" calcext:value-type="float">
            <text:p>-43,905</text:p>
          </table:table-cell>
          <table:table-cell office:value-type="float" office:value="-43.9030342254639" calcext:value-type="float">
            <text:p>-43,903</text:p>
          </table:table-cell>
          <table:table-cell office:value-type="float" office:value="-43.9033983230591" calcext:value-type="float">
            <text:p>-43,903</text:p>
          </table:table-cell>
          <table:table-cell office:value-type="float" office:value="-43.904646736145" calcext:value-type="float">
            <text:p>-43,905</text:p>
          </table:table-cell>
          <table:table-cell office:value-type="float" office:value="-43.9041887550354" calcext:value-type="float">
            <text:p>-43,904</text:p>
          </table:table-cell>
          <table:table-cell office:value-type="float" office:value="-43.9037193870544" calcext:value-type="float">
            <text:p>-43,904</text:p>
          </table:table-cell>
          <table:table-cell office:value-type="float" office:value="-43.9042565078735" calcext:value-type="float">
            <text:p>-43,904</text:p>
          </table:table-cell>
          <table:table-cell office:value-type="float" office:value="-43.9017869682312" calcext:value-type="float">
            <text:p>-43,902</text:p>
          </table:table-cell>
          <table:table-cell office:value-type="float" office:value="-43.9013690490723" calcext:value-type="float">
            <text:p>-43,901</text:p>
          </table:table-cell>
          <table:table-cell office:value-type="float" office:value="-43.9019114761353" calcext:value-type="float">
            <text:p>-43,902</text:p>
          </table:table-cell>
          <table:table-cell office:value-type="float" office:value="-43.9017446632385" calcext:value-type="float">
            <text:p>-43,902</text:p>
          </table:table-cell>
          <table:table-cell office:value-type="float" office:value="-43.9025085601807" calcext:value-type="float">
            <text:p>-43,903</text:p>
          </table:table-cell>
          <table:table-cell office:value-type="float" office:value="-43.90284608078" calcext:value-type="float">
            <text:p>-43,903</text:p>
          </table:table-cell>
          <table:table-cell office:value-type="float" office:value="-43.896171333313" calcext:value-type="float">
            <text:p>-43,896</text:p>
          </table:table-cell>
          <table:table-cell office:value-type="float" office:value="-43.895960262298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933753967" calcext:value-type="float">
            <text:p>-43,906</text:p>
          </table:table-cell>
          <table:table-cell office:value-type="float" office:value="-43.905134147644" calcext:value-type="float">
            <text:p>-43,905</text:p>
          </table:table-cell>
          <table:table-cell office:value-type="float" office:value="-43.9030251235962" calcext:value-type="float">
            <text:p>-43,903</text:p>
          </table:table-cell>
          <table:table-cell office:value-type="float" office:value="-43.9033670539856" calcext:value-type="float">
            <text:p>-43,903</text:p>
          </table:table-cell>
          <table:table-cell office:value-type="float" office:value="-43.9044362792969" calcext:value-type="float">
            <text:p>-43,904</text:p>
          </table:table-cell>
          <table:table-cell office:value-type="float" office:value="-43.9036411209106" calcext:value-type="float">
            <text:p>-43,904</text:p>
          </table:table-cell>
          <table:table-cell office:value-type="float" office:value="-43.9037436943054" calcext:value-type="float">
            <text:p>-43,904</text:p>
          </table:table-cell>
          <table:table-cell office:value-type="float" office:value="-43.9043950309753" calcext:value-type="float">
            <text:p>-43,904</text:p>
          </table:table-cell>
          <table:table-cell office:value-type="float" office:value="-43.9020218315125" calcext:value-type="float">
            <text:p>-43,902</text:p>
          </table:table-cell>
          <table:table-cell office:value-type="float" office:value="-43.9015341758728" calcext:value-type="float">
            <text:p>-43,902</text:p>
          </table:table-cell>
          <table:table-cell office:value-type="float" office:value="-43.9022282791138" calcext:value-type="float">
            <text:p>-43,902</text:p>
          </table:table-cell>
          <table:table-cell office:value-type="float" office:value="-43.9018101387024" calcext:value-type="float">
            <text:p>-43,902</text:p>
          </table:table-cell>
          <table:table-cell office:value-type="float" office:value="-43.9026606521606" calcext:value-type="float">
            <text:p>-43,903</text:p>
          </table:table-cell>
          <table:table-cell office:value-type="float" office:value="-43.9029476699829" calcext:value-type="float">
            <text:p>-43,903</text:p>
          </table:table-cell>
          <table:table-cell office:value-type="float" office:value="-43.8961793441773" calcext:value-type="float">
            <text:p>-43,896</text:p>
          </table:table-cell>
          <table:table-cell office:value-type="float" office:value="-43.896396183013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719314575" calcext:value-type="float">
            <text:p>-43,904</text:p>
          </table:table-cell>
          <table:table-cell office:value-type="float" office:value="-43.9041016540527" calcext:value-type="float">
            <text:p>-43,904</text:p>
          </table:table-cell>
          <table:table-cell office:value-type="float" office:value="-43.9025919036865" calcext:value-type="float">
            <text:p>-43,903</text:p>
          </table:table-cell>
          <table:table-cell office:value-type="float" office:value="-43.9028183441162" calcext:value-type="float">
            <text:p>-43,903</text:p>
          </table:table-cell>
          <table:table-cell office:value-type="float" office:value="-43.9049634857178" calcext:value-type="float">
            <text:p>-43,905</text:p>
          </table:table-cell>
          <table:table-cell office:value-type="float" office:value="-43.9052259216309" calcext:value-type="float">
            <text:p>-43,905</text:p>
          </table:table-cell>
          <table:table-cell office:value-type="float" office:value="-43.9039372901917" calcext:value-type="float">
            <text:p>-43,904</text:p>
          </table:table-cell>
          <table:table-cell office:value-type="float" office:value="-43.9041671791077" calcext:value-type="float">
            <text:p>-43,904</text:p>
          </table:table-cell>
          <table:table-cell office:value-type="float" office:value="-43.901599937439" calcext:value-type="float">
            <text:p>-43,902</text:p>
          </table:table-cell>
          <table:table-cell office:value-type="float" office:value="-43.9015938529968" calcext:value-type="float">
            <text:p>-43,902</text:p>
          </table:table-cell>
          <table:table-cell office:value-type="float" office:value="-43.9013999290466" calcext:value-type="float">
            <text:p>-43,901</text:p>
          </table:table-cell>
          <table:table-cell office:value-type="float" office:value="-43.901267993927" calcext:value-type="float">
            <text:p>-43,901</text:p>
          </table:table-cell>
          <table:table-cell office:value-type="float" office:value="-43.902614490509" calcext:value-type="float">
            <text:p>-43,903</text:p>
          </table:table-cell>
          <table:table-cell office:value-type="float" office:value="-43.9027185096741" calcext:value-type="float">
            <text:p>-43,903</text:p>
          </table:table-cell>
          <table:table-cell office:value-type="float" office:value="-43.8960846595764" calcext:value-type="float">
            <text:p>-43,896</text:p>
          </table:table-cell>
          <table:table-cell office:value-type="float" office:value="-43.896007160186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4410362244" calcext:value-type="float">
            <text:p>-43,904</text:p>
          </table:table-cell>
          <table:table-cell office:value-type="float" office:value="-43.9054840431213" calcext:value-type="float">
            <text:p>-43,905</text:p>
          </table:table-cell>
          <table:table-cell office:value-type="float" office:value="-43.9047216262817" calcext:value-type="float">
            <text:p>-43,905</text:p>
          </table:table-cell>
          <table:table-cell office:value-type="float" office:value="-43.9033111457825" calcext:value-type="float">
            <text:p>-43,903</text:p>
          </table:table-cell>
          <table:table-cell office:value-type="float" office:value="-43.9044496116638" calcext:value-type="float">
            <text:p>-43,904</text:p>
          </table:table-cell>
          <table:table-cell office:value-type="float" office:value="-43.9045707397461" calcext:value-type="float">
            <text:p>-43,905</text:p>
          </table:table-cell>
          <table:table-cell office:value-type="float" office:value="-43.9041526145935" calcext:value-type="float">
            <text:p>-43,904</text:p>
          </table:table-cell>
          <table:table-cell office:value-type="float" office:value="-43.9039534301758" calcext:value-type="float">
            <text:p>-43,904</text:p>
          </table:table-cell>
          <table:table-cell office:value-type="float" office:value="-43.902140712738" calcext:value-type="float">
            <text:p>-43,902</text:p>
          </table:table-cell>
          <table:table-cell office:value-type="float" office:value="-43.9016193885803" calcext:value-type="float">
            <text:p>-43,902</text:p>
          </table:table-cell>
          <table:table-cell office:value-type="float" office:value="-43.901935207367" calcext:value-type="float">
            <text:p>-43,902</text:p>
          </table:table-cell>
          <table:table-cell office:value-type="float" office:value="-43.9018472862244" calcext:value-type="float">
            <text:p>-43,902</text:p>
          </table:table-cell>
          <table:table-cell office:value-type="float" office:value="-43.9027469177246" calcext:value-type="float">
            <text:p>-43,903</text:p>
          </table:table-cell>
          <table:table-cell office:value-type="float" office:value="-43.902451461792" calcext:value-type="float">
            <text:p>-43,902</text:p>
          </table:table-cell>
          <table:table-cell office:value-type="float" office:value="-43.8962214317322" calcext:value-type="float">
            <text:p>-43,896</text:p>
          </table:table-cell>
          <table:table-cell office:value-type="float" office:value="-43.896184623718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2408905029" calcext:value-type="float">
            <text:p>-43,904</text:p>
          </table:table-cell>
          <table:table-cell office:value-type="float" office:value="-43.904874382019" calcext:value-type="float">
            <text:p>-43,905</text:p>
          </table:table-cell>
          <table:table-cell office:value-type="float" office:value="-43.9034164657593" calcext:value-type="float">
            <text:p>-43,903</text:p>
          </table:table-cell>
          <table:table-cell office:value-type="float" office:value="-43.9035078887939" calcext:value-type="float">
            <text:p>-43,904</text:p>
          </table:table-cell>
          <table:table-cell office:value-type="float" office:value="-43.9043322715759" calcext:value-type="float">
            <text:p>-43,904</text:p>
          </table:table-cell>
          <table:table-cell office:value-type="float" office:value="-43.904927772522" calcext:value-type="float">
            <text:p>-43,905</text:p>
          </table:table-cell>
          <table:table-cell office:value-type="float" office:value="-43.9038149986267" calcext:value-type="float">
            <text:p>-43,904</text:p>
          </table:table-cell>
          <table:table-cell office:value-type="float" office:value="-43.9032532844543" calcext:value-type="float">
            <text:p>-43,903</text:p>
          </table:table-cell>
          <table:table-cell office:value-type="float" office:value="-43.9022032661438" calcext:value-type="float">
            <text:p>-43,902</text:p>
          </table:table-cell>
          <table:table-cell office:value-type="float" office:value="-43.9022983283997" calcext:value-type="float">
            <text:p>-43,902</text:p>
          </table:table-cell>
          <table:table-cell office:value-type="float" office:value="-43.9018247718811" calcext:value-type="float">
            <text:p>-43,902</text:p>
          </table:table-cell>
          <table:table-cell office:value-type="float" office:value="-43.9018562202454" calcext:value-type="float">
            <text:p>-43,902</text:p>
          </table:table-cell>
          <table:table-cell office:value-type="float" office:value="-43.9025035247803" calcext:value-type="float">
            <text:p>-43,903</text:p>
          </table:table-cell>
          <table:table-cell office:value-type="float" office:value="-43.9022679138184" calcext:value-type="float">
            <text:p>-43,902</text:p>
          </table:table-cell>
          <table:table-cell office:value-type="float" office:value="-43.8962065238953" calcext:value-type="float">
            <text:p>-43,896</text:p>
          </table:table-cell>
          <table:table-cell office:value-type="float" office:value="-43.896141101837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93435669" calcext:value-type="float">
            <text:p>-43,905</text:p>
          </table:table-cell>
          <table:table-cell office:value-type="float" office:value="-43.9049325218201" calcext:value-type="float">
            <text:p>-43,905</text:p>
          </table:table-cell>
          <table:table-cell office:value-type="float" office:value="-43.9040303230286" calcext:value-type="float">
            <text:p>-43,904</text:p>
          </table:table-cell>
          <table:table-cell office:value-type="float" office:value="-43.9034228630066" calcext:value-type="float">
            <text:p>-43,903</text:p>
          </table:table-cell>
          <table:table-cell office:value-type="float" office:value="-43.9047137565613" calcext:value-type="float">
            <text:p>-43,905</text:p>
          </table:table-cell>
          <table:table-cell office:value-type="float" office:value="-43.9043242530823" calcext:value-type="float">
            <text:p>-43,904</text:p>
          </table:table-cell>
          <table:table-cell office:value-type="float" office:value="-43.903005947113" calcext:value-type="float">
            <text:p>-43,903</text:p>
          </table:table-cell>
          <table:table-cell office:value-type="float" office:value="-43.9035048522949" calcext:value-type="float">
            <text:p>-43,904</text:p>
          </table:table-cell>
          <table:table-cell office:value-type="float" office:value="-43.9024877586365" calcext:value-type="float">
            <text:p>-43,902</text:p>
          </table:table-cell>
          <table:table-cell office:value-type="float" office:value="-43.9021266212463" calcext:value-type="float">
            <text:p>-43,902</text:p>
          </table:table-cell>
          <table:table-cell office:value-type="float" office:value="-43.9013753509522" calcext:value-type="float">
            <text:p>-43,901</text:p>
          </table:table-cell>
          <table:table-cell office:value-type="float" office:value="-43.9015017242432" calcext:value-type="float">
            <text:p>-43,902</text:p>
          </table:table-cell>
          <table:table-cell office:value-type="float" office:value="-43.9021186599732" calcext:value-type="float">
            <text:p>-43,902</text:p>
          </table:table-cell>
          <table:table-cell office:value-type="float" office:value="-43.9025128936768" calcext:value-type="float">
            <text:p>-43,903</text:p>
          </table:table-cell>
          <table:table-cell office:value-type="float" office:value="-43.8962017822266" calcext:value-type="float">
            <text:p>-43,896</text:p>
          </table:table-cell>
          <table:table-cell office:value-type="float" office:value="-43.896287952423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950248718" calcext:value-type="float">
            <text:p>-43,906</text:p>
          </table:table-cell>
          <table:table-cell office:value-type="float" office:value="-43.9053368148804" calcext:value-type="float">
            <text:p>-43,905</text:p>
          </table:table-cell>
          <table:table-cell office:value-type="float" office:value="-43.9040412826538" calcext:value-type="float">
            <text:p>-43,904</text:p>
          </table:table-cell>
          <table:table-cell office:value-type="float" office:value="-43.9025906257629" calcext:value-type="float">
            <text:p>-43,903</text:p>
          </table:table-cell>
          <table:table-cell office:value-type="float" office:value="-43.9039734077454" calcext:value-type="float">
            <text:p>-43,904</text:p>
          </table:table-cell>
          <table:table-cell office:value-type="float" office:value="-43.9043127250671" calcext:value-type="float">
            <text:p>-43,904</text:p>
          </table:table-cell>
          <table:table-cell office:value-type="float" office:value="-43.9037619361877" calcext:value-type="float">
            <text:p>-43,904</text:p>
          </table:table-cell>
          <table:table-cell office:value-type="float" office:value="-43.9035629386902" calcext:value-type="float">
            <text:p>-43,904</text:p>
          </table:table-cell>
          <table:table-cell office:value-type="float" office:value="-43.9021611633301" calcext:value-type="float">
            <text:p>-43,902</text:p>
          </table:table-cell>
          <table:table-cell office:value-type="float" office:value="-43.9020261611938" calcext:value-type="float">
            <text:p>-43,902</text:p>
          </table:table-cell>
          <table:table-cell office:value-type="float" office:value="-43.9015267868042" calcext:value-type="float">
            <text:p>-43,902</text:p>
          </table:table-cell>
          <table:table-cell office:value-type="float" office:value="-43.9021726913452" calcext:value-type="float">
            <text:p>-43,902</text:p>
          </table:table-cell>
          <table:table-cell office:value-type="float" office:value="-43.9023439979553" calcext:value-type="float">
            <text:p>-43,902</text:p>
          </table:table-cell>
          <table:table-cell office:value-type="float" office:value="-43.9024889755249" calcext:value-type="float">
            <text:p>-43,902</text:p>
          </table:table-cell>
          <table:table-cell office:value-type="float" office:value="-43.8962973442078" calcext:value-type="float">
            <text:p>-43,896</text:p>
          </table:table-cell>
          <table:table-cell office:value-type="float" office:value="-43.896047805786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22215271" calcext:value-type="float">
            <text:p>-43,904</text:p>
          </table:table-cell>
          <table:table-cell office:value-type="float" office:value="-43.9043008308411" calcext:value-type="float">
            <text:p>-43,904</text:p>
          </table:table-cell>
          <table:table-cell office:value-type="float" office:value="-43.9028067817688" calcext:value-type="float">
            <text:p>-43,903</text:p>
          </table:table-cell>
          <table:table-cell office:value-type="float" office:value="-43.902270740509" calcext:value-type="float">
            <text:p>-43,902</text:p>
          </table:table-cell>
          <table:table-cell office:value-type="float" office:value="-43.9044913864136" calcext:value-type="float">
            <text:p>-43,904</text:p>
          </table:table-cell>
          <table:table-cell office:value-type="float" office:value="-43.9039915428162" calcext:value-type="float">
            <text:p>-43,904</text:p>
          </table:table-cell>
          <table:table-cell office:value-type="float" office:value="-43.9038043479919" calcext:value-type="float">
            <text:p>-43,904</text:p>
          </table:table-cell>
          <table:table-cell office:value-type="float" office:value="-43.9037955055237" calcext:value-type="float">
            <text:p>-43,904</text:p>
          </table:table-cell>
          <table:table-cell office:value-type="float" office:value="-43.9017774543762" calcext:value-type="float">
            <text:p>-43,902</text:p>
          </table:table-cell>
          <table:table-cell office:value-type="float" office:value="-43.9013918647766" calcext:value-type="float">
            <text:p>-43,901</text:p>
          </table:table-cell>
          <table:table-cell office:value-type="float" office:value="-43.9016384544373" calcext:value-type="float">
            <text:p>-43,902</text:p>
          </table:table-cell>
          <table:table-cell office:value-type="float" office:value="-43.9017954788208" calcext:value-type="float">
            <text:p>-43,902</text:p>
          </table:table-cell>
          <table:table-cell office:value-type="float" office:value="-43.9028060493469" calcext:value-type="float">
            <text:p>-43,903</text:p>
          </table:table-cell>
          <table:table-cell office:value-type="float" office:value="-43.9024838485718" calcext:value-type="float">
            <text:p>-43,902</text:p>
          </table:table-cell>
          <table:table-cell office:value-type="float" office:value="-43.8961785697937" calcext:value-type="float">
            <text:p>-43,896</text:p>
          </table:table-cell>
          <table:table-cell office:value-type="float" office:value="-43.896176780700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586235046" calcext:value-type="float">
            <text:p>-43,905</text:p>
          </table:table-cell>
          <table:table-cell office:value-type="float" office:value="-43.9061198806763" calcext:value-type="float">
            <text:p>-43,906</text:p>
          </table:table-cell>
          <table:table-cell office:value-type="float" office:value="-43.9028007583618" calcext:value-type="float">
            <text:p>-43,903</text:p>
          </table:table-cell>
          <table:table-cell office:value-type="float" office:value="-43.9041690826416" calcext:value-type="float">
            <text:p>-43,904</text:p>
          </table:table-cell>
          <table:table-cell office:value-type="float" office:value="-43.90439087677" calcext:value-type="float">
            <text:p>-43,904</text:p>
          </table:table-cell>
          <table:table-cell office:value-type="float" office:value="-43.905146900177" calcext:value-type="float">
            <text:p>-43,905</text:p>
          </table:table-cell>
          <table:table-cell office:value-type="float" office:value="-43.9036810379028" calcext:value-type="float">
            <text:p>-43,904</text:p>
          </table:table-cell>
          <table:table-cell office:value-type="float" office:value="-43.9041860275269" calcext:value-type="float">
            <text:p>-43,904</text:p>
          </table:table-cell>
          <table:table-cell office:value-type="float" office:value="-43.9020524368286" calcext:value-type="float">
            <text:p>-43,902</text:p>
          </table:table-cell>
          <table:table-cell office:value-type="float" office:value="-43.9018158149719" calcext:value-type="float">
            <text:p>-43,902</text:p>
          </table:table-cell>
          <table:table-cell office:value-type="float" office:value="-43.9015397071838" calcext:value-type="float">
            <text:p>-43,902</text:p>
          </table:table-cell>
          <table:table-cell office:value-type="float" office:value="-43.9016326370239" calcext:value-type="float">
            <text:p>-43,902</text:p>
          </table:table-cell>
          <table:table-cell office:value-type="float" office:value="-43.9026683197022" calcext:value-type="float">
            <text:p>-43,903</text:p>
          </table:table-cell>
          <table:table-cell office:value-type="float" office:value="-43.9025967102051" calcext:value-type="float">
            <text:p>-43,903</text:p>
          </table:table-cell>
          <table:table-cell office:value-type="float" office:value="-43.8959558830261" calcext:value-type="float">
            <text:p>-43,896</text:p>
          </table:table-cell>
          <table:table-cell office:value-type="float" office:value="-43.896112281799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160125732" calcext:value-type="float">
            <text:p>-43,905</text:p>
          </table:table-cell>
          <table:table-cell office:value-type="float" office:value="-43.9041044883728" calcext:value-type="float">
            <text:p>-43,904</text:p>
          </table:table-cell>
          <table:table-cell office:value-type="float" office:value="-43.9034658889771" calcext:value-type="float">
            <text:p>-43,903</text:p>
          </table:table-cell>
          <table:table-cell office:value-type="float" office:value="-43.9024583015442" calcext:value-type="float">
            <text:p>-43,902</text:p>
          </table:table-cell>
          <table:table-cell office:value-type="float" office:value="-43.9040728225708" calcext:value-type="float">
            <text:p>-43,904</text:p>
          </table:table-cell>
          <table:table-cell office:value-type="float" office:value="-43.9049883728027" calcext:value-type="float">
            <text:p>-43,905</text:p>
          </table:table-cell>
          <table:table-cell office:value-type="float" office:value="-43.9036642875671" calcext:value-type="float">
            <text:p>-43,904</text:p>
          </table:table-cell>
          <table:table-cell office:value-type="float" office:value="-43.9029688262939" calcext:value-type="float">
            <text:p>-43,903</text:p>
          </table:table-cell>
          <table:table-cell office:value-type="float" office:value="-43.9017093162537" calcext:value-type="float">
            <text:p>-43,902</text:p>
          </table:table-cell>
          <table:table-cell office:value-type="float" office:value="-43.9021053352356" calcext:value-type="float">
            <text:p>-43,902</text:p>
          </table:table-cell>
          <table:table-cell office:value-type="float" office:value="-43.9016593818665" calcext:value-type="float">
            <text:p>-43,902</text:p>
          </table:table-cell>
          <table:table-cell office:value-type="float" office:value="-43.9016385040283" calcext:value-type="float">
            <text:p>-43,902</text:p>
          </table:table-cell>
          <table:table-cell office:value-type="float" office:value="-43.9026221160889" calcext:value-type="float">
            <text:p>-43,903</text:p>
          </table:table-cell>
          <table:table-cell office:value-type="float" office:value="-43.9024367790222" calcext:value-type="float">
            <text:p>-43,902</text:p>
          </table:table-cell>
          <table:table-cell office:value-type="float" office:value="-43.8958944625854" calcext:value-type="float">
            <text:p>-43,896</text:p>
          </table:table-cell>
          <table:table-cell office:value-type="float" office:value="-43.89596585845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974700928" calcext:value-type="float">
            <text:p>-43,905</text:p>
          </table:table-cell>
          <table:table-cell office:value-type="float" office:value="-43.904828918457" calcext:value-type="float">
            <text:p>-43,905</text:p>
          </table:table-cell>
          <table:table-cell office:value-type="float" office:value="-43.9032330207825" calcext:value-type="float">
            <text:p>-43,903</text:p>
          </table:table-cell>
          <table:table-cell office:value-type="float" office:value="-43.9025495185852" calcext:value-type="float">
            <text:p>-43,903</text:p>
          </table:table-cell>
          <table:table-cell office:value-type="float" office:value="-43.9043230514526" calcext:value-type="float">
            <text:p>-43,904</text:p>
          </table:table-cell>
          <table:table-cell office:value-type="float" office:value="-43.9041432113648" calcext:value-type="float">
            <text:p>-43,904</text:p>
          </table:table-cell>
          <table:table-cell office:value-type="float" office:value="-43.9031221122742" calcext:value-type="float">
            <text:p>-43,903</text:p>
          </table:table-cell>
          <table:table-cell office:value-type="float" office:value="-43.9025756416321" calcext:value-type="float">
            <text:p>-43,903</text:p>
          </table:table-cell>
          <table:table-cell office:value-type="float" office:value="-43.9019203567505" calcext:value-type="float">
            <text:p>-43,902</text:p>
          </table:table-cell>
          <table:table-cell office:value-type="float" office:value="-43.9014857330322" calcext:value-type="float">
            <text:p>-43,901</text:p>
          </table:table-cell>
          <table:table-cell office:value-type="float" office:value="-43.9017471313477" calcext:value-type="float">
            <text:p>-43,902</text:p>
          </table:table-cell>
          <table:table-cell office:value-type="float" office:value="-43.9016677703857" calcext:value-type="float">
            <text:p>-43,902</text:p>
          </table:table-cell>
          <table:table-cell office:value-type="float" office:value="-43.9024111175537" calcext:value-type="float">
            <text:p>-43,902</text:p>
          </table:table-cell>
          <table:table-cell office:value-type="float" office:value="-43.9024171981812" calcext:value-type="float">
            <text:p>-43,902</text:p>
          </table:table-cell>
          <table:table-cell office:value-type="float" office:value="-43.8959793205261" calcext:value-type="float">
            <text:p>-43,896</text:p>
          </table:table-cell>
          <table:table-cell office:value-type="float" office:value="-43.895835441589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577133179" calcext:value-type="float">
            <text:p>-43,906</text:p>
          </table:table-cell>
          <table:table-cell office:value-type="float" office:value="-43.9035204467773" calcext:value-type="float">
            <text:p>-43,904</text:p>
          </table:table-cell>
          <table:table-cell office:value-type="float" office:value="-43.9026304855347" calcext:value-type="float">
            <text:p>-43,903</text:p>
          </table:table-cell>
          <table:table-cell office:value-type="float" office:value="-43.9027521705627" calcext:value-type="float">
            <text:p>-43,903</text:p>
          </table:table-cell>
          <table:table-cell office:value-type="float" office:value="-43.9034734573364" calcext:value-type="float">
            <text:p>-43,903</text:p>
          </table:table-cell>
          <table:table-cell office:value-type="float" office:value="-43.9038422355652" calcext:value-type="float">
            <text:p>-43,904</text:p>
          </table:table-cell>
          <table:table-cell office:value-type="float" office:value="-43.9032699623108" calcext:value-type="float">
            <text:p>-43,903</text:p>
          </table:table-cell>
          <table:table-cell office:value-type="float" office:value="-43.9032148551941" calcext:value-type="float">
            <text:p>-43,903</text:p>
          </table:table-cell>
          <table:table-cell office:value-type="float" office:value="-43.9022605285645" calcext:value-type="float">
            <text:p>-43,902</text:p>
          </table:table-cell>
          <table:table-cell office:value-type="float" office:value="-43.9018736724854" calcext:value-type="float">
            <text:p>-43,902</text:p>
          </table:table-cell>
          <table:table-cell office:value-type="float" office:value="-43.9013688240051" calcext:value-type="float">
            <text:p>-43,901</text:p>
          </table:table-cell>
          <table:table-cell office:value-type="float" office:value="-43.9015380706787" calcext:value-type="float">
            <text:p>-43,902</text:p>
          </table:table-cell>
          <table:table-cell office:value-type="float" office:value="-43.9025258598328" calcext:value-type="float">
            <text:p>-43,903</text:p>
          </table:table-cell>
          <table:table-cell office:value-type="float" office:value="-43.9023703384399" calcext:value-type="float">
            <text:p>-43,902</text:p>
          </table:table-cell>
          <table:table-cell office:value-type="float" office:value="-43.8959432220459" calcext:value-type="float">
            <text:p>-43,896</text:p>
          </table:table-cell>
          <table:table-cell office:value-type="float" office:value="-43.896092517852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026130676" calcext:value-type="float">
            <text:p>-43,905</text:p>
          </table:table-cell>
          <table:table-cell office:value-type="float" office:value="-43.9059303817749" calcext:value-type="float">
            <text:p>-43,906</text:p>
          </table:table-cell>
          <table:table-cell office:value-type="float" office:value="-43.9023501586914" calcext:value-type="float">
            <text:p>-43,902</text:p>
          </table:table-cell>
          <table:table-cell office:value-type="float" office:value="-43.9032123832703" calcext:value-type="float">
            <text:p>-43,903</text:p>
          </table:table-cell>
          <table:table-cell office:value-type="float" office:value="-43.903843006134" calcext:value-type="float">
            <text:p>-43,904</text:p>
          </table:table-cell>
          <table:table-cell office:value-type="float" office:value="-43.9038734741211" calcext:value-type="float">
            <text:p>-43,904</text:p>
          </table:table-cell>
          <table:table-cell office:value-type="float" office:value="-43.9030529937744" calcext:value-type="float">
            <text:p>-43,903</text:p>
          </table:table-cell>
          <table:table-cell office:value-type="float" office:value="-43.9033461608887" calcext:value-type="float">
            <text:p>-43,903</text:p>
          </table:table-cell>
          <table:table-cell office:value-type="float" office:value="-43.9019713134766" calcext:value-type="float">
            <text:p>-43,902</text:p>
          </table:table-cell>
          <table:table-cell office:value-type="float" office:value="-43.9018491744995" calcext:value-type="float">
            <text:p>-43,902</text:p>
          </table:table-cell>
          <table:table-cell office:value-type="float" office:value="-43.9014498138428" calcext:value-type="float">
            <text:p>-43,901</text:p>
          </table:table-cell>
          <table:table-cell office:value-type="float" office:value="-43.901404800415" calcext:value-type="float">
            <text:p>-43,901</text:p>
          </table:table-cell>
          <table:table-cell office:value-type="float" office:value="-43.9024999313355" calcext:value-type="float">
            <text:p>-43,902</text:p>
          </table:table-cell>
          <table:table-cell office:value-type="float" office:value="-43.9023779754639" calcext:value-type="float">
            <text:p>-43,902</text:p>
          </table:table-cell>
          <table:table-cell office:value-type="float" office:value="-43.8960662612915" calcext:value-type="float">
            <text:p>-43,896</text:p>
          </table:table-cell>
          <table:table-cell office:value-type="float" office:value="-43.896018146514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738342285" calcext:value-type="float">
            <text:p>-43,905</text:p>
          </table:table-cell>
          <table:table-cell office:value-type="float" office:value="-43.9049049873352" calcext:value-type="float">
            <text:p>-43,905</text:p>
          </table:table-cell>
          <table:table-cell office:value-type="float" office:value="-43.9040800056458" calcext:value-type="float">
            <text:p>-43,904</text:p>
          </table:table-cell>
          <table:table-cell office:value-type="float" office:value="-43.9032408065796" calcext:value-type="float">
            <text:p>-43,903</text:p>
          </table:table-cell>
          <table:table-cell office:value-type="float" office:value="-43.9043844261169" calcext:value-type="float">
            <text:p>-43,904</text:p>
          </table:table-cell>
          <table:table-cell office:value-type="float" office:value="-43.9039397926331" calcext:value-type="float">
            <text:p>-43,904</text:p>
          </table:table-cell>
          <table:table-cell office:value-type="float" office:value="-43.9035885772705" calcext:value-type="float">
            <text:p>-43,904</text:p>
          </table:table-cell>
          <table:table-cell office:value-type="float" office:value="-43.9038818473816" calcext:value-type="float">
            <text:p>-43,904</text:p>
          </table:table-cell>
          <table:table-cell office:value-type="float" office:value="-43.9022940864563" calcext:value-type="float">
            <text:p>-43,902</text:p>
          </table:table-cell>
          <table:table-cell office:value-type="float" office:value="-43.90168957901" calcext:value-type="float">
            <text:p>-43,902</text:p>
          </table:table-cell>
          <table:table-cell office:value-type="float" office:value="-43.9014437294006" calcext:value-type="float">
            <text:p>-43,901</text:p>
          </table:table-cell>
          <table:table-cell office:value-type="float" office:value="-43.9017950744629" calcext:value-type="float">
            <text:p>-43,902</text:p>
          </table:table-cell>
          <table:table-cell office:value-type="float" office:value="-43.902394241333" calcext:value-type="float">
            <text:p>-43,902</text:p>
          </table:table-cell>
          <table:table-cell office:value-type="float" office:value="-43.9021010322571" calcext:value-type="float">
            <text:p>-43,902</text:p>
          </table:table-cell>
          <table:table-cell office:value-type="float" office:value="-43.8960212249756" calcext:value-type="float">
            <text:p>-43,896</text:p>
          </table:table-cell>
          <table:table-cell office:value-type="float" office:value="-43.896158626556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5760307312" calcext:value-type="float">
            <text:p>-43,906</text:p>
          </table:table-cell>
          <table:table-cell office:value-type="float" office:value="-43.9054151000977" calcext:value-type="float">
            <text:p>-43,905</text:p>
          </table:table-cell>
          <table:table-cell office:value-type="float" office:value="-43.9042098617554" calcext:value-type="float">
            <text:p>-43,904</text:p>
          </table:table-cell>
          <table:table-cell office:value-type="float" office:value="-43.9034107170105" calcext:value-type="float">
            <text:p>-43,903</text:p>
          </table:table-cell>
          <table:table-cell office:value-type="float" office:value="-43.9041074676514" calcext:value-type="float">
            <text:p>-43,904</text:p>
          </table:table-cell>
          <table:table-cell office:value-type="float" office:value="-43.9050088691711" calcext:value-type="float">
            <text:p>-43,905</text:p>
          </table:table-cell>
          <table:table-cell office:value-type="float" office:value="-43.9039326515198" calcext:value-type="float">
            <text:p>-43,904</text:p>
          </table:table-cell>
          <table:table-cell office:value-type="float" office:value="-43.9036169548035" calcext:value-type="float">
            <text:p>-43,904</text:p>
          </table:table-cell>
          <table:table-cell office:value-type="float" office:value="-43.9017972297668" calcext:value-type="float">
            <text:p>-43,902</text:p>
          </table:table-cell>
          <table:table-cell office:value-type="float" office:value="-43.9020150299072" calcext:value-type="float">
            <text:p>-43,902</text:p>
          </table:table-cell>
          <table:table-cell office:value-type="float" office:value="-43.901468914032" calcext:value-type="float">
            <text:p>-43,901</text:p>
          </table:table-cell>
          <table:table-cell office:value-type="float" office:value="-43.9016085929871" calcext:value-type="float">
            <text:p>-43,902</text:p>
          </table:table-cell>
          <table:table-cell office:value-type="float" office:value="-43.9020783119202" calcext:value-type="float">
            <text:p>-43,902</text:p>
          </table:table-cell>
          <table:table-cell office:value-type="float" office:value="-43.9019013824463" calcext:value-type="float">
            <text:p>-43,902</text:p>
          </table:table-cell>
          <table:table-cell office:value-type="float" office:value="-43.8960769958496" calcext:value-type="float">
            <text:p>-43,896</text:p>
          </table:table-cell>
          <table:table-cell office:value-type="float" office:value="-43.89600647354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423530579" calcext:value-type="float">
            <text:p>-43,905</text:p>
          </table:table-cell>
          <table:table-cell office:value-type="float" office:value="-43.9047866477966" calcext:value-type="float">
            <text:p>-43,905</text:p>
          </table:table-cell>
          <table:table-cell office:value-type="float" office:value="-43.903805393219" calcext:value-type="float">
            <text:p>-43,904</text:p>
          </table:table-cell>
          <table:table-cell office:value-type="float" office:value="-43.9038205566406" calcext:value-type="float">
            <text:p>-43,904</text:p>
          </table:table-cell>
          <table:table-cell office:value-type="float" office:value="-43.9052128829956" calcext:value-type="float">
            <text:p>-43,905</text:p>
          </table:table-cell>
          <table:table-cell office:value-type="float" office:value="-43.9040825386047" calcext:value-type="float">
            <text:p>-43,904</text:p>
          </table:table-cell>
          <table:table-cell office:value-type="float" office:value="-43.9030843887329" calcext:value-type="float">
            <text:p>-43,903</text:p>
          </table:table-cell>
          <table:table-cell office:value-type="float" office:value="-43.903900718689" calcext:value-type="float">
            <text:p>-43,904</text:p>
          </table:table-cell>
          <table:table-cell office:value-type="float" office:value="-43.9020422554016" calcext:value-type="float">
            <text:p>-43,902</text:p>
          </table:table-cell>
          <table:table-cell office:value-type="float" office:value="-43.9017138290405" calcext:value-type="float">
            <text:p>-43,902</text:p>
          </table:table-cell>
          <table:table-cell office:value-type="float" office:value="-43.9015871887207" calcext:value-type="float">
            <text:p>-43,902</text:p>
          </table:table-cell>
          <table:table-cell office:value-type="float" office:value="-43.901335849762" calcext:value-type="float">
            <text:p>-43,901</text:p>
          </table:table-cell>
          <table:table-cell office:value-type="float" office:value="-43.9023700637817" calcext:value-type="float">
            <text:p>-43,902</text:p>
          </table:table-cell>
          <table:table-cell office:value-type="float" office:value="-43.902257396698" calcext:value-type="float">
            <text:p>-43,902</text:p>
          </table:table-cell>
          <table:table-cell office:value-type="float" office:value="-43.896085975647" calcext:value-type="float">
            <text:p>-43,896</text:p>
          </table:table-cell>
          <table:table-cell office:value-type="float" office:value="-43.89611943054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131629944" calcext:value-type="float">
            <text:p>-43,905</text:p>
          </table:table-cell>
          <table:table-cell office:value-type="float" office:value="-43.9044721679688" calcext:value-type="float">
            <text:p>-43,904</text:p>
          </table:table-cell>
          <table:table-cell office:value-type="float" office:value="-43.9030957336426" calcext:value-type="float">
            <text:p>-43,903</text:p>
          </table:table-cell>
          <table:table-cell office:value-type="float" office:value="-43.9036964378357" calcext:value-type="float">
            <text:p>-43,904</text:p>
          </table:table-cell>
          <table:table-cell office:value-type="float" office:value="-43.9048153800964" calcext:value-type="float">
            <text:p>-43,905</text:p>
          </table:table-cell>
          <table:table-cell office:value-type="float" office:value="-43.904615070343" calcext:value-type="float">
            <text:p>-43,905</text:p>
          </table:table-cell>
          <table:table-cell office:value-type="float" office:value="-43.9028000907898" calcext:value-type="float">
            <text:p>-43,903</text:p>
          </table:table-cell>
          <table:table-cell office:value-type="float" office:value="-43.9033601722717" calcext:value-type="float">
            <text:p>-43,903</text:p>
          </table:table-cell>
          <table:table-cell office:value-type="float" office:value="-43.9020306892395" calcext:value-type="float">
            <text:p>-43,902</text:p>
          </table:table-cell>
          <table:table-cell office:value-type="float" office:value="-43.9019798469544" calcext:value-type="float">
            <text:p>-43,902</text:p>
          </table:table-cell>
          <table:table-cell office:value-type="float" office:value="-43.9016613960266" calcext:value-type="float">
            <text:p>-43,902</text:p>
          </table:table-cell>
          <table:table-cell office:value-type="float" office:value="-43.9014026031494" calcext:value-type="float">
            <text:p>-43,901</text:p>
          </table:table-cell>
          <table:table-cell office:value-type="float" office:value="-43.9021746025085" calcext:value-type="float">
            <text:p>-43,902</text:p>
          </table:table-cell>
          <table:table-cell office:value-type="float" office:value="-43.9022687530518" calcext:value-type="float">
            <text:p>-43,902</text:p>
          </table:table-cell>
          <table:table-cell office:value-type="float" office:value="-43.8960718955994" calcext:value-type="float">
            <text:p>-43,896</text:p>
          </table:table-cell>
          <table:table-cell office:value-type="float" office:value="-43.895694030761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487007141" calcext:value-type="float">
            <text:p>-43,906</text:p>
          </table:table-cell>
          <table:table-cell office:value-type="float" office:value="-43.9034907836914" calcext:value-type="float">
            <text:p>-43,903</text:p>
          </table:table-cell>
          <table:table-cell office:value-type="float" office:value="-43.9033521995544" calcext:value-type="float">
            <text:p>-43,903</text:p>
          </table:table-cell>
          <table:table-cell office:value-type="float" office:value="-43.903423034668" calcext:value-type="float">
            <text:p>-43,903</text:p>
          </table:table-cell>
          <table:table-cell office:value-type="float" office:value="-43.9039376831055" calcext:value-type="float">
            <text:p>-43,904</text:p>
          </table:table-cell>
          <table:table-cell office:value-type="float" office:value="-43.9039001960754" calcext:value-type="float">
            <text:p>-43,904</text:p>
          </table:table-cell>
          <table:table-cell office:value-type="float" office:value="-43.903676399231" calcext:value-type="float">
            <text:p>-43,904</text:p>
          </table:table-cell>
          <table:table-cell office:value-type="float" office:value="-43.9035983886719" calcext:value-type="float">
            <text:p>-43,904</text:p>
          </table:table-cell>
          <table:table-cell office:value-type="float" office:value="-43.9015008277893" calcext:value-type="float">
            <text:p>-43,902</text:p>
          </table:table-cell>
          <table:table-cell office:value-type="float" office:value="-43.9015114021301" calcext:value-type="float">
            <text:p>-43,902</text:p>
          </table:table-cell>
          <table:table-cell office:value-type="float" office:value="-43.9008604812622" calcext:value-type="float">
            <text:p>-43,901</text:p>
          </table:table-cell>
          <table:table-cell office:value-type="float" office:value="-43.9011660499573" calcext:value-type="float">
            <text:p>-43,901</text:p>
          </table:table-cell>
          <table:table-cell office:value-type="float" office:value="-43.9022034683228" calcext:value-type="float">
            <text:p>-43,902</text:p>
          </table:table-cell>
          <table:table-cell office:value-type="float" office:value="-43.9020349884033" calcext:value-type="float">
            <text:p>-43,902</text:p>
          </table:table-cell>
          <table:table-cell office:value-type="float" office:value="-43.896043346405" calcext:value-type="float">
            <text:p>-43,896</text:p>
          </table:table-cell>
          <table:table-cell office:value-type="float" office:value="-43.896045383453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285552979" calcext:value-type="float">
            <text:p>-43,904</text:p>
          </table:table-cell>
          <table:table-cell office:value-type="float" office:value="-43.9049758110046" calcext:value-type="float">
            <text:p>-43,905</text:p>
          </table:table-cell>
          <table:table-cell office:value-type="float" office:value="-43.9024762992859" calcext:value-type="float">
            <text:p>-43,902</text:p>
          </table:table-cell>
          <table:table-cell office:value-type="float" office:value="-43.9042268257141" calcext:value-type="float">
            <text:p>-43,904</text:p>
          </table:table-cell>
          <table:table-cell office:value-type="float" office:value="-43.904385887146" calcext:value-type="float">
            <text:p>-43,904</text:p>
          </table:table-cell>
          <table:table-cell office:value-type="float" office:value="-43.9044666213989" calcext:value-type="float">
            <text:p>-43,904</text:p>
          </table:table-cell>
          <table:table-cell office:value-type="float" office:value="-43.9033384857178" calcext:value-type="float">
            <text:p>-43,903</text:p>
          </table:table-cell>
          <table:table-cell office:value-type="float" office:value="-43.904095741272" calcext:value-type="float">
            <text:p>-43,904</text:p>
          </table:table-cell>
          <table:table-cell office:value-type="float" office:value="-43.9021099395752" calcext:value-type="float">
            <text:p>-43,902</text:p>
          </table:table-cell>
          <table:table-cell office:value-type="float" office:value="-43.9015392837524" calcext:value-type="float">
            <text:p>-43,902</text:p>
          </table:table-cell>
          <table:table-cell office:value-type="float" office:value="-43.9014225730896" calcext:value-type="float">
            <text:p>-43,901</text:p>
          </table:table-cell>
          <table:table-cell office:value-type="float" office:value="-43.9013170204163" calcext:value-type="float">
            <text:p>-43,901</text:p>
          </table:table-cell>
          <table:table-cell office:value-type="float" office:value="-43.9023048782349" calcext:value-type="float">
            <text:p>-43,902</text:p>
          </table:table-cell>
          <table:table-cell office:value-type="float" office:value="-43.9019698524475" calcext:value-type="float">
            <text:p>-43,902</text:p>
          </table:table-cell>
          <table:table-cell office:value-type="float" office:value="-43.895806388855" calcext:value-type="float">
            <text:p>-43,896</text:p>
          </table:table-cell>
          <table:table-cell office:value-type="float" office:value="-43.895958953857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167831421" calcext:value-type="float">
            <text:p>-43,905</text:p>
          </table:table-cell>
          <table:table-cell office:value-type="float" office:value="-43.9055168571472" calcext:value-type="float">
            <text:p>-43,906</text:p>
          </table:table-cell>
          <table:table-cell office:value-type="float" office:value="-43.9021416282654" calcext:value-type="float">
            <text:p>-43,902</text:p>
          </table:table-cell>
          <table:table-cell office:value-type="float" office:value="-43.9031960258484" calcext:value-type="float">
            <text:p>-43,903</text:p>
          </table:table-cell>
          <table:table-cell office:value-type="float" office:value="-43.9046098175049" calcext:value-type="float">
            <text:p>-43,905</text:p>
          </table:table-cell>
          <table:table-cell office:value-type="float" office:value="-43.9046692848206" calcext:value-type="float">
            <text:p>-43,905</text:p>
          </table:table-cell>
          <table:table-cell office:value-type="float" office:value="-43.9040110015869" calcext:value-type="float">
            <text:p>-43,904</text:p>
          </table:table-cell>
          <table:table-cell office:value-type="float" office:value="-43.9039517097473" calcext:value-type="float">
            <text:p>-43,904</text:p>
          </table:table-cell>
          <table:table-cell office:value-type="float" office:value="-43.9015750389099" calcext:value-type="float">
            <text:p>-43,902</text:p>
          </table:table-cell>
          <table:table-cell office:value-type="float" office:value="-43.9019248466492" calcext:value-type="float">
            <text:p>-43,902</text:p>
          </table:table-cell>
          <table:table-cell office:value-type="float" office:value="-43.901159778595" calcext:value-type="float">
            <text:p>-43,901</text:p>
          </table:table-cell>
          <table:table-cell office:value-type="float" office:value="-43.901289390564" calcext:value-type="float">
            <text:p>-43,901</text:p>
          </table:table-cell>
          <table:table-cell office:value-type="float" office:value="-43.9019513206482" calcext:value-type="float">
            <text:p>-43,902</text:p>
          </table:table-cell>
          <table:table-cell office:value-type="float" office:value="-43.9021211547852" calcext:value-type="float">
            <text:p>-43,902</text:p>
          </table:table-cell>
          <table:table-cell office:value-type="float" office:value="-43.8956650772095" calcext:value-type="float">
            <text:p>-43,896</text:p>
          </table:table-cell>
          <table:table-cell office:value-type="float" office:value="-43.895800533294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27180747986" calcext:value-type="float">
            <text:p>-43,903</text:p>
          </table:table-cell>
          <table:table-cell office:value-type="float" office:value="-43.9043874778748" calcext:value-type="float">
            <text:p>-43,904</text:p>
          </table:table-cell>
          <table:table-cell office:value-type="float" office:value="-43.9038808479309" calcext:value-type="float">
            <text:p>-43,904</text:p>
          </table:table-cell>
          <table:table-cell office:value-type="float" office:value="-43.9035006828308" calcext:value-type="float">
            <text:p>-43,904</text:p>
          </table:table-cell>
          <table:table-cell office:value-type="float" office:value="-43.9033354225159" calcext:value-type="float">
            <text:p>-43,903</text:p>
          </table:table-cell>
          <table:table-cell office:value-type="float" office:value="-43.9040708580017" calcext:value-type="float">
            <text:p>-43,904</text:p>
          </table:table-cell>
          <table:table-cell office:value-type="float" office:value="-43.9035306434631" calcext:value-type="float">
            <text:p>-43,904</text:p>
          </table:table-cell>
          <table:table-cell office:value-type="float" office:value="-43.9040879402161" calcext:value-type="float">
            <text:p>-43,904</text:p>
          </table:table-cell>
          <table:table-cell office:value-type="float" office:value="-43.9017616081238" calcext:value-type="float">
            <text:p>-43,902</text:p>
          </table:table-cell>
          <table:table-cell office:value-type="float" office:value="-43.9017350273132" calcext:value-type="float">
            <text:p>-43,902</text:p>
          </table:table-cell>
          <table:table-cell office:value-type="float" office:value="-43.9014691047668" calcext:value-type="float">
            <text:p>-43,901</text:p>
          </table:table-cell>
          <table:table-cell office:value-type="float" office:value="-43.9012836761475" calcext:value-type="float">
            <text:p>-43,901</text:p>
          </table:table-cell>
          <table:table-cell office:value-type="float" office:value="-43.9021209945679" calcext:value-type="float">
            <text:p>-43,902</text:p>
          </table:table-cell>
          <table:table-cell office:value-type="float" office:value="-43.9023261642456" calcext:value-type="float">
            <text:p>-43,902</text:p>
          </table:table-cell>
          <table:table-cell office:value-type="float" office:value="-43.8959840888977" calcext:value-type="float">
            <text:p>-43,896</text:p>
          </table:table-cell>
          <table:table-cell office:value-type="float" office:value="-43.896193725585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644470215" calcext:value-type="float">
            <text:p>-43,905</text:p>
          </table:table-cell>
          <table:table-cell office:value-type="float" office:value="-43.9058384742737" calcext:value-type="float">
            <text:p>-43,906</text:p>
          </table:table-cell>
          <table:table-cell office:value-type="float" office:value="-43.9034730796814" calcext:value-type="float">
            <text:p>-43,903</text:p>
          </table:table-cell>
          <table:table-cell office:value-type="float" office:value="-43.9027134132385" calcext:value-type="float">
            <text:p>-43,903</text:p>
          </table:table-cell>
          <table:table-cell office:value-type="float" office:value="-43.9041001663208" calcext:value-type="float">
            <text:p>-43,904</text:p>
          </table:table-cell>
          <table:table-cell office:value-type="float" office:value="-43.9048392524719" calcext:value-type="float">
            <text:p>-43,905</text:p>
          </table:table-cell>
          <table:table-cell office:value-type="float" office:value="-43.90401745224" calcext:value-type="float">
            <text:p>-43,904</text:p>
          </table:table-cell>
          <table:table-cell office:value-type="float" office:value="-43.9035104484558" calcext:value-type="float">
            <text:p>-43,904</text:p>
          </table:table-cell>
          <table:table-cell office:value-type="float" office:value="-43.9013753967285" calcext:value-type="float">
            <text:p>-43,901</text:p>
          </table:table-cell>
          <table:table-cell office:value-type="float" office:value="-43.9014105567932" calcext:value-type="float">
            <text:p>-43,901</text:p>
          </table:table-cell>
          <table:table-cell office:value-type="float" office:value="-43.901284576416" calcext:value-type="float">
            <text:p>-43,901</text:p>
          </table:table-cell>
          <table:table-cell office:value-type="float" office:value="-43.9010051422119" calcext:value-type="float">
            <text:p>-43,901</text:p>
          </table:table-cell>
          <table:table-cell office:value-type="float" office:value="-43.9019302330017" calcext:value-type="float">
            <text:p>-43,902</text:p>
          </table:table-cell>
          <table:table-cell office:value-type="float" office:value="-43.9020155906677" calcext:value-type="float">
            <text:p>-43,902</text:p>
          </table:table-cell>
          <table:table-cell office:value-type="float" office:value="-43.895949924469" calcext:value-type="float">
            <text:p>-43,896</text:p>
          </table:table-cell>
          <table:table-cell office:value-type="float" office:value="-43.896025051116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544593811" calcext:value-type="float">
            <text:p>-43,905</text:p>
          </table:table-cell>
          <table:table-cell office:value-type="float" office:value="-43.9045672035217" calcext:value-type="float">
            <text:p>-43,905</text:p>
          </table:table-cell>
          <table:table-cell office:value-type="float" office:value="-43.9034304847717" calcext:value-type="float">
            <text:p>-43,903</text:p>
          </table:table-cell>
          <table:table-cell office:value-type="float" office:value="-43.902829372406" calcext:value-type="float">
            <text:p>-43,903</text:p>
          </table:table-cell>
          <table:table-cell office:value-type="float" office:value="-43.9033234329224" calcext:value-type="float">
            <text:p>-43,903</text:p>
          </table:table-cell>
          <table:table-cell office:value-type="float" office:value="-43.9036550827026" calcext:value-type="float">
            <text:p>-43,904</text:p>
          </table:table-cell>
          <table:table-cell office:value-type="float" office:value="-43.9035590515137" calcext:value-type="float">
            <text:p>-43,904</text:p>
          </table:table-cell>
          <table:table-cell office:value-type="float" office:value="-43.9035043792725" calcext:value-type="float">
            <text:p>-43,904</text:p>
          </table:table-cell>
          <table:table-cell office:value-type="float" office:value="-43.9015974731445" calcext:value-type="float">
            <text:p>-43,902</text:p>
          </table:table-cell>
          <table:table-cell office:value-type="float" office:value="-43.9015595817566" calcext:value-type="float">
            <text:p>-43,902</text:p>
          </table:table-cell>
          <table:table-cell office:value-type="float" office:value="-43.9015747528076" calcext:value-type="float">
            <text:p>-43,902</text:p>
          </table:table-cell>
          <table:table-cell office:value-type="float" office:value="-43.9015385322571" calcext:value-type="float">
            <text:p>-43,902</text:p>
          </table:table-cell>
          <table:table-cell office:value-type="float" office:value="-43.901906162262" calcext:value-type="float">
            <text:p>-43,902</text:p>
          </table:table-cell>
          <table:table-cell office:value-type="float" office:value="-43.9019924964905" calcext:value-type="float">
            <text:p>-43,902</text:p>
          </table:table-cell>
          <table:table-cell office:value-type="float" office:value="-43.8962626304626" calcext:value-type="float">
            <text:p>-43,896</text:p>
          </table:table-cell>
          <table:table-cell office:value-type="float" office:value="-43.895923973083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038276672" calcext:value-type="float">
            <text:p>-43,904</text:p>
          </table:table-cell>
          <table:table-cell office:value-type="float" office:value="-43.9041979980469" calcext:value-type="float">
            <text:p>-43,904</text:p>
          </table:table-cell>
          <table:table-cell office:value-type="float" office:value="-43.9032026252747" calcext:value-type="float">
            <text:p>-43,903</text:p>
          </table:table-cell>
          <table:table-cell office:value-type="float" office:value="-43.9041260147095" calcext:value-type="float">
            <text:p>-43,904</text:p>
          </table:table-cell>
          <table:table-cell office:value-type="float" office:value="-43.9036547546387" calcext:value-type="float">
            <text:p>-43,904</text:p>
          </table:table-cell>
          <table:table-cell office:value-type="float" office:value="-43.9045283470154" calcext:value-type="float">
            <text:p>-43,905</text:p>
          </table:table-cell>
          <table:table-cell office:value-type="float" office:value="-43.9035285873413" calcext:value-type="float">
            <text:p>-43,904</text:p>
          </table:table-cell>
          <table:table-cell office:value-type="float" office:value="-43.9041515541077" calcext:value-type="float">
            <text:p>-43,904</text:p>
          </table:table-cell>
          <table:table-cell office:value-type="float" office:value="-43.9015097885132" calcext:value-type="float">
            <text:p>-43,902</text:p>
          </table:table-cell>
          <table:table-cell office:value-type="float" office:value="-43.9013621253967" calcext:value-type="float">
            <text:p>-43,901</text:p>
          </table:table-cell>
          <table:table-cell office:value-type="float" office:value="-43.9013830184937" calcext:value-type="float">
            <text:p>-43,901</text:p>
          </table:table-cell>
          <table:table-cell office:value-type="float" office:value="-43.901008228302" calcext:value-type="float">
            <text:p>-43,901</text:p>
          </table:table-cell>
          <table:table-cell office:value-type="float" office:value="-43.901917640686" calcext:value-type="float">
            <text:p>-43,902</text:p>
          </table:table-cell>
          <table:table-cell office:value-type="float" office:value="-43.902246837616" calcext:value-type="float">
            <text:p>-43,902</text:p>
          </table:table-cell>
          <table:table-cell office:value-type="float" office:value="-43.8959829216003" calcext:value-type="float">
            <text:p>-43,896</text:p>
          </table:table-cell>
          <table:table-cell office:value-type="float" office:value="-43.896006076812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589927673" calcext:value-type="float">
            <text:p>-43,904</text:p>
          </table:table-cell>
          <table:table-cell office:value-type="float" office:value="-43.903582572937" calcext:value-type="float">
            <text:p>-43,904</text:p>
          </table:table-cell>
          <table:table-cell office:value-type="float" office:value="-43.9032482147217" calcext:value-type="float">
            <text:p>-43,903</text:p>
          </table:table-cell>
          <table:table-cell office:value-type="float" office:value="-43.9026994934082" calcext:value-type="float">
            <text:p>-43,903</text:p>
          </table:table-cell>
          <table:table-cell office:value-type="float" office:value="-43.9034196166992" calcext:value-type="float">
            <text:p>-43,903</text:p>
          </table:table-cell>
          <table:table-cell office:value-type="float" office:value="-43.9045249519348" calcext:value-type="float">
            <text:p>-43,905</text:p>
          </table:table-cell>
          <table:table-cell office:value-type="float" office:value="-43.9038134269714" calcext:value-type="float">
            <text:p>-43,904</text:p>
          </table:table-cell>
          <table:table-cell office:value-type="float" office:value="-43.9032981338501" calcext:value-type="float">
            <text:p>-43,903</text:p>
          </table:table-cell>
          <table:table-cell office:value-type="float" office:value="-43.9017265930176" calcext:value-type="float">
            <text:p>-43,902</text:p>
          </table:table-cell>
          <table:table-cell office:value-type="float" office:value="-43.9019832801819" calcext:value-type="float">
            <text:p>-43,902</text:p>
          </table:table-cell>
          <table:table-cell office:value-type="float" office:value="-43.9013752250671" calcext:value-type="float">
            <text:p>-43,901</text:p>
          </table:table-cell>
          <table:table-cell office:value-type="float" office:value="-43.901340423584" calcext:value-type="float">
            <text:p>-43,901</text:p>
          </table:table-cell>
          <table:table-cell office:value-type="float" office:value="-43.9019826507568" calcext:value-type="float">
            <text:p>-43,902</text:p>
          </table:table-cell>
          <table:table-cell office:value-type="float" office:value="-43.902231502533" calcext:value-type="float">
            <text:p>-43,902</text:p>
          </table:table-cell>
          <table:table-cell office:value-type="float" office:value="-43.8956759185791" calcext:value-type="float">
            <text:p>-43,896</text:p>
          </table:table-cell>
          <table:table-cell office:value-type="float" office:value="-43.89564993286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ODCH STAND</text:p>
          </table:table-cell>
          <table:table-cell table:style-name="ce2" table:formula="of:=STDEV([.B2:.B101])" office:value-type="float" office:value="0.00115130993843378" calcext:value-type="float">
            <text:p>0,00115</text:p>
          </table:table-cell>
          <table:table-cell table:style-name="ce2" table:formula="of:=STDEV([.C2:.C101])" office:value-type="float" office:value="0.000986542215234664" calcext:value-type="float">
            <text:p>0,00099</text:p>
          </table:table-cell>
          <table:table-cell table:style-name="ce2" table:formula="of:=STDEV([.D2:.D101])" office:value-type="float" office:value="0.00136548778510616" calcext:value-type="float">
            <text:p>0,00137</text:p>
          </table:table-cell>
          <table:table-cell table:style-name="ce2" table:formula="of:=STDEV([.E2:.E101])" office:value-type="float" office:value="0.00134038167587964" calcext:value-type="float">
            <text:p>0,00134</text:p>
          </table:table-cell>
          <table:table-cell table:style-name="ce2" table:formula="of:=STDEV([.F2:.F101])" office:value-type="float" office:value="0.00136410596833805" calcext:value-type="float">
            <text:p>0,00136</text:p>
          </table:table-cell>
          <table:table-cell table:style-name="ce2" table:formula="of:=STDEV([.G2:.G101])" office:value-type="float" office:value="0.0013051126389602" calcext:value-type="float">
            <text:p>0,00131</text:p>
          </table:table-cell>
          <table:table-cell table:style-name="ce2" table:formula="of:=STDEV([.H2:.H101])" office:value-type="float" office:value="0.00122176285071067" calcext:value-type="float">
            <text:p>0,00122</text:p>
          </table:table-cell>
          <table:table-cell table:style-name="ce2" table:formula="of:=STDEV([.I2:.I101])" office:value-type="float" office:value="0.00119632220046009" calcext:value-type="float">
            <text:p>0,00120</text:p>
          </table:table-cell>
          <table:table-cell table:style-name="ce2" table:formula="of:=STDEV([.J2:.J101])" office:value-type="float" office:value="0.00130472917136427" calcext:value-type="float">
            <text:p>0,00130</text:p>
          </table:table-cell>
          <table:table-cell table:style-name="ce2" table:formula="of:=STDEV([.K2:.K101])" office:value-type="float" office:value="0.00132451925324107" calcext:value-type="float">
            <text:p>0,00132</text:p>
          </table:table-cell>
          <table:table-cell table:style-name="ce2" table:formula="of:=STDEV([.L2:.L101])" office:value-type="float" office:value="0.00118375103091945" calcext:value-type="float">
            <text:p>0,00118</text:p>
          </table:table-cell>
          <table:table-cell table:style-name="ce2" table:formula="of:=STDEV([.M2:.M101])" office:value-type="float" office:value="0.00117787180646435" calcext:value-type="float">
            <text:p>0,00118</text:p>
          </table:table-cell>
          <table:table-cell table:style-name="ce2" table:formula="of:=STDEV([.N2:.N101])" office:value-type="float" office:value="0.00133276889181602" calcext:value-type="float">
            <text:p>0,00133</text:p>
          </table:table-cell>
          <table:table-cell table:style-name="ce2" table:formula="of:=STDEV([.O2:.O101])" office:value-type="float" office:value="0.00129964853226407" calcext:value-type="float">
            <text:p>0,00130</text:p>
          </table:table-cell>
          <table:table-cell table:style-name="ce2" table:formula="of:=STDEV([.P2:.P101])" office:value-type="float" office:value="0.000959788351553229" calcext:value-type="float">
            <text:p>0,00096</text:p>
          </table:table-cell>
          <table:table-cell table:style-name="ce2" table:formula="of:=STDEV([.Q2:.Q101])" office:value-type="float" office:value="0.000981725753157124" calcext:value-type="float">
            <text:p>0,000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2" table:formula="of:=AVERAGE([.B2:.B101])" office:value-type="float" office:value="-43.9050106129837" calcext:value-type="float">
            <text:p>-43,90501</text:p>
          </table:table-cell>
          <table:table-cell table:style-name="ce2" table:formula="of:=AVERAGE([.C2:.C101])" office:value-type="float" office:value="-43.9051101205826" calcext:value-type="float">
            <text:p>-43,90511</text:p>
          </table:table-cell>
          <table:table-cell table:style-name="ce2" table:formula="of:=AVERAGE([.D2:.D101])" office:value-type="float" office:value="-43.9042570329285" calcext:value-type="float">
            <text:p>-43,90426</text:p>
          </table:table-cell>
          <table:table-cell table:style-name="ce2" table:formula="of:=AVERAGE([.E2:.E101])" office:value-type="float" office:value="-43.9041706668854" calcext:value-type="float">
            <text:p>-43,90417</text:p>
          </table:table-cell>
          <table:table-cell table:style-name="ce2" table:formula="of:=AVERAGE([.F2:.F101])" office:value-type="float" office:value="-43.9055235598755" calcext:value-type="float">
            <text:p>-43,90552</text:p>
          </table:table-cell>
          <table:table-cell table:style-name="ce2" table:formula="of:=AVERAGE([.G2:.G101])" office:value-type="float" office:value="-43.9055510389328" calcext:value-type="float">
            <text:p>-43,90555</text:p>
          </table:table-cell>
          <table:table-cell table:style-name="ce2" table:formula="of:=AVERAGE([.H2:.H101])" office:value-type="float" office:value="-43.9048614908218" calcext:value-type="float">
            <text:p>-43,90486</text:p>
          </table:table-cell>
          <table:table-cell table:style-name="ce2" table:formula="of:=AVERAGE([.I2:.I101])" office:value-type="float" office:value="-43.9047991061783" calcext:value-type="float">
            <text:p>-43,90480</text:p>
          </table:table-cell>
          <table:table-cell table:style-name="ce2" table:formula="of:=AVERAGE([.J2:.J101])" office:value-type="float" office:value="-43.9031252196884" calcext:value-type="float">
            <text:p>-43,90313</text:p>
          </table:table-cell>
          <table:table-cell table:style-name="ce2" table:formula="of:=AVERAGE([.K2:.K101])" office:value-type="float" office:value="-43.9030909253311" calcext:value-type="float">
            <text:p>-43,90309</text:p>
          </table:table-cell>
          <table:table-cell table:style-name="ce2" table:formula="of:=AVERAGE([.L2:.L101])" office:value-type="float" office:value="-43.9026195934677" calcext:value-type="float">
            <text:p>-43,90262</text:p>
          </table:table-cell>
          <table:table-cell table:style-name="ce2" table:formula="of:=AVERAGE([.M2:.M101])" office:value-type="float" office:value="-43.9025747680283" calcext:value-type="float">
            <text:p>-43,90257</text:p>
          </table:table-cell>
          <table:table-cell table:style-name="ce2" table:formula="of:=AVERAGE([.N2:.N101])" office:value-type="float" office:value="-43.9034932678604" calcext:value-type="float">
            <text:p>-43,90349</text:p>
          </table:table-cell>
          <table:table-cell table:style-name="ce2" table:formula="of:=AVERAGE([.O2:.O101])" office:value-type="float" office:value="-43.9034637290192" calcext:value-type="float">
            <text:p>-43,90346</text:p>
          </table:table-cell>
          <table:table-cell table:style-name="ce2" table:formula="of:=AVERAGE([.P2:.P101])" office:value-type="float" office:value="-43.8967912908936" calcext:value-type="float">
            <text:p>-43,89679</text:p>
          </table:table-cell>
          <table:table-cell table:style-name="ce2" table:formula="of:=AVERAGE([.Q2:.Q101])" office:value-type="float" office:value="-43.8967882901383" calcext:value-type="float">
            <text:p>-43,8967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SWT (ms)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16365"/>
        </table:table-row>
        <table:table-row table:style-name="ro1" table:number-rows-repeated="26">
          <table:table-cell table:number-columns-repeated="5"/>
          <table:table-cell table:style-name="Default" table:number-columns-repeated="10"/>
          <table:table-cell table:number-columns-repeated="2"/>
          <table:table-cell table:style-name="Default" table:number-columns-repeated="2"/>
          <table:table-cell table:number-columns-repeated="16365"/>
        </table:table-row>
        <table:table-row table:style-name="ro1" table:number-rows-repeated="101">
          <table:table-cell table:number-columns-repeated="5"/>
          <table:table-cell table:style-name="Default" table:number-columns-repeated="11"/>
          <table:table-cell table:number-columns-repeated="16368"/>
        </table:table-row>
        <table:table-row table:style-name="ro1" table:number-rows-repeated="31">
          <table:table-cell table:number-columns-repeated="5"/>
          <table:table-cell table:style-name="Default" table:number-columns-repeated="8"/>
          <table:table-cell table:number-columns-repeated="2"/>
          <table:table-cell table:style-name="Default"/>
          <table:table-cell table:number-columns-repeated="16368"/>
        </table:table-row>
        <table:table-row table:style-name="ro1" table:number-rows-repeated="13">
          <table:table-cell table:number-columns-repeated="5"/>
          <table:table-cell table:style-name="Default" table:number-columns-repeated="11"/>
          <table:table-cell table:number-columns-repeated="16368"/>
        </table:table-row>
        <table:table-row table:style-name="ro1" table:number-rows-repeated="114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 table:number-rows-repeated="4"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6369"/>
        </table:table-row>
        <table:table-row table:style-name="ro1" table:number-rows-repeated="101">
          <table:table-cell table:number-columns-repeated="5"/>
          <table:table-cell table:style-name="Default" table:number-columns-repeated="6"/>
          <table:table-cell table:number-columns-repeated="16373"/>
        </table:table-row>
        <table:table-row table:style-name="ro1" table:number-rows-repeated="17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 table:number-rows-repeated="10479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09:53:22.504765916</dc:date>
    <meta:editing-duration>PT2H29M21S</meta:editing-duration>
    <meta:editing-cycles>5</meta:editing-cycles>
    <meta:generator>LibreOffice/7.4.7.2$Linux_X86_64 LibreOffice_project/40$Build-2</meta:generator>
    <meta:document-statistic meta:table-count="1" meta:cell-count="166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8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minimum="0.0008" chart:maximum="0.00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4.201cm" style:legend-expansion="high" chart:style-name="ch2"/>
        <chart:plot-area chart:style-name="ch3" table:cell-range-address="'Pomiar-kabel'.B104:'Pomiar-kabel'.Q104 'Pomiar-kabel'.A102:'Pomiar-kabel'.Q102" chart:data-source-has-labels="both" svg:x="1.331cm" svg:y="0.18cm" svg:width="11.345cm" svg:height="7.659cm">
          <chart:coordinate-region svg:x="2.799cm" svg:y="0.38cm" svg:width="9.877cm" svg:height="6.812cm"/>
          <chart:axis chart:dimension="x" chart:name="primary-x" chart:style-name="ch4" chartooo:axis-type="auto">
            <chartooo:date-scale/>
            <chart:title svg:x="6.099cm" svg:y="8.019cm" chart:style-name="ch5">
              <text:p>Sweep time</text:p>
            </chart:title>
            <chart:categories table:cell-range-address="'Pomiar-kabel'.B104:'Pomiar-kabel'.Q104"/>
          </chart:axis>
          <chart:axis chart:dimension="y" chart:name="primary-y" chart:style-name="ch6">
            <chart:title svg:x="0.451cm" svg:y="6.646cm" chart:style-name="ch7">
              <text:p>Wartość odchylenia standardowego</text:p>
            </chart:title>
            <chart:grid chart:style-name="ch8" chart:class="major"/>
          </chart:axis>
          <chart:series chart:style-name="ch9" chart:values-cell-range-address="'Pomiar-kabel'.B102:'Pomiar-kabel'.Q102" chart:label-cell-address="'Pomiar-kabel'.A102:'Pomiar-kabel'.A10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Pomiar-kabel'.B104:'Pomiar-kabel'.Q10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DCH STAND</text:p>
                <draw:g>
                  <svg:desc>'Pomiar-kabel'.A102:'Pomiar-kabel'.A102</svg:desc>
                </draw:g>
              </table:table-cell>
              <table:table-cell office:value-type="float" office:value="0.00115130993843378">
                <text:p>0.00115130993843378</text:p>
                <draw:g>
                  <svg:desc>'Pomiar-kabel'.B102:'Pomiar-kabel'.Q102</svg:desc>
                </draw:g>
              </table:table-cell>
              <table:table-cell office:value-type="float" office:value="0.000986542215234664">
                <text:p>0.000986542215234664</text:p>
              </table:table-cell>
              <table:table-cell office:value-type="float" office:value="0.00136548778510616">
                <text:p>0.00136548778510616</text:p>
              </table:table-cell>
              <table:table-cell office:value-type="float" office:value="0.00134038167587964">
                <text:p>0.00134038167587964</text:p>
              </table:table-cell>
              <table:table-cell office:value-type="float" office:value="0.00136410596833805">
                <text:p>0.00136410596833805</text:p>
              </table:table-cell>
              <table:table-cell office:value-type="float" office:value="0.0013051126389602">
                <text:p>0.0013051126389602</text:p>
              </table:table-cell>
              <table:table-cell office:value-type="float" office:value="0.00122176285071067">
                <text:p>0.00122176285071067</text:p>
              </table:table-cell>
              <table:table-cell office:value-type="float" office:value="0.00119632220046009">
                <text:p>0.00119632220046009</text:p>
              </table:table-cell>
              <table:table-cell office:value-type="float" office:value="0.00130472917136427">
                <text:p>0.00130472917136427</text:p>
              </table:table-cell>
              <table:table-cell office:value-type="float" office:value="0.00132451925324107">
                <text:p>0.00132451925324107</text:p>
              </table:table-cell>
              <table:table-cell office:value-type="float" office:value="0.00118375103091945">
                <text:p>0.00118375103091945</text:p>
              </table:table-cell>
              <table:table-cell office:value-type="float" office:value="0.00117787180646435">
                <text:p>0.00117787180646435</text:p>
              </table:table-cell>
              <table:table-cell office:value-type="float" office:value="0.00133276889181602">
                <text:p>0.00133276889181602</text:p>
              </table:table-cell>
              <table:table-cell office:value-type="float" office:value="0.00129964853226407">
                <text:p>0.00129964853226407</text:p>
              </table:table-cell>
              <table:table-cell office:value-type="float" office:value="0.000959788351553229">
                <text:p>0.000959788351553229</text:p>
              </table:table-cell>
              <table:table-cell office:value-type="float" office:value="0.000981725753157124">
                <text:p>0.00098172575315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8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acb20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66cm" svg:height="11.959cm" xlink:href=".." xlink:type="simple" chart:class="chart:bar" chart:style-name="ch1">
        <chart:title svg:x="8.883cm" svg:y="0.375cm" chart:style-name="ch2">
          <text:p>Pomiar z kablem</text:p>
        </chart:title>
        <chart:legend chart:legend-position="end" svg:x="18.976cm" svg:y="5.68cm" style:legend-expansion="high" chart:style-name="ch3"/>
        <chart:plot-area chart:style-name="ch4" table:cell-range-address="'Pomiar-kabel'.B103:'Pomiar-kabel'.Q104 'Pomiar-kabel'.A103:'Pomiar-kabel'.A103" chart:data-source-has-labels="both" svg:x="1.436cm" svg:y="1.393cm" svg:width="17.115cm" svg:height="9.346cm">
          <chart:coordinate-region svg:x="3.195cm" svg:y="1.592cm" svg:width="15.356cm" svg:height="8.948cm"/>
          <chart:axis chart:dimension="x" chart:name="primary-x" chart:style-name="ch5" chartooo:axis-type="auto">
            <chartooo:date-scale/>
            <chart:title svg:x="8.758cm" svg:y="10.978cm" chart:style-name="ch6">
              <text:p>Sweep time [ms]</text:p>
            </chart:title>
            <chart:categories table:cell-range-address="'Pomiar-kabel'.B104:'Pomiar-kabel'.Q104"/>
          </chart:axis>
          <chart:axis chart:dimension="y" chart:name="primary-y" chart:style-name="ch7">
            <chart:title svg:x="0.451cm" svg:y="8.227cm" chart:style-name="ch8">
              <text:p>Średnia moc odebrana [dBm]</text:p>
            </chart:title>
            <chart:grid chart:style-name="ch9" chart:class="major"/>
          </chart:axis>
          <chart:series chart:style-name="ch10" chart:values-cell-range-address="'Pomiar-kabel'.B103:'Pomiar-kabel'.Q103" chart:label-cell-address="'Pomiar-kabel'.A103:'Pomiar-kabel'.A103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Pomiar-kabel'.B104:'Pomiar-kabel'.Q10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ŚREDNIA</text:p>
                <draw:g>
                  <svg:desc>'Pomiar-kabel'.A103:'Pomiar-kabel'.A103</svg:desc>
                </draw:g>
              </table:table-cell>
              <table:table-cell office:value-type="float" office:value="-43.9050106129837">
                <text:p>-43.9050106129837</text:p>
                <draw:g>
                  <svg:desc>'Pomiar-kabel'.B103:'Pomiar-kabel'.Q103</svg:desc>
                </draw:g>
              </table:table-cell>
              <table:table-cell office:value-type="float" office:value="-43.9051101205826">
                <text:p>-43.9051101205826</text:p>
              </table:table-cell>
              <table:table-cell office:value-type="float" office:value="-43.9042570329285">
                <text:p>-43.9042570329285</text:p>
              </table:table-cell>
              <table:table-cell office:value-type="float" office:value="-43.9041706668854">
                <text:p>-43.9041706668854</text:p>
              </table:table-cell>
              <table:table-cell office:value-type="float" office:value="-43.9055235598755">
                <text:p>-43.9055235598755</text:p>
              </table:table-cell>
              <table:table-cell office:value-type="float" office:value="-43.9055510389328">
                <text:p>-43.9055510389328</text:p>
              </table:table-cell>
              <table:table-cell office:value-type="float" office:value="-43.9048614908218">
                <text:p>-43.9048614908218</text:p>
              </table:table-cell>
              <table:table-cell office:value-type="float" office:value="-43.9047991061783">
                <text:p>-43.9047991061783</text:p>
              </table:table-cell>
              <table:table-cell office:value-type="float" office:value="-43.9031252196884">
                <text:p>-43.9031252196884</text:p>
              </table:table-cell>
              <table:table-cell office:value-type="float" office:value="-43.9030909253311">
                <text:p>-43.9030909253311</text:p>
              </table:table-cell>
              <table:table-cell office:value-type="float" office:value="-43.9026195934677">
                <text:p>-43.9026195934677</text:p>
              </table:table-cell>
              <table:table-cell office:value-type="float" office:value="-43.9025747680283">
                <text:p>-43.9025747680283</text:p>
              </table:table-cell>
              <table:table-cell office:value-type="float" office:value="-43.9034932678604">
                <text:p>-43.9034932678604</text:p>
              </table:table-cell>
              <table:table-cell office:value-type="float" office:value="-43.9034637290192">
                <text:p>-43.9034637290192</text:p>
              </table:table-cell>
              <table:table-cell office:value-type="float" office:value="-43.8967912908936">
                <text:p>-43.8967912908936</text:p>
              </table:table-cell>
              <table:table-cell office:value-type="float" office:value="-43.8967882901383">
                <text:p>-43.8967882901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